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SI_BASMALAH" svg:font-family="MSI_BASMALAH"/>
    <style:font-face style:name="Msi_z122" svg:font-family="Msi_z122"/>
    <style:font-face style:name="MSI_Z123" svg:font-family="MSI_Z123" style:font-pitch="variable"/>
    <style:font-face style:name="MSI_Z124" svg:font-family="MSI_Z124" style:font-pitch="variable"/>
    <style:font-face style:name="MSI_Z125" svg:font-family="MSI_Z125" style:font-pitch="variable"/>
    <style:font-face style:name="MSI_Z126" svg:font-family="MSI_Z126" style:font-pitch="variable"/>
    <style:font-face style:name="MSI_Z127" svg:font-family="MSI_Z127" style:font-pitch="variable"/>
    <style:font-face style:name="MSI_Z128" svg:font-family="MSI_Z128" style:font-pitch="variable"/>
    <style:font-face style:name="MSI_Z129" svg:font-family="MSI_Z129" style:font-pitch="variable"/>
    <style:font-face style:name="MSI_Z130" svg:font-family="MSI_Z130" style:font-pitch="variable"/>
    <style:font-face style:name="MSI_Z131" svg:font-family="MSI_Z131" style:font-pitch="variable"/>
    <style:font-face style:name="MSI_Z132" svg:font-family="MSI_Z132" style:font-pitch="variable"/>
    <style:font-face style:name="MSI_Z133" svg:font-family="MSI_Z133" style:font-pitch="variable"/>
    <style:font-face style:name="MSI_Z134" svg:font-family="MSI_Z134" style:font-pitch="variable"/>
    <style:font-face style:name="MSI_Z135" svg:font-family="MSI_Z135" style:font-pitch="variable"/>
    <style:font-face style:name="MSI_Z136" svg:font-family="MSI_Z136" style:font-pitch="variable"/>
    <style:font-face style:name="MSI_Z137" svg:font-family="MSI_Z137" style:font-pitch="variable"/>
    <style:font-face style:name="MSI_Z138" svg:font-family="MSI_Z138" style:font-pitch="variable"/>
    <style:font-face style:name="MSI_Z139" svg:font-family="MSI_Z139" style:font-pitch="variable"/>
    <style:font-face style:name="MSI_Z140" svg:font-family="MSI_Z140" style:font-pitch="variable"/>
    <style:font-face style:name="MSI_Z141" svg:font-family="MSI_Z141" style:font-pitch="variable"/>
    <style:font-face style:name="Liberation Serif" svg:font-family="'Liberation Serif'" style:font-family-generic="roman" style:font-pitch="variable"/>
    <style:font-face style:name="QCF_P121" svg:font-family="QCF_P121" style:font-family-generic="roman" style:font-pitch="variable"/>
    <style:font-face style:name="QCF_P122" svg:font-family="QCF_P122" style:font-family-generic="roman" style:font-pitch="variable"/>
    <style:font-face style:name="QCF_P123" svg:font-family="QCF_P123" style:font-family-generic="roman" style:font-pitch="variable"/>
    <style:font-face style:name="QCF_P124" svg:font-family="QCF_P124" style:font-family-generic="roman" style:font-pitch="variable"/>
    <style:font-face style:name="QCF_P125" svg:font-family="QCF_P125" style:font-family-generic="roman" style:font-pitch="variable"/>
    <style:font-face style:name="QCF_P126" svg:font-family="QCF_P126" style:font-family-generic="roman" style:font-pitch="variable"/>
    <style:font-face style:name="QCF_P127" svg:font-family="QCF_P127" style:font-family-generic="roman" style:font-pitch="variable"/>
    <style:font-face style:name="QCF_P128" svg:font-family="QCF_P128" style:font-family-generic="roman" style:font-pitch="variable"/>
    <style:font-face style:name="QCF_P129" svg:font-family="QCF_P129" style:font-family-generic="roman" style:font-pitch="variable"/>
    <style:font-face style:name="QCF_P130" svg:font-family="QCF_P130" style:font-family-generic="roman" style:font-pitch="variable"/>
    <style:font-face style:name="QCF_P131" svg:font-family="QCF_P131" style:font-family-generic="roman" style:font-pitch="variable"/>
    <style:font-face style:name="QCF_P132" svg:font-family="QCF_P132" style:font-family-generic="roman" style:font-pitch="variable"/>
    <style:font-face style:name="QCF_P133" svg:font-family="QCF_P133" style:font-family-generic="roman" style:font-pitch="variable"/>
    <style:font-face style:name="QCF_P134" svg:font-family="QCF_P134" style:font-family-generic="roman" style:font-pitch="variable"/>
    <style:font-face style:name="QCF_P135" svg:font-family="QCF_P135" style:font-family-generic="roman" style:font-pitch="variable"/>
    <style:font-face style:name="QCF_P136" svg:font-family="QCF_P136" style:font-family-generic="roman" style:font-pitch="variable"/>
    <style:font-face style:name="QCF_P137" svg:font-family="QCF_P137" style:font-family-generic="roman" style:font-pitch="variable"/>
    <style:font-face style:name="QCF_P138" svg:font-family="QCF_P138" style:font-family-generic="roman" style:font-pitch="variable"/>
    <style:font-face style:name="QCF_P139" svg:font-family="QCF_P139" style:font-family-generic="roman" style:font-pitch="variable"/>
    <style:font-face style:name="QCF_P140" svg:font-family="QCF_P140" style:font-family-generic="roman" style:font-pitch="variable"/>
    <style:font-face style:name="QCF_P141" svg:font-family="QCF_P14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1231" svg:font-family="QCF_P123" style:font-family-generic="system" style:font-pitch="variable"/>
    <style:font-face style:name="QCF_P1241" svg:font-family="QCF_P124" style:font-family-generic="system" style:font-pitch="variable"/>
    <style:font-face style:name="QCF_P1251" svg:font-family="QCF_P125" style:font-family-generic="system" style:font-pitch="variable"/>
    <style:font-face style:name="QCF_P1261" svg:font-family="QCF_P126" style:font-family-generic="system" style:font-pitch="variable"/>
    <style:font-face style:name="QCF_P1271" svg:font-family="QCF_P127" style:font-family-generic="system" style:font-pitch="variable"/>
    <style:font-face style:name="QCF_P1281" svg:font-family="QCF_P128" style:font-family-generic="system" style:font-pitch="variable"/>
    <style:font-face style:name="QCF_P1291" svg:font-family="QCF_P129" style:font-family-generic="system" style:font-pitch="variable"/>
    <style:font-face style:name="QCF_P1301" svg:font-family="QCF_P130" style:font-family-generic="system" style:font-pitch="variable"/>
    <style:font-face style:name="QCF_P1311" svg:font-family="QCF_P131" style:font-family-generic="system" style:font-pitch="variable"/>
    <style:font-face style:name="QCF_P1321" svg:font-family="QCF_P132" style:font-family-generic="system" style:font-pitch="variable"/>
    <style:font-face style:name="QCF_P1331" svg:font-family="QCF_P133" style:font-family-generic="system" style:font-pitch="variable"/>
    <style:font-face style:name="QCF_P1341" svg:font-family="QCF_P134" style:font-family-generic="system" style:font-pitch="variable"/>
    <style:font-face style:name="QCF_P1351" svg:font-family="QCF_P135" style:font-family-generic="system" style:font-pitch="variable"/>
    <style:font-face style:name="QCF_P1361" svg:font-family="QCF_P136" style:font-family-generic="system" style:font-pitch="variable"/>
    <style:font-face style:name="QCF_P1371" svg:font-family="QCF_P137" style:font-family-generic="system" style:font-pitch="variable"/>
    <style:font-face style:name="QCF_P1381" svg:font-family="QCF_P138" style:font-family-generic="system" style:font-pitch="variable"/>
    <style:font-face style:name="QCF_P1391" svg:font-family="QCF_P139" style:font-family-generic="system" style:font-pitch="variable"/>
    <style:font-face style:name="QCF_P1401" svg:font-family="QCF_P140" style:font-family-generic="system" style:font-pitch="variable"/>
    <style:font-face style:name="QCF_P1411" svg:font-family="QCF_P141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3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21" fo:font-size="23.5pt" officeooo:paragraph-rsid="008deb80" style:font-size-asian="23.5pt" style:font-name-complex="MSI_Z123" style:font-size-complex="23.5pt"/>
    </style:style>
    <style:style style:name="P4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21" fo:font-size="23.5pt" officeooo:paragraph-rsid="009300e5" style:font-size-asian="23.5pt" style:font-name-complex="MSI_Z124" style:font-size-complex="23.5pt"/>
    </style:style>
    <style:style style:name="P5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21" fo:font-size="23.5pt" officeooo:paragraph-rsid="009300e5" style:font-size-asian="23.5pt" style:font-name-complex="MSI_Z125" style:font-size-complex="23.5pt"/>
    </style:style>
    <style:style style:name="P6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21" fo:font-size="23.5pt" officeooo:paragraph-rsid="009300e5" style:font-size-asian="23.5pt" style:font-name-complex="MSI_Z126" style:font-size-complex="23.5pt"/>
    </style:style>
    <style:style style:name="P7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21" fo:font-size="23.5pt" officeooo:paragraph-rsid="008e42ac" style:font-size-asian="23.5pt" style:font-name-complex="MSI_Z127" style:font-size-complex="23.5pt"/>
    </style:style>
    <style:style style:name="P8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21" fo:font-size="23.5pt" officeooo:paragraph-rsid="008e42ac" style:font-size-asian="23.5pt" style:font-name-complex="MSI_Z129" style:font-size-complex="23.5pt"/>
    </style:style>
    <style:style style:name="P9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21" fo:font-size="23.5pt" officeooo:paragraph-rsid="008e42ac" style:font-size-asian="23.5pt" style:font-name-complex="MSI_Z130" style:font-size-complex="23.5pt"/>
    </style:style>
    <style:style style:name="P10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21" fo:font-size="23.5pt" officeooo:paragraph-rsid="008f42c8" style:font-size-asian="23.5pt" style:font-name-complex="MSI_Z131" style:font-size-complex="23.5pt"/>
    </style:style>
    <style:style style:name="P11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21" fo:font-size="23.5pt" officeooo:paragraph-rsid="00944d4b" style:font-size-asian="23.5pt" style:font-name-complex="MSI_Z132" style:font-size-complex="23.5pt"/>
    </style:style>
    <style:style style:name="P12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21" fo:font-size="23.5pt" officeooo:paragraph-rsid="008f42c8" style:font-size-asian="23.5pt" style:font-name-complex="MSI_Z133" style:font-size-complex="23.5pt"/>
    </style:style>
    <style:style style:name="P13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21" fo:font-size="23.5pt" officeooo:paragraph-rsid="008f42c8" style:font-size-asian="23.5pt" style:font-name-complex="MSI_Z134" style:font-size-complex="23.5pt"/>
    </style:style>
    <style:style style:name="P14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21" fo:font-size="23.5pt" officeooo:paragraph-rsid="0090e569" style:font-size-asian="23.5pt" style:font-name-complex="MSI_Z135" style:font-size-complex="23.5pt"/>
    </style:style>
    <style:style style:name="P15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21" fo:font-size="23.5pt" officeooo:paragraph-rsid="0090e569" style:font-size-asian="23.5pt" style:font-name-complex="MSI_Z136" style:font-size-complex="23.5pt"/>
    </style:style>
    <style:style style:name="P16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21" fo:font-size="23.5pt" officeooo:paragraph-rsid="00944d4b" style:font-size-asian="23.5pt" style:font-name-complex="MSI_Z137" style:font-size-complex="23.5pt"/>
    </style:style>
    <style:style style:name="P17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21" fo:font-size="23.5pt" officeooo:paragraph-rsid="00944d4b" style:font-size-asian="23.5pt" style:font-name-complex="MSI_Z138" style:font-size-complex="23.5pt"/>
    </style:style>
    <style:style style:name="P18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21" fo:font-size="23.5pt" officeooo:paragraph-rsid="0090e569" style:font-size-asian="23.5pt" style:font-name-complex="MSI_Z139" style:font-size-complex="23.5pt"/>
    </style:style>
    <style:style style:name="P19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21" fo:font-size="23.5pt" officeooo:paragraph-rsid="00944d4b" style:font-size-asian="23.5pt" style:font-name-complex="MSI_Z140" style:font-size-complex="23.5pt"/>
    </style:style>
    <style:style style:name="P20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21" fo:font-size="23.5pt" officeooo:paragraph-rsid="00944d4b" style:font-size-asian="23.5pt" style:font-name-complex="MSI_Z141" style:font-size-complex="23.5pt"/>
    </style:style>
    <style:style style:name="P21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21" fo:font-size="23.5pt" officeooo:paragraph-rsid="009300e5" style:font-size-asian="23.5pt" style:font-name-complex="MSI_Z124" style:font-size-complex="23.5pt"/>
    </style:style>
    <style:style style:name="P22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21" fo:font-size="23.5pt" officeooo:paragraph-rsid="009300e5" style:font-size-asian="23.5pt" style:font-name-complex="MSI_Z125" style:font-size-complex="23.5pt"/>
    </style:style>
    <style:style style:name="P23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21" fo:font-size="23.5pt" officeooo:paragraph-rsid="009300e5" style:font-size-asian="23.5pt" style:font-name-complex="MSI_Z126" style:font-size-complex="23.5pt"/>
    </style:style>
    <style:style style:name="P24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21" fo:font-size="23.5pt" officeooo:paragraph-rsid="009300e5" style:font-size-asian="23.5pt" style:font-name-complex="MSI_Z128" style:font-size-complex="23.5pt"/>
    </style:style>
    <style:style style:name="P25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21" fo:font-size="23.5pt" officeooo:paragraph-rsid="00944d4b" style:font-size-asian="23.5pt" style:font-name-complex="MSI_Z138" style:font-size-complex="23.5pt"/>
    </style:style>
    <style:style style:name="P26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21" fo:font-size="23.5pt" officeooo:paragraph-rsid="00944d4b" style:font-size-asian="23.5pt" style:font-name-complex="MSI_Z141" style:font-size-complex="23.5pt"/>
    </style:style>
    <style:style style:name="P27" style:family="paragraph" style:parent-style-name="Standard" style:master-page-name="Standard">
      <style:paragraph-properties fo:text-align="justify" fo:text-align-last="justify" style:justify-single-word="true" style:page-number="122" fo:break-before="auto" fo:break-after="auto" style:writing-mode="rl-tb"/>
      <style:text-properties style:use-window-font-color="true" style:font-name="QCF_P121" fo:font-size="23.5pt" officeooo:paragraph-rsid="008deb80" style:font-size-asian="23.5pt" style:font-name-complex="Msi_z122" style:font-size-complex="23.5pt"/>
    </style:style>
    <style:style style:name="P28" style:family="paragraph" style:parent-style-name="Standard">
      <style:paragraph-properties fo:text-align="center" style:justify-single-word="false" style:writing-mode="rl-tb"/>
      <style:text-properties style:use-window-font-color="true" style:font-name="QCF_P128" fo:font-size="23.5pt" officeooo:rsid="009586b5" officeooo:paragraph-rsid="009586b5" style:font-size-asian="23.5pt" style:font-name-complex="MSI_Z128" style:font-size-complex="23.5pt"/>
    </style:style>
    <style:style style:name="P29" style:family="paragraph" style:parent-style-name="Standard" style:master-page-name="ganti_20_surat">
      <style:paragraph-properties fo:text-align="center" style:justify-single-word="false" style:page-number="auto" fo:break-before="page" style:writing-mode="rl-tb"/>
      <style:text-properties style:use-window-font-color="true" style:font-name="QCF_P128" fo:font-size="23.5pt" officeooo:rsid="009586b5" officeooo:paragraph-rsid="009586b5" style:font-size-asian="23.5pt" style:font-name-complex="MSI_Z128" style:font-size-complex="23.5pt"/>
    </style:style>
    <style:style style:name="T1" style:family="text">
      <style:text-properties officeooo:rsid="008c75b2"/>
    </style:style>
    <style:style style:name="T2" style:family="text">
      <style:text-properties officeooo:rsid="008a35e6"/>
    </style:style>
    <style:style style:name="T3" style:family="text">
      <style:text-properties style:font-name="QCF_P122"/>
    </style:style>
    <style:style style:name="T4" style:family="text">
      <style:text-properties style:font-name="QCF_P123"/>
    </style:style>
    <style:style style:name="T5" style:family="text">
      <style:text-properties style:font-name="QCF_P123" fo:font-size="23pt" style:font-size-asian="23pt" style:font-size-complex="23pt"/>
    </style:style>
    <style:style style:name="T6" style:family="text">
      <style:text-properties style:font-name="QCF_P124"/>
    </style:style>
    <style:style style:name="T7" style:family="text">
      <style:text-properties style:font-name="QCF_P125"/>
    </style:style>
    <style:style style:name="T8" style:family="text">
      <style:text-properties style:font-name="QCF_P126"/>
    </style:style>
    <style:style style:name="T9" style:family="text">
      <style:text-properties style:font-name="QCF_P127"/>
    </style:style>
    <style:style style:name="T10" style:family="text">
      <style:text-properties style:font-name="QCF_P128"/>
    </style:style>
    <style:style style:name="T11" style:family="text">
      <style:text-properties style:font-name="QCF_P129"/>
    </style:style>
    <style:style style:name="T12" style:family="text">
      <style:text-properties style:font-name="QCF_P130"/>
    </style:style>
    <style:style style:name="T13" style:family="text">
      <style:text-properties style:font-name="QCF_P131"/>
    </style:style>
    <style:style style:name="T14" style:family="text">
      <style:text-properties style:font-name="QCF_P132"/>
    </style:style>
    <style:style style:name="T15" style:family="text">
      <style:text-properties style:font-name="QCF_P133"/>
    </style:style>
    <style:style style:name="T16" style:family="text">
      <style:text-properties style:font-name="QCF_P134"/>
    </style:style>
    <style:style style:name="T17" style:family="text">
      <style:text-properties style:font-name="QCF_P135"/>
    </style:style>
    <style:style style:name="T18" style:family="text">
      <style:text-properties style:font-name="QCF_P136"/>
    </style:style>
    <style:style style:name="T19" style:family="text">
      <style:text-properties style:font-name="QCF_P137"/>
    </style:style>
    <style:style style:name="T20" style:family="text">
      <style:text-properties style:font-name="QCF_P138"/>
    </style:style>
    <style:style style:name="T21" style:family="text">
      <style:text-properties style:font-name="QCF_P139"/>
    </style:style>
    <style:style style:name="T22" style:family="text">
      <style:text-properties style:font-name="QCF_P140"/>
    </style:style>
    <style:style style:name="T23" style:family="text">
      <style:text-properties style:font-name="QCF_P141"/>
    </style:style>
    <style:style style:name="T24" style:family="text">
      <style:text-properties style:font-name="Liberation Sans Narrow"/>
    </style:style>
    <style:style style:name="T25" style:family="text">
      <style:text-properties style:font-name="Liberation Sans Narrow" fo:font-size="23pt" style:font-size-asian="23pt" style:font-size-complex="23pt"/>
    </style:style>
    <style:style style:name="T26" style:family="text">
      <style:text-properties officeooo:rsid="009586b5"/>
    </style:style>
    <style:style style:name="T27" style:family="text">
      <style:text-properties style:font-name-complex="MSI_BASMALA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oft-page-break/><text:span text:style-name="T3">ﭑ</text:span><text:span text:style-name="T24"> </text:span><text:span text:style-name="T3">ﭒ</text:span><text:span text:style-name="T24"> </text:span><text:span text:style-name="T3">ﭓ</text:span><text:span text:style-name="T24"> </text:span><text:span text:style-name="T3">ﭔ</text:span><text:span text:style-name="T24"> </text:span><text:span text:style-name="T3">ﭕ</text:span><text:span text:style-name="T24"> </text:span><text:span text:style-name="T3">ﭖ</text:span><text:span text:style-name="T24"> </text:span><text:span text:style-name="T3">ﭗ</text:span><text:span text:style-name="T24"> </text:span><text:span text:style-name="T3">ﭘ</text:span><text:span text:style-name="T24"> </text:span><text:span text:style-name="T3">ﭙ</text:span><text:span text:style-name="T24"> </text:span><text:span text:style-name="T3">ﭚ</text:span><text:span text:style-name="T24"> </text:span><text:span text:style-name="T3">ﭛ</text:span><text:span text:style-name="T24"> </text:span><text:span text:style-name="T3">ﭜ</text:span><text:span text:style-name="T24"> </text:span><text:span text:style-name="T3">ﭝ</text:span><text:span text:style-name="T24"> </text:span><text:span text:style-name="T3">ﭞ</text:span><text:span text:style-name="T24"> </text:span><text:span text:style-name="T3">ﭟﭠ</text:span><text:span text:style-name="T24"> </text:span><text:span text:style-name="T3">ﭡ</text:span><text:span text:style-name="T24"> </text:span><text:span text:style-name="T3">ﭢ</text:span><text:span text:style-name="T24"> </text:span><text:span text:style-name="T3">ﭣ</text:span><text:span text:style-name="T24"> </text:span><text:span text:style-name="T3">ﭤ</text:span><text:span text:style-name="T24"> </text:span><text:span text:style-name="T3">ﭥ</text:span><text:span text:style-name="T24"> </text:span><text:span text:style-name="T3">ﭦ</text:span><text:span text:style-name="T24"> </text:span><text:span text:style-name="T3">ﭧ</text:span><text:span text:style-name="T24"> </text:span><text:span text:style-name="T3">ﭨ</text:span><text:span text:style-name="T24"> </text:span><text:span text:style-name="T3">ﭩ</text:span><text:span text:style-name="T24"> </text:span><text:span text:style-name="T3">ﭪ</text:span><text:span text:style-name="T24"> </text:span><text:span text:style-name="T3">ﭫ</text:span><text:span text:style-name="T24"> </text:span><text:span text:style-name="T3">ﭬ</text:span><text:span text:style-name="T24"> </text:span><text:span text:style-name="T3">ﭭ</text:span><text:span text:style-name="T24"> </text:span><text:span text:style-name="T3">ﭮ</text:span><text:span text:style-name="T24"> </text:span><text:span text:style-name="T3">ﭯ</text:span><text:span text:style-name="T24"> </text:span><text:span text:style-name="T3">ﭰ</text:span><text:span text:style-name="T24"> </text:span><text:span text:style-name="T3">ﭱ</text:span><text:span text:style-name="T24"> </text:span><text:span text:style-name="T3">ﭲ</text:span><text:span text:style-name="T24"> </text:span><text:span text:style-name="T3">ﭳ</text:span><text:span text:style-name="T24"> </text:span><text:span text:style-name="T3">ﭴ</text:span><text:span text:style-name="T24"> </text:span><text:span text:style-name="T3">ﭵ</text:span><text:span text:style-name="T24"> </text:span><text:span text:style-name="T3">ﭶ</text:span><text:span text:style-name="T24"> </text:span><text:span text:style-name="T3">ﭷ</text:span><text:span text:style-name="T24"> </text:span><text:span text:style-name="T3">ﭸ</text:span><text:span text:style-name="T24"> </text:span><text:span text:style-name="T3">ﭹ</text:span><text:span text:style-name="T24"> </text:span><text:span text:style-name="T3">ﭺ</text:span><text:span text:style-name="T24"> </text:span><text:span text:style-name="T3">ﭻ</text:span><text:span text:style-name="T24"> </text:span><text:span text:style-name="T3">ﭼ</text:span><text:span text:style-name="T24"> </text:span><text:span text:style-name="T3">ﭽ</text:span><text:span text:style-name="T24"> </text:span><text:span text:style-name="T3">ﭾ</text:span><text:span text:style-name="T24"> </text:span><text:span text:style-name="T3">ﭿ</text:span><text:span text:style-name="T24"> </text:span><text:span text:style-name="T3">ﮀ</text:span><text:span text:style-name="T24"> </text:span><text:span text:style-name="T3">ﮁ</text:span><text:span text:style-name="T24"> </text:span><text:span text:style-name="T3">ﮂ</text:span><text:span text:style-name="T24"> </text:span><text:span text:style-name="T3">ﮃﮄ</text:span><text:span text:style-name="T24"> </text:span><text:span text:style-name="T3">ﮅ</text:span><text:span text:style-name="T24"> </text:span><text:span text:style-name="T3">ﮆ</text:span><text:span text:style-name="T24"> </text:span><text:span text:style-name="T3">ﮇ</text:span><text:span text:style-name="T24"> </text:span><text:span text:style-name="T3">ﮈ</text:span><text:span text:style-name="T24"> </text:span><text:span text:style-name="T3">ﮉ</text:span><text:span text:style-name="T24"> </text:span><text:span text:style-name="T3">ﮊ</text:span><text:span text:style-name="T24"> </text:span><text:span text:style-name="T3">ﮋ</text:span><text:span text:style-name="T24"> </text:span><text:span text:style-name="T3">ﮌ</text:span><text:span text:style-name="T24"> </text:span><text:span text:style-name="T3">ﮍ</text:span><text:span text:style-name="T24"> </text:span><text:span text:style-name="T3">ﮎ</text:span><text:span text:style-name="T24"> </text:span><text:span text:style-name="T3">ﮏ</text:span><text:span text:style-name="T24"> </text:span><text:span text:style-name="T3">ﮐ</text:span><text:span text:style-name="T24"> </text:span><text:span text:style-name="T3">ﮑ</text:span><text:span text:style-name="T24"> </text:span><text:span text:style-name="T3">ﮒ</text:span><text:span text:style-name="T24"> </text:span><text:span text:style-name="T3">ﮓ</text:span><text:span text:style-name="T24"> </text:span><text:span text:style-name="T3">ﮔ</text:span><text:span text:style-name="T24"> </text:span><text:span text:style-name="T3">ﮕ</text:span><text:span text:style-name="T24"> </text:span><text:span text:style-name="T3">ﮖ</text:span><text:span text:style-name="T24"> </text:span><text:span text:style-name="T3">ﮗ</text:span><text:span text:style-name="T24"> </text:span><text:span text:style-name="T3">ﮘ</text:span><text:span text:style-name="T24"> </text:span><text:span text:style-name="T3">ﮙ</text:span><text:span text:style-name="T24"> </text:span><text:span text:style-name="T3">ﮚ</text:span><text:span text:style-name="T24"> </text:span><text:span text:style-name="T3">ﮛ</text:span><text:span text:style-name="T24"> </text:span><text:span text:style-name="T3">ﮜﮝ</text:span><text:span text:style-name="T24"> </text:span><text:span text:style-name="T3">ﮞ</text:span><text:span text:style-name="T24"> </text:span><text:span text:style-name="T3">ﮟ</text:span><text:span text:style-name="T24"> </text:span><text:span text:style-name="T3">ﮠ</text:span><text:span text:style-name="T24"> </text:span><text:span text:style-name="T3">ﮡ</text:span><text:span text:style-name="T24"> </text:span><text:span text:style-name="T3">ﮢ</text:span><text:span text:style-name="T24"> </text:span><text:span text:style-name="T3">ﮣ</text:span><text:span text:style-name="T24"> </text:span><text:span text:style-name="T3">ﮤ</text:span><text:span text:style-name="T24"> </text:span><text:span text:style-name="T3">ﮥ</text:span><text:span text:style-name="T24"> </text:span><text:span text:style-name="T3">ﮦ</text:span><text:span text:style-name="T24"> </text:span><text:span text:style-name="T3">ﮧ</text:span><text:span text:style-name="T24"> </text:span><text:span text:style-name="T3">ﮨ</text:span><text:span text:style-name="T24"> </text:span><text:span text:style-name="T3">ﮩﮪ</text:span><text:span text:style-name="T24"> </text:span><text:span text:style-name="T3">ﮫ</text:span><text:span text:style-name="T24"> </text:span><text:span text:style-name="T3">ﮬ</text:span><text:span text:style-name="T24"> </text:span><text:span text:style-name="T3">ﮭ</text:span><text:span text:style-name="T24"> </text:span><text:span text:style-name="T3">ﮮ</text:span><text:span text:style-name="T24"> </text:span><text:span text:style-name="T3">ﮯ</text:span><text:span text:style-name="T24"> </text:span><text:span text:style-name="T3">ﮰ</text:span><text:span text:style-name="T24"> </text:span><text:span text:style-name="T3">ﮱ</text:span><text:span text:style-name="T24"> </text:span><text:span text:style-name="T3">ﯓ</text:span><text:span text:style-name="T24"> </text:span><text:span text:style-name="T3">ﯔ</text:span><text:span text:style-name="T24"> </text:span><text:span text:style-name="T3">ﯕ</text:span><text:span text:style-name="T24"> </text:span><text:span text:style-name="T3">ﯖ</text:span><text:span text:style-name="T24"> </text:span><text:span text:style-name="T3">ﯗ</text:span><text:span text:style-name="T24"> </text:span><text:span text:style-name="T3">ﯘ</text:span><text:span text:style-name="T24"> </text:span><text:span text:style-name="T3">ﯙ</text:span><text:span text:style-name="T24"> </text:span><text:span text:style-name="T3">ﯚ</text:span><text:span text:style-name="T24"> </text:span><text:span text:style-name="T3">ﯛ</text:span><text:span text:style-name="T24"> </text:span><text:span text:style-name="T3">ﯜ</text:span><text:span text:style-name="T24"> </text:span><text:span text:style-name="T3">ﯝﯞ</text:span><text:span text:style-name="T24"> </text:span><text:span text:style-name="T3">ﯟ</text:span><text:span text:style-name="T24"> </text:span><text:span text:style-name="T3">ﯠ</text:span><text:span text:style-name="T24"> </text:span><text:span text:style-name="T3">ﯡ</text:span><text:span text:style-name="T24"> </text:span><text:span text:style-name="T3">ﯢ</text:span><text:span text:style-name="T24"> </text:span><text:span text:style-name="T3">ﯣ</text:span><text:span text:style-name="T24"> </text:span><text:span text:style-name="T3">ﯤ</text:span><text:span text:style-name="T24"> </text:span><text:span text:style-name="T3">ﯥ</text:span><text:span text:style-name="T24"> </text:span><text:span text:style-name="T3">ﯦ</text:span><text:span text:style-name="T24"> </text:span><text:span text:style-name="T3">ﯧ</text:span><text:span text:style-name="T24"> </text:span><text:span text:style-name="T3">ﯨ</text:span><text:span text:style-name="T24"> </text:span><text:span text:style-name="T3">ﯩ</text:span><text:span text:style-name="T24"> </text:span><text:span text:style-name="T3">ﯪ</text:span><text:span text:style-name="T24"> </text:span><text:span text:style-name="T3">ﯫ</text:span><text:span text:style-name="T24"> </text:span><text:span text:style-name="T3">ﯬﯭ</text:span><text:span text:style-name="T24"> </text:span><text:span text:style-name="T3">ﯮ</text:span><text:span text:style-name="T24"> </text:span><text:span text:style-name="T3">ﯯ</text:span><text:span text:style-name="T24"> </text:span><text:span text:style-name="T3">ﯰ</text:span><text:span text:style-name="T24"> </text:span><text:span text:style-name="T3">ﯱ</text:span><text:span text:style-name="T24"> </text:span><text:span text:style-name="T3">ﯲ</text:span><text:span text:style-name="T24"> </text:span><text:span text:style-name="T3">ﯳﯴ</text:span><text:span text:style-name="T24"> </text:span><text:span text:style-name="T3">ﯵ</text:span><text:span text:style-name="T24"> </text:span><text:span text:style-name="T3">ﯶ</text:span><text:span text:style-name="T24"> </text:span><text:span text:style-name="T3">ﯷ</text:span><text:span text:style-name="T24"> </text:span><text:span text:style-name="T3">ﯸ</text:span><text:span text:style-name="T24"> </text:span><text:span text:style-name="T3">ﯹﯺ</text:span><text:span text:style-name="T24"> </text:span><text:span text:style-name="T3">ﯻ</text:span><text:span text:style-name="T24"> </text:span><text:span text:style-name="T3">ﯼﯽ</text:span><text:span text:style-name="T24"> </text:span><text:span text:style-name="T3">ﯾ</text:span><text:span text:style-name="T24"> </text:span><text:span text:style-name="T3">ﯿ</text:span><text:span text:style-name="T24"> </text:span><text:span text:style-name="T3">ﰀ</text:span><text:span text:style-name="T24"> </text:span><text:span text:style-name="T3">ﰁ</text:span><text:span text:style-name="T24"> </text:span><text:span text:style-name="T3">ﰂ</text:span><text:span text:style-name="T24"> </text:span><text:span text:style-name="T3">ﰃ</text:span><text:span text:style-name="T24"> </text:span><text:span text:style-name="T3">ﰄ</text:span><text:span text:style-name="T24"> </text:span><text:span text:style-name="T3">ﰅ</text:span></text:p>
      <text:p text:style-name="P3"><text:span text:style-name="T4">ﭑ</text:span><text:span text:style-name="T24"> </text:span><text:span text:style-name="T4">ﭒ</text:span><text:span text:style-name="T24"> </text:span><text:span text:style-name="T4">ﭓ</text:span><text:span text:style-name="T24"> </text:span><text:span text:style-name="T4">ﭔ</text:span><text:span text:style-name="T24"> </text:span><text:span text:style-name="T4">ﭕ</text:span><text:span text:style-name="T24"> </text:span><text:span text:style-name="T4">ﭖ</text:span><text:span text:style-name="T24"> </text:span><text:span text:style-name="T4">ﭗ</text:span><text:span text:style-name="T24"> </text:span><text:span text:style-name="T4">ﭘ</text:span><text:span text:style-name="T24"> </text:span><text:span text:style-name="T4">ﭙ</text:span><text:span text:style-name="T24"> </text:span><text:span text:style-name="T4">ﭚ</text:span><text:span text:style-name="T24"> </text:span><text:span text:style-name="T4">ﭛ</text:span><text:span text:style-name="T24"> </text:span><text:span text:style-name="T4">ﭜ</text:span><text:span text:style-name="T24"> </text:span><text:span text:style-name="T4">ﭝ</text:span><text:span text:style-name="T24"> </text:span><text:span text:style-name="T4">ﭞ</text:span><text:span text:style-name="T24"> </text:span><text:span text:style-name="T4">ﭟ</text:span><text:span text:style-name="T24"> </text:span><text:span text:style-name="T4">ﭠ</text:span><text:span text:style-name="T24"> </text:span><text:span text:style-name="T4">ﭡ</text:span><text:span text:style-name="T24"> </text:span><text:span text:style-name="T4">ﭢ</text:span><text:span text:style-name="T24"> </text:span><text:span text:style-name="T4">ﭣ</text:span><text:span text:style-name="T24"> </text:span><text:span text:style-name="T4">ﭤ</text:span><text:span text:style-name="T24"> </text:span><text:span text:style-name="T4">ﭥ</text:span><text:span text:style-name="T24"> </text:span><text:span text:style-name="T4">ﭦ</text:span><text:span text:style-name="T24"> </text:span><text:span text:style-name="T4">ﭧ</text:span><text:span text:style-name="T24"> </text:span><text:span text:style-name="T4">ﭨ</text:span><text:span text:style-name="T24"> </text:span><text:span text:style-name="T4">ﭩ</text:span><text:span text:style-name="T24"> </text:span><text:span text:style-name="T4">ﭪ</text:span><text:span text:style-name="T24"> </text:span><text:span text:style-name="T4">ﭫ</text:span><text:span text:style-name="T24"> </text:span><text:span text:style-name="T4">ﭬ</text:span><text:span text:style-name="T24"> </text:span><text:span text:style-name="T4">ﭭ</text:span><text:span text:style-name="T24"> </text:span><text:span text:style-name="T4">ﭮ</text:span><text:span text:style-name="T24"> </text:span><text:span text:style-name="T4">ﭯ</text:span><text:span text:style-name="T24"> </text:span><text:span text:style-name="T4">ﭰ</text:span><text:span text:style-name="T24"> </text:span><text:span text:style-name="T4">ﭱﭲ</text:span><text:span text:style-name="T24"> </text:span><text:span text:style-name="T4">ﭳ</text:span><text:span text:style-name="T24"> </text:span><text:span text:style-name="T4">ﭴ</text:span><text:span text:style-name="T24"> </text:span><text:span text:style-name="T4">ﭵ</text:span><text:span text:style-name="T24"> </text:span><text:span text:style-name="T4">ﭶ</text:span><text:span text:style-name="T24"> </text:span><text:span text:style-name="T4">ﭷ</text:span><text:span text:style-name="T24"> </text:span><text:span text:style-name="T4">ﭸ</text:span><text:span text:style-name="T24"> </text:span><text:span text:style-name="T4">ﭹ</text:span><text:span text:style-name="T24"> </text:span><text:span text:style-name="T4">ﭺ</text:span><text:span text:style-name="T24"> </text:span><text:span text:style-name="T4">ﭻﭼ</text:span><text:span text:style-name="T24"> </text:span><text:span text:style-name="T4">ﭽ</text:span><text:span text:style-name="T24"> </text:span><text:span text:style-name="T4">ﭾ</text:span><text:span text:style-name="T24"> </text:span><text:span text:style-name="T4">ﭿ</text:span><text:span text:style-name="T24"> </text:span><text:span text:style-name="T4">ﮀ</text:span><text:span text:style-name="T24"> </text:span><text:span text:style-name="T4">ﮁ</text:span><text:span text:style-name="T24"> </text:span><text:span text:style-name="T4">ﮂ</text:span><text:span text:style-name="T24"> </text:span><text:span text:style-name="T4">ﮃ</text:span><text:span text:style-name="T24"> </text:span><text:span text:style-name="T4">ﮄ</text:span><text:span text:style-name="T24"> </text:span><text:span text:style-name="T4">ﮅ</text:span><text:span text:style-name="T24"> </text:span><text:span text:style-name="T4">ﮆ</text:span><text:span text:style-name="T24"> </text:span><text:span text:style-name="T4">ﮇ</text:span><text:span text:style-name="T24"> </text:span><text:span text:style-name="T4">ﮈ</text:span><text:span text:style-name="T24"> </text:span><text:span text:style-name="T4">ﮉ</text:span><text:span text:style-name="T24"> </text:span><text:span text:style-name="T4">ﮊ</text:span><text:span text:style-name="T24"> </text:span><text:span text:style-name="T4">ﮋ</text:span><text:span text:style-name="T24"> </text:span><text:span text:style-name="T4">ﮌ</text:span><text:span text:style-name="T24"> </text:span><text:span text:style-name="T4">ﮍ</text:span><text:span text:style-name="T24"> </text:span><text:span text:style-name="T4">ﮎ</text:span><text:span text:style-name="T24"> </text:span><text:span text:style-name="T4">ﮏ</text:span><text:span text:style-name="T24"> </text:span><text:span text:style-name="T4">ﮐ</text:span><text:span text:style-name="T24"> </text:span><text:span text:style-name="T4">ﮑ</text:span><text:span text:style-name="T24"> </text:span><text:span text:style-name="T4">ﮒ</text:span><text:span text:style-name="T24"> </text:span><text:span text:style-name="T4">ﮓ</text:span><text:span text:style-name="T24"> </text:span><text:span text:style-name="T4">ﮔ</text:span><text:span text:style-name="T24"> </text:span><text:span text:style-name="T4">ﮕ</text:span><text:span text:style-name="T24"> </text:span><text:span text:style-name="T4">ﮖ</text:span><text:span text:style-name="T24"> </text:span><text:span text:style-name="T4">ﮗ</text:span><text:span text:style-name="T24"> </text:span><text:span text:style-name="T4">ﮘ</text:span><text:span text:style-name="T24"> </text:span><text:span text:style-name="T4">ﮙ</text:span><text:span text:style-name="T24"> </text:span><text:span text:style-name="T4">ﮚﮛ</text:span><text:span text:style-name="T24"> </text:span><text:span text:style-name="T4">ﮜ</text:span><text:span text:style-name="T24"> </text:span><text:span text:style-name="T4">ﮝ</text:span><text:span text:style-name="T24"> </text:span><text:span text:style-name="T4">ﮞ</text:span><text:span text:style-name="T24"> </text:span><text:span text:style-name="T4">ﮟ</text:span><text:span text:style-name="T24"> </text:span><text:span text:style-name="T4">ﮠ</text:span><text:span text:style-name="T24"> </text:span><text:span text:style-name="T4">ﮡ</text:span><text:span text:style-name="T24"> </text:span><text:span text:style-name="T4">ﮢ</text:span><text:span text:style-name="T24"> </text:span><text:span text:style-name="T4">ﮣ</text:span><text:span text:style-name="T24"> </text:span><text:span text:style-name="T4">ﮤ</text:span><text:span text:style-name="T24"> </text:span><text:span text:style-name="T4">ﮥ</text:span><text:span text:style-name="T24"> </text:span><text:span text:style-name="T4">ﮦ</text:span><text:span text:style-name="T24"> </text:span><text:span text:style-name="T4">ﮧ</text:span><text:span text:style-name="T24"> </text:span><text:span text:style-name="T4">ﮨ</text:span><text:span text:style-name="T24"> </text:span><text:span text:style-name="T4">ﮩ</text:span><text:span text:style-name="T24"> </text:span><text:span text:style-name="T4">ﮪ</text:span><text:span text:style-name="T24"> </text:span><text:span text:style-name="T4">ﮫ</text:span><text:span text:style-name="T24"> </text:span><text:span text:style-name="T4">ﮬ</text:span><text:span text:style-name="T24"> </text:span><text:span text:style-name="T4">ﮭ</text:span><text:span text:style-name="T24"> </text:span><text:span text:style-name="T4">ﮮ</text:span><text:span text:style-name="T24"> </text:span><text:span text:style-name="T4">ﮯﮰ</text:span><text:span text:style-name="T24"> </text:span><text:span text:style-name="T4">ﮱ</text:span><text:span text:style-name="T24"> </text:span><text:span text:style-name="T4">ﯓ</text:span><text:span text:style-name="T24"> </text:span><text:span text:style-name="T4">ﯔ</text:span><text:span text:style-name="T24"> </text:span><text:span text:style-name="T4">ﯕ</text:span><text:span text:style-name="T24"> </text:span><text:span text:style-name="T4">ﯖ</text:span><text:span text:style-name="T24"> </text:span><text:span text:style-name="T4">ﯗ</text:span><text:span text:style-name="T24"> </text:span><text:span text:style-name="T4">ﯘ</text:span><text:span text:style-name="T24"> </text:span><text:span text:style-name="T4">ﯙ</text:span><text:span text:style-name="T24"> </text:span><text:span text:style-name="T4">ﯚ</text:span><text:span text:style-name="T24"> </text:span><text:span text:style-name="T4">ﯛ</text:span><text:span text:style-name="T24"> </text:span><text:span text:style-name="T4">ﯜ</text:span><text:span text:style-name="T24"> </text:span><text:span text:style-name="T4">ﯝ</text:span><text:span text:style-name="T24"> </text:span><text:span text:style-name="T4">ﯞ</text:span><text:span text:style-name="T24"> </text:span><text:span text:style-name="T4">ﯟ</text:span><text:span text:style-name="T24"> </text:span><text:span text:style-name="T4">ﯠ</text:span><text:span text:style-name="T24"> </text:span><text:span text:style-name="T4">ﯡﯢ</text:span><text:span text:style-name="T24"> </text:span><text:span text:style-name="T4">ﯣ</text:span><text:span text:style-name="T24"> </text:span><text:span text:style-name="T4">ﯤ</text:span><text:span text:style-name="T24"> </text:span><text:span text:style-name="T4">ﯥ</text:span><text:span text:style-name="T24"> </text:span><text:span text:style-name="T4">ﯦ</text:span><text:span text:style-name="T24"> </text:span><text:span text:style-name="T4">ﯧ</text:span><text:span text:style-name="T24"> </text:span><text:span text:style-name="T4">ﯨ</text:span><text:span text:style-name="T24"> </text:span><text:span text:style-name="T4">ﯩ</text:span><text:span text:style-name="T24"> </text:span><text:span text:style-name="T4">ﯪ</text:span><text:span text:style-name="T24"> </text:span><text:span text:style-name="T4">ﯫ</text:span><text:span text:style-name="T24"> </text:span><text:span text:style-name="T4">ﯬ</text:span><text:span text:style-name="T24"> </text:span><text:span text:style-name="T4">ﯭ</text:span><text:span text:style-name="T24"> </text:span><text:span text:style-name="T4">ﯮ</text:span><text:span text:style-name="T24"> </text:span><text:span text:style-name="T4">ﯯ</text:span><text:span text:style-name="T24"> </text:span><text:span text:style-name="T4">ﯰ</text:span><text:span text:style-name="T24"> </text:span><text:span text:style-name="T4">ﯱ</text:span><text:span text:style-name="T24"> </text:span><text:span text:style-name="T4">ﯲ</text:span><text:span text:style-name="T24"> </text:span><text:span text:style-name="T4">ﯳ</text:span><text:span text:style-name="T24"> </text:span><text:span text:style-name="T4">ﯴ</text:span><text:span text:style-name="T24"> </text:span><text:span text:style-name="T4">ﯵ</text:span><text:span text:style-name="T24"> </text:span><text:span text:style-name="T4">ﯶ</text:span><text:span text:style-name="T24"> </text:span><text:span text:style-name="T4">ﯷ</text:span><text:span text:style-name="T24"> </text:span><text:span text:style-name="T4">ﯸ</text:span><text:span text:style-name="T24"> </text:span><text:span text:style-name="T4">ﯹ</text:span><text:span text:style-name="T24"> </text:span><text:span text:style-name="T4">ﯺ</text:span><text:span text:style-name="T24"> </text:span><text:span text:style-name="T4">ﯻ</text:span><text:span text:style-name="T24"> </text:span><text:span text:style-name="T4">ﯼ</text:span><text:span text:style-name="T24"> </text:span><text:span text:style-name="T4">ﯽ</text:span><text:span text:style-name="T24"> </text:span><text:span text:style-name="T4">ﯾ</text:span><text:span text:style-name="T24"> </text:span><text:span text:style-name="T4">ﯿﰀ</text:span><text:span text:style-name="T24"> </text:span><text:span text:style-name="T4">ﰁ</text:span><text:span text:style-name="T24"> </text:span><text:span text:style-name="T4">ﰂ</text:span><text:span text:style-name="T24"> </text:span><text:span text:style-name="T4">ﰃ</text:span><text:span text:style-name="T24"> </text:span><text:span text:style-name="T5">ﰄﰅ</text:span><text:span text:style-name="T25"> </text:span><text:span text:style-name="T5">ﰆ</text:span><text:span text:style-name="T25"> </text:span><text:span text:style-name="T5">ﰇ</text:span><text:span text:style-name="T25"> </text:span><text:span text:style-name="T5">ﰈ</text:span><text:span text:style-name="T25"> </text:span><text:span text:style-name="T5">ﰉ</text:span><text:span text:style-name="T25"> </text:span><text:span text:style-name="T5">ﰊﰋ</text:span><text:span text:style-name="T25"> </text:span><text:span text:style-name="T5">ﰌ</text:span><text:span text:style-name="T25"> </text:span><text:span text:style-name="T5">ﰍ</text:span><text:span text:style-name="T25"> </text:span><text:span text:style-name="T5">ﰎ</text:span><text:span text:style-name="T25"> </text:span><text:span text:style-name="T5">ﰏ</text:span><text:span text:style-name="T25"> </text:span><text:span text:style-name="T5">ﰐ</text:span></text:p>
      <text:p text:style-name="P4"><text:span text:style-name="T6">ﭑ</text:span><text:span text:style-name="T24"> </text:span><text:span text:style-name="T6">ﭒ</text:span><text:span text:style-name="T24"> </text:span><text:span text:style-name="T6">ﭓ</text:span><text:span text:style-name="T24"> </text:span><text:span text:style-name="T6">ﭔ</text:span><text:span text:style-name="T24"> </text:span><text:span text:style-name="T6">ﭕ</text:span><text:span text:style-name="T24"> </text:span><text:span text:style-name="T6">ﭖ</text:span><text:span text:style-name="T24"> </text:span><text:span text:style-name="T6">ﭗ</text:span><text:span text:style-name="T24"> </text:span><text:span text:style-name="T6">ﭘﭙ</text:span><text:span text:style-name="T24"> </text:span><text:span text:style-name="T6">ﭚ</text:span><text:span text:style-name="T24"> </text:span><text:span text:style-name="T6">ﭛ</text:span><text:span text:style-name="T24"> </text:span><text:span text:style-name="T6">ﭜ</text:span><text:span text:style-name="T24"> </text:span><text:span text:style-name="T6">ﭝ</text:span><text:span text:style-name="T24"> </text:span><text:span text:style-name="T6">ﭞ</text:span><text:span text:style-name="T24"> </text:span><text:span text:style-name="T6">ﭟ</text:span><text:span text:style-name="T24"> </text:span><text:span text:style-name="T6">ﭠﭡ</text:span><text:span text:style-name="T24"> </text:span><text:span text:style-name="T6">ﭢ</text:span><text:span text:style-name="T24"> </text:span><text:span text:style-name="T6">ﭣ</text:span><text:span text:style-name="T24"> </text:span><text:span text:style-name="T6">ﭤ</text:span><text:span text:style-name="T24"> </text:span><text:span text:style-name="T6">ﭥ</text:span><text:span text:style-name="T24"> </text:span><text:span text:style-name="T6">ﭦ</text:span><text:span text:style-name="T24"> </text:span><text:span text:style-name="T6">ﭧ</text:span><text:span text:style-name="T24"> </text:span><text:span text:style-name="T6">ﭨ</text:span><text:span text:style-name="T24"> </text:span><text:span text:style-name="T6">ﭩ</text:span><text:span text:style-name="T24"> </text:span><text:span text:style-name="T6">ﭪ</text:span><text:span text:style-name="T24"> </text:span><text:span text:style-name="T6">ﭫ</text:span><text:span text:style-name="T24"> </text:span><text:span text:style-name="T6">ﭬ</text:span><text:span text:style-name="T24"> </text:span><text:span text:style-name="T6">ﭭ</text:span><text:span text:style-name="T24"> </text:span><text:span text:style-name="T6">ﭮ</text:span><text:span text:style-name="T24"> </text:span><text:span text:style-name="T6">ﭯ</text:span><text:span text:style-name="T24"> </text:span><text:span text:style-name="T6">ﭰ</text:span><text:span text:style-name="T24"> </text:span><text:span text:style-name="T6">ﭱ</text:span><text:span text:style-name="T24"> </text:span><text:span text:style-name="T6">ﭲ</text:span><text:span text:style-name="T24"> </text:span><text:span text:style-name="T6">ﭳﭴ</text:span><text:span text:style-name="T24"> </text:span><text:span text:style-name="T6">ﭵ</text:span><text:span text:style-name="T24"> </text:span><text:span text:style-name="T6">ﭶ</text:span><text:span text:style-name="T24"> </text:span><text:span text:style-name="T6">ﭷ</text:span><text:span text:style-name="T24"> </text:span><text:span text:style-name="T6">ﭸ</text:span><text:span text:style-name="T24"> </text:span><text:span text:style-name="T6">ﭹ</text:span><text:span text:style-name="T24"> </text:span><text:span text:style-name="T6">ﭺ</text:span><text:span text:style-name="T24"> </text:span><text:span text:style-name="T6">ﭻ</text:span><text:span text:style-name="T24"> </text:span><text:span text:style-name="T6">ﭼ</text:span><text:span text:style-name="T24"> </text:span><text:span text:style-name="T6">ﭽ</text:span><text:span text:style-name="T24"> </text:span><text:span text:style-name="T6">ﭾ</text:span><text:span text:style-name="T24"> </text:span><text:span text:style-name="T6">ﭿ</text:span><text:span text:style-name="T24"> </text:span><text:span text:style-name="T6">ﮀ</text:span><text:span text:style-name="T24"> </text:span><text:span text:style-name="T6">ﮁ</text:span><text:span text:style-name="T24"> </text:span><text:span text:style-name="T6">ﮂ</text:span><text:span text:style-name="T24"> </text:span><text:span text:style-name="T6">ﮃ</text:span><text:span text:style-name="T24"> </text:span><text:span text:style-name="T6">ﮄ</text:span><text:span text:style-name="T24"> </text:span><text:span text:style-name="T6">ﮅ</text:span><text:span text:style-name="T24"> </text:span><text:span text:style-name="T6">ﮆ</text:span><text:span text:style-name="T24"> </text:span><text:span text:style-name="T6">ﮇ</text:span><text:span text:style-name="T24"> </text:span><text:span text:style-name="T6">ﮈ</text:span><text:span text:style-name="T24"> </text:span><text:span text:style-name="T6">ﮉ</text:span><text:span text:style-name="T24"> </text:span><text:span text:style-name="T6">ﮊ</text:span><text:span text:style-name="T24"> </text:span><text:span text:style-name="T6">ﮋ</text:span><text:span text:style-name="T24"> </text:span><text:span text:style-name="T6">ﮌ</text:span><text:span text:style-name="T24"> </text:span><text:span text:style-name="T6">ﮍ</text:span><text:span text:style-name="T24"> </text:span><text:span text:style-name="T6">ﮎ</text:span><text:span text:style-name="T24"> </text:span><text:span text:style-name="T6">ﮏ</text:span><text:span text:style-name="T24"> </text:span><text:span text:style-name="T6">ﮐ</text:span><text:span text:style-name="T24"> </text:span><text:span text:style-name="T6">ﮑ</text:span><text:span text:style-name="T24"> </text:span><text:span text:style-name="T6">ﮒ</text:span><text:span text:style-name="T24"> </text:span><text:span text:style-name="T6">ﮓ</text:span><text:span text:style-name="T24"> </text:span><text:span text:style-name="T6">ﮔﮕ</text:span><text:span text:style-name="T24"> </text:span><text:span text:style-name="T6">ﮖ</text:span><text:span text:style-name="T24"> </text:span><text:span text:style-name="T6">ﮗ</text:span><text:span text:style-name="T24"> </text:span><text:span text:style-name="T6">ﮘ</text:span><text:span text:style-name="T24"> </text:span><text:span text:style-name="T6">ﮙ</text:span><text:span text:style-name="T24"> </text:span><text:span text:style-name="T6">ﮚ</text:span><text:span text:style-name="T24"> </text:span><text:span text:style-name="T6">ﮛ</text:span><text:span text:style-name="T24"> </text:span><text:span text:style-name="T6">ﮜ</text:span><text:span text:style-name="T24"> </text:span><text:span text:style-name="T6">ﮝ</text:span><text:span text:style-name="T24"> </text:span><text:span text:style-name="T6">ﮞ</text:span><text:span text:style-name="T24"> </text:span><text:span text:style-name="T6">ﮟ</text:span><text:span text:style-name="T24"> </text:span><text:span text:style-name="T6">ﮠ</text:span><text:span text:style-name="T24"> </text:span><text:span text:style-name="T6">ﮡ</text:span><text:span text:style-name="T24"> </text:span><text:span text:style-name="T6">ﮢ</text:span><text:span text:style-name="T24"> </text:span><text:span text:style-name="T6">ﮣ</text:span><text:span text:style-name="T24"> </text:span><text:span text:style-name="T6">ﮤ</text:span><text:span text:style-name="T24"> </text:span><text:span text:style-name="T6">ﮥﮦ</text:span><text:span text:style-name="T24"> </text:span><text:span text:style-name="T6">ﮧ</text:span><text:span text:style-name="T24"> </text:span><text:span text:style-name="T6">ﮨ</text:span><text:span text:style-name="T24"> </text:span><text:span text:style-name="T6">ﮩ</text:span><text:span text:style-name="T24"> </text:span><text:span text:style-name="T6">ﮪ</text:span><text:span text:style-name="T24"> </text:span><text:span text:style-name="T6">ﮫ</text:span><text:span text:style-name="T24"> </text:span><text:span text:style-name="T6">ﮬ</text:span><text:span text:style-name="T24"> </text:span><text:span text:style-name="T6">ﮭ</text:span><text:span text:style-name="T24"> </text:span><text:span text:style-name="T6">ﮮ</text:span><text:span text:style-name="T24"> </text:span><text:span text:style-name="T6">ﮯ</text:span><text:span text:style-name="T24"> </text:span><text:span text:style-name="T6">ﮰ</text:span><text:span text:style-name="T24"> </text:span><text:span text:style-name="T6">ﮱ</text:span><text:span text:style-name="T24"> </text:span><text:span text:style-name="T6">ﯓ</text:span><text:span text:style-name="T24"> </text:span><text:span text:style-name="T6">ﯔ</text:span><text:span text:style-name="T24"> </text:span><text:span text:style-name="T6">ﯕ</text:span><text:span text:style-name="T24"> </text:span><text:span text:style-name="T6">ﯖ</text:span><text:span text:style-name="T24"> </text:span><text:span text:style-name="T6">ﯗ</text:span><text:span text:style-name="T24"> </text:span><text:span text:style-name="T6">ﯘ</text:span><text:span text:style-name="T24"> </text:span><text:span text:style-name="T6">ﯙ</text:span><text:span text:style-name="T24"> </text:span><text:span text:style-name="T6">ﯚ</text:span><text:span text:style-name="T24"> </text:span><text:span text:style-name="T6">ﯛ</text:span><text:span text:style-name="T24"> </text:span><text:span text:style-name="T6">ﯜ</text:span><text:span text:style-name="T24"> </text:span><text:span text:style-name="T6">ﯝ</text:span><text:span text:style-name="T24"> </text:span><text:span text:style-name="T6">ﯞ</text:span><text:span text:style-name="T24"> </text:span><text:span text:style-name="T6">ﯟ</text:span><text:span text:style-name="T24"> </text:span><text:span text:style-name="T6">ﯠ</text:span><text:span text:style-name="T24"> </text:span><text:span text:style-name="T6">ﯡ</text:span><text:span text:style-name="T24"> </text:span><text:span text:style-name="T6">ﯢ</text:span><text:span text:style-name="T24"> </text:span><text:span text:style-name="T6">ﯣ</text:span><text:span text:style-name="T24"> </text:span><text:span text:style-name="T6">ﯤﯥ</text:span><text:span text:style-name="T24"> </text:span><text:span text:style-name="T6">ﯦ</text:span><text:span text:style-name="T24"> </text:span><text:span text:style-name="T6">ﯧ</text:span><text:span text:style-name="T24"> </text:span><text:span text:style-name="T6">ﯨ</text:span><text:span text:style-name="T24"> </text:span><text:span text:style-name="T6">ﯩ</text:span></text:p>
      <text:p text:style-name="P21"><text:span text:style-name="T6">ﯪ</text:span><text:span text:style-name="T24"> </text:span><text:span text:style-name="T6">ﯫ</text:span><text:span text:style-name="T24"> </text:span><text:span text:style-name="T6">ﯬ</text:span><text:span text:style-name="T24"> </text:span><text:span text:style-name="T6">ﯭ</text:span><text:span text:style-name="T24"> </text:span><text:span text:style-name="T6">ﯮ</text:span><text:span text:style-name="T24"> </text:span><text:span text:style-name="T6">ﯯ</text:span><text:span text:style-name="T24"> </text:span><text:span text:style-name="T6">ﯰ</text:span><text:span text:style-name="T24"> </text:span><text:span text:style-name="T6">ﯱ</text:span><text:span text:style-name="T24"> </text:span><text:span text:style-name="T6">ﯲ</text:span><text:span text:style-name="T24"> </text:span><text:span text:style-name="T6">ﯳ</text:span><text:span text:style-name="T24"> </text:span><text:span text:style-name="T6">ﯴ</text:span><text:span text:style-name="T24"> </text:span><text:span text:style-name="T6">ﯵ</text:span><text:span text:style-name="T24"> </text:span><text:span text:style-name="T6">ﯶ</text:span><text:span text:style-name="T24"> </text:span><text:span text:style-name="T6">ﯷ</text:span><text:span text:style-name="T24"> </text:span><text:span text:style-name="T6">ﯸ</text:span><text:span text:style-name="T24"> </text:span><text:span text:style-name="T6">ﯹ</text:span><text:span text:style-name="T24"> </text:span><text:span text:style-name="T6">ﯺ</text:span><text:span text:style-name="T24"> </text:span><text:span text:style-name="T6">ﯻ</text:span><text:span text:style-name="T24"> </text:span><text:span text:style-name="T6">ﯼ</text:span><text:span text:style-name="T24"> </text:span><text:span text:style-name="T6">ﯽ</text:span><text:span text:style-name="T24"> </text:span><text:span text:style-name="T6">ﯾﯿ</text:span><text:span text:style-name="T24"> </text:span><text:span text:style-name="T6">ﰀ</text:span><text:span text:style-name="T24"> </text:span><text:span text:style-name="T6">ﰁ</text:span><text:span text:style-name="T24"> </text:span><text:span text:style-name="T6">ﰂ</text:span><text:span text:style-name="T24"> </text:span><text:span text:style-name="T6">ﰃ</text:span><text:span text:style-name="T24"> </text:span><text:span text:style-name="T6">ﰄ</text:span><text:span text:style-name="T24"> </text:span><text:span text:style-name="T6">ﰅ</text:span><text:span text:style-name="T24"> </text:span><text:span text:style-name="T6">ﰆﰇ</text:span><text:span text:style-name="T24"> </text:span><text:span text:style-name="T6">ﰈ</text:span><text:span text:style-name="T24"> </text:span><text:span text:style-name="T6">ﰉ</text:span><text:span text:style-name="T24"> </text:span><text:span text:style-name="T6">ﰊ</text:span><text:span text:style-name="T24"> </text:span><text:span text:style-name="T6">ﰋ</text:span></text:p>
      <text:p text:style-name="P5"><text:span text:style-name="T7">ﭑ</text:span><text:span text:style-name="T24"> </text:span><text:span text:style-name="T7">ﭒ</text:span><text:span text:style-name="T24"> </text:span><text:span text:style-name="T7">ﭓ</text:span><text:span text:style-name="T24"> </text:span><text:span text:style-name="T7">ﭔ</text:span><text:span text:style-name="T24"> </text:span><text:span text:style-name="T7">ﭕ</text:span><text:span text:style-name="T24"> </text:span><text:span text:style-name="T7">ﭖ</text:span><text:span text:style-name="T24"> </text:span><text:span text:style-name="T7">ﭗ</text:span><text:span text:style-name="T24"> </text:span><text:span text:style-name="T7">ﭘ</text:span><text:span text:style-name="T24"> </text:span><text:span text:style-name="T7">ﭙ</text:span><text:span text:style-name="T24"> </text:span><text:span text:style-name="T7">ﭚ</text:span><text:span text:style-name="T24"> </text:span><text:span text:style-name="T7">ﭛ</text:span><text:span text:style-name="T24"> </text:span><text:span text:style-name="T7">ﭜ</text:span><text:span text:style-name="T24"> </text:span><text:span text:style-name="T7">ﭝ</text:span><text:span text:style-name="T24"> </text:span><text:span text:style-name="T7">ﭞ</text:span><text:span text:style-name="T24"> </text:span><text:span text:style-name="T7">ﭟ</text:span><text:span text:style-name="T24"> </text:span><text:span text:style-name="T7">ﭠﭡ</text:span><text:span text:style-name="T24"> </text:span><text:span text:style-name="T7">ﭢ</text:span><text:span text:style-name="T24"> </text:span><text:span text:style-name="T7">ﭣ</text:span><text:span text:style-name="T24"> </text:span><text:span text:style-name="T7">ﭤ</text:span><text:span text:style-name="T24"> </text:span><text:span text:style-name="T7">ﭥ</text:span><text:span text:style-name="T24"> </text:span><text:span text:style-name="T7">ﭦ</text:span><text:span text:style-name="T24"> </text:span><text:span text:style-name="T7">ﭧ</text:span><text:span text:style-name="T24"> </text:span><text:span text:style-name="T7">ﭨ</text:span><text:span text:style-name="T24"> </text:span><text:span text:style-name="T7">ﭩ</text:span><text:span text:style-name="T24"> </text:span><text:span text:style-name="T7">ﭪ</text:span><text:span text:style-name="T24"> </text:span><text:span text:style-name="T7">ﭫ</text:span><text:span text:style-name="T24"> </text:span><text:span text:style-name="T7">ﭬ</text:span><text:span text:style-name="T24"> </text:span><text:span text:style-name="T7">ﭭ</text:span><text:span text:style-name="T24"> </text:span><text:span text:style-name="T7">ﭮ</text:span><text:span text:style-name="T24"> </text:span><text:span text:style-name="T7">ﭯﭰ</text:span></text:p>
      <text:p text:style-name="P22"><text:span text:style-name="T7">ﭱ</text:span><text:span text:style-name="T24"> </text:span><text:span text:style-name="T7">ﭲ</text:span><text:span text:style-name="T24"> </text:span><text:span text:style-name="T7">ﭳ</text:span><text:span text:style-name="T24"> </text:span><text:span text:style-name="T7">ﭴ</text:span><text:span text:style-name="T24"> </text:span><text:span text:style-name="T7">ﭵ</text:span><text:span text:style-name="T24"> </text:span><text:span text:style-name="T7">ﭶﭷ</text:span><text:span text:style-name="T24"> </text:span><text:span text:style-name="T7">ﭸ</text:span><text:span text:style-name="T24"> </text:span><text:span text:style-name="T7">ﭹ</text:span><text:span text:style-name="T24"> </text:span><text:span text:style-name="T7">ﭺ</text:span><text:span text:style-name="T24"> </text:span><text:span text:style-name="T7">ﭻ</text:span><text:span text:style-name="T24"> </text:span><text:span text:style-name="T7">ﭼ</text:span><text:span text:style-name="T24"> </text:span><text:span text:style-name="T7">ﭽ</text:span><text:span text:style-name="T24"> </text:span><text:span text:style-name="T7">ﭾ</text:span><text:span text:style-name="T24"> </text:span><text:span text:style-name="T7">ﭿ</text:span><text:span text:style-name="T24"> </text:span><text:span text:style-name="T7">ﮀ</text:span><text:span text:style-name="T24"> </text:span><text:span text:style-name="T7">ﮁ</text:span><text:span text:style-name="T24"> </text:span><text:span text:style-name="T7">ﮂ</text:span><text:span text:style-name="T24"> </text:span><text:span text:style-name="T7">ﮃ</text:span><text:span text:style-name="T24"> </text:span><text:span text:style-name="T7">ﮄ</text:span><text:span text:style-name="T24"> </text:span><text:span text:style-name="T7">ﮅ</text:span><text:span text:style-name="T24"> </text:span><text:span text:style-name="T7">ﮆ</text:span><text:span text:style-name="T24"> </text:span><text:span text:style-name="T7">ﮇ</text:span><text:span text:style-name="T24"> </text:span><text:span text:style-name="T7">ﮈ</text:span><text:span text:style-name="T24"> </text:span><text:span text:style-name="T7">ﮉ</text:span><text:span text:style-name="T24"> </text:span><text:span text:style-name="T7">ﮊ</text:span><text:span text:style-name="T24"> </text:span><text:span text:style-name="T7">ﮋ</text:span><text:span text:style-name="T24"> </text:span><text:span text:style-name="T7">ﮌ</text:span><text:span text:style-name="T24"> </text:span><text:span text:style-name="T7">ﮍ</text:span><text:span text:style-name="T24"> </text:span><text:span text:style-name="T7">ﮎ</text:span><text:span text:style-name="T24"> </text:span><text:span text:style-name="T7">ﮏ</text:span><text:span text:style-name="T24"> </text:span><text:span text:style-name="T7">ﮐ</text:span><text:span text:style-name="T24"> </text:span><text:span text:style-name="T7">ﮑ</text:span><text:span text:style-name="T24"> </text:span><text:span text:style-name="T7">ﮒ</text:span><text:span text:style-name="T24"> </text:span><text:span text:style-name="T7">ﮓ</text:span><text:span text:style-name="T24"> </text:span><text:span text:style-name="T7">ﮔ</text:span><text:span text:style-name="T24"> </text:span><text:span text:style-name="T7">ﮕ</text:span><text:span text:style-name="T24"> </text:span><text:span text:style-name="T7">ﮖ</text:span><text:span text:style-name="T24"> </text:span><text:span text:style-name="T7">ﮗ</text:span><text:span text:style-name="T24"> </text:span><text:span text:style-name="T7">ﮘ</text:span><text:span text:style-name="T24"> </text:span><text:span text:style-name="T7">ﮙ</text:span><text:span text:style-name="T24"> </text:span><text:span text:style-name="T7">ﮚ</text:span><text:span text:style-name="T24"> </text:span><text:span text:style-name="T7">ﮛﮜ</text:span><text:span text:style-name="T24"> </text:span><text:span text:style-name="T7">ﮝ</text:span><text:span text:style-name="T24"> </text:span><text:span text:style-name="T7">ﮞ</text:span><text:span text:style-name="T24"> </text:span><text:span text:style-name="T7">ﮟ</text:span><text:span text:style-name="T24"> </text:span><text:span text:style-name="T7">ﮠ</text:span><text:span text:style-name="T24"> </text:span><text:span text:style-name="T7">ﮡ</text:span><text:span text:style-name="T24"> </text:span><text:span text:style-name="T7">ﮢ</text:span><text:span text:style-name="T24"> </text:span><text:span text:style-name="T7">ﮣ</text:span><text:span text:style-name="T24"> </text:span><text:span text:style-name="T7">ﮤ</text:span><text:span text:style-name="T24"> </text:span><text:span text:style-name="T7">ﮥ</text:span><text:span text:style-name="T24"> </text:span><text:span text:style-name="T7">ﮦ</text:span><text:span text:style-name="T24"> </text:span><text:span text:style-name="T7">ﮧ</text:span><text:span text:style-name="T24"> </text:span><text:span text:style-name="T7">ﮨ</text:span><text:span text:style-name="T24"> </text:span><text:span text:style-name="T7">ﮩ</text:span><text:span text:style-name="T24"> </text:span><text:span text:style-name="T7">ﮪ</text:span><text:span text:style-name="T24"> </text:span><text:span text:style-name="T7">ﮫ</text:span><text:span text:style-name="T24"> </text:span><text:span text:style-name="T7">ﮬﮭ</text:span><text:span text:style-name="T24"> </text:span><text:span text:style-name="T7">ﮮ</text:span><text:span text:style-name="T24"> </text:span><text:span text:style-name="T7">ﮯ</text:span><text:span text:style-name="T24"> </text:span><text:span text:style-name="T7">ﮰ</text:span><text:span text:style-name="T24"> </text:span><text:span text:style-name="T7">ﮱ</text:span><text:span text:style-name="T24"> </text:span><text:span text:style-name="T7">ﯓ</text:span><text:span text:style-name="T24"> </text:span><text:span text:style-name="T7">ﯔ</text:span><text:span text:style-name="T24"> </text:span><text:span text:style-name="T7">ﯕ</text:span><text:span text:style-name="T24"> </text:span><text:span text:style-name="T7">ﯖ</text:span><text:span text:style-name="T24"> </text:span><text:span text:style-name="T7">ﯗ</text:span><text:span text:style-name="T24"> </text:span><text:span text:style-name="T7">ﯘ</text:span><text:span text:style-name="T24"> </text:span><text:span text:style-name="T7">ﯙ</text:span><text:span text:style-name="T24"> </text:span><text:span text:style-name="T7">ﯚ</text:span><text:span text:style-name="T24"> </text:span><text:span text:style-name="T7">ﯛ</text:span><text:span text:style-name="T24"> </text:span><text:span text:style-name="T7">ﯜ</text:span><text:span text:style-name="T24"> </text:span><text:span text:style-name="T7">ﯝ</text:span><text:span text:style-name="T24"> </text:span><text:span text:style-name="T7">ﯞ</text:span><text:span text:style-name="T24"> </text:span><text:span text:style-name="T7">ﯟ</text:span><text:span text:style-name="T24"> </text:span><text:span text:style-name="T7">ﯠ</text:span><text:span text:style-name="T24"> </text:span><text:span text:style-name="T7">ﯡ</text:span><text:span text:style-name="T24"> </text:span><text:span text:style-name="T7">ﯢ</text:span><text:span text:style-name="T24"> </text:span><text:span text:style-name="T7">ﯣ</text:span><text:span text:style-name="T24"> </text:span><text:span text:style-name="T7">ﯤ</text:span><text:span text:style-name="T24"> </text:span><text:span text:style-name="T7">ﯥ</text:span><text:span text:style-name="T24"> </text:span><text:span text:style-name="T7">ﯦ</text:span><text:span text:style-name="T24"> </text:span><text:span text:style-name="T7">ﯧ</text:span><text:span text:style-name="T24"> </text:span><text:span text:style-name="T7">ﯨ</text:span><text:span text:style-name="T24"> </text:span><text:span text:style-name="T7">ﯩ</text:span><text:span text:style-name="T24"> </text:span><text:span text:style-name="T7">ﯪ</text:span><text:span text:style-name="T24"> </text:span><text:span text:style-name="T7">ﯫ</text:span><text:span text:style-name="T24"> </text:span><text:span text:style-name="T7">ﯬ</text:span><text:span text:style-name="T24"> </text:span><text:span text:style-name="T7">ﯭ</text:span><text:span text:style-name="T24"> </text:span><text:span text:style-name="T7">ﯮ</text:span><text:span text:style-name="T24"> </text:span><text:span text:style-name="T7">ﯯ</text:span><text:span text:style-name="T24"> </text:span><text:span text:style-name="T7">ﯰ</text:span><text:span text:style-name="T24"> </text:span><text:span text:style-name="T7">ﯱ</text:span><text:span text:style-name="T24"> </text:span><text:span text:style-name="T7">ﯲ</text:span><text:span text:style-name="T24"> </text:span><text:span text:style-name="T7">ﯳ</text:span><text:span text:style-name="T24"> </text:span><text:span text:style-name="T7">ﯴ</text:span><text:span text:style-name="T24"> </text:span><text:span text:style-name="T7">ﯵ</text:span><text:span text:style-name="T24"> </text:span><text:span text:style-name="T7">ﯶ</text:span><text:span text:style-name="T24"> </text:span><text:span text:style-name="T7">ﯷ</text:span><text:span text:style-name="T24"> </text:span><text:span text:style-name="T7">ﯸ</text:span><text:span text:style-name="T24"> </text:span><text:span text:style-name="T7">ﯹ</text:span><text:span text:style-name="T24"> </text:span><text:span text:style-name="T7">ﯺ</text:span><text:span text:style-name="T24"> </text:span><text:span text:style-name="T7">ﯻ</text:span><text:span text:style-name="T24"> </text:span><text:span text:style-name="T7">ﯼ</text:span><text:span text:style-name="T24"> </text:span><text:span text:style-name="T7">ﯽ</text:span><text:span text:style-name="T24"> </text:span><text:span text:style-name="T7">ﯾ</text:span><text:span text:style-name="T24"> </text:span><text:span text:style-name="T7">ﯿ</text:span><text:span text:style-name="T24"> </text:span><text:span text:style-name="T7">ﰀﰁ</text:span><text:span text:style-name="T24"> </text:span><text:span text:style-name="T7">ﰂ</text:span><text:span text:style-name="T24"> </text:span><text:span text:style-name="T7">ﰃ</text:span><text:span text:style-name="T24"> </text:span><text:span text:style-name="T7">ﰄﰅ</text:span><text:span text:style-name="T24"> </text:span><text:span text:style-name="T7">ﰆ</text:span><text:span text:style-name="T24"> </text:span><text:span text:style-name="T7">ﰇ</text:span><text:span text:style-name="T24"> </text:span><text:span text:style-name="T7">ﰈ</text:span><text:span text:style-name="T24"> </text:span><text:span text:style-name="T7">ﰉ</text:span><text:span text:style-name="T24"> </text:span><text:span text:style-name="T7">ﰊ</text:span><text:span text:style-name="T24"> </text:span><text:span text:style-name="T7">ﰋ</text:span></text:p>
      <text:p text:style-name="P6"><text:span text:style-name="T9">ﭑ</text:span><text:span text:style-name="T24"> </text:span><text:span text:style-name="T8">ﭒ</text:span><text:span text:style-name="T24"> </text:span><text:span text:style-name="T8">ﭓ</text:span><text:span text:style-name="T24"> </text:span><text:span text:style-name="T8">ﭔ</text:span><text:span text:style-name="T24"> </text:span><text:span text:style-name="T8">ﭕ</text:span><text:span text:style-name="T24"> </text:span><text:span text:style-name="T8">ﭖ</text:span><text:span text:style-name="T24"> </text:span><text:span text:style-name="T8">ﭗ</text:span><text:span text:style-name="T24"> </text:span><text:span text:style-name="T8">ﭘﭙ</text:span><text:span text:style-name="T24"> </text:span><text:span text:style-name="T8">ﭚ</text:span><text:span text:style-name="T24"> </text:span><text:span text:style-name="T8">ﭛ</text:span><text:span text:style-name="T24"> </text:span><text:span text:style-name="T8">ﭜ</text:span><text:span text:style-name="T24"> </text:span><text:span text:style-name="T8">ﭝﭞ</text:span><text:span text:style-name="T24"> </text:span><text:span text:style-name="T8">ﭟ</text:span><text:span text:style-name="T24"> </text:span><text:span text:style-name="T8">ﭠ</text:span><text:span text:style-name="T24"> </text:span><text:span text:style-name="T8">ﭡ</text:span><text:span text:style-name="T24"> </text:span><text:span text:style-name="T8">ﭢ</text:span><text:span text:style-name="T24"> </text:span><text:span text:style-name="T8">ﭣ</text:span><text:span text:style-name="T24"> </text:span><text:span text:style-name="T8">ﭤ</text:span><text:span text:style-name="T24"> </text:span><text:span text:style-name="T8">ﭥ</text:span><text:span text:style-name="T24"> </text:span><text:span text:style-name="T8">ﭦ</text:span><text:span text:style-name="T24"> </text:span><text:span text:style-name="T8">ﭧ</text:span><text:span text:style-name="T24"> </text:span><text:span text:style-name="T8">ﭨ</text:span><text:span text:style-name="T24"> </text:span><text:span text:style-name="T8">ﭩ</text:span><text:span text:style-name="T24"> </text:span><text:span text:style-name="T8">ﭪ</text:span><text:span text:style-name="T24"> </text:span><text:span text:style-name="T8">ﭫ</text:span><text:span text:style-name="T24"> </text:span><text:span text:style-name="T8">ﭬ</text:span><text:span text:style-name="T24"> </text:span><text:span text:style-name="T8">ﭭ</text:span><text:span text:style-name="T24"> </text:span><text:span text:style-name="T8">ﭮ</text:span><text:span text:style-name="T24"> </text:span><text:span text:style-name="T8">ﭯ</text:span><text:span text:style-name="T24"> </text:span><text:span text:style-name="T8">ﭰ</text:span><text:span text:style-name="T24"> </text:span><text:span text:style-name="T8">ﭱ</text:span><text:span text:style-name="T24"> </text:span><text:span text:style-name="T8">ﭲ</text:span><text:span text:style-name="T24"> </text:span><text:span text:style-name="T8">ﭳ</text:span><text:span text:style-name="T24"> </text:span><text:span text:style-name="T8">ﭴ</text:span><text:span text:style-name="T24"> </text:span><text:span text:style-name="T8">ﭵ</text:span><text:span text:style-name="T24"> </text:span><text:span text:style-name="T8">ﭶ</text:span><text:span text:style-name="T24"> </text:span><text:span text:style-name="T8">ﭷﭸ</text:span><text:span text:style-name="T24"> </text:span><text:span text:style-name="T8">ﭹ</text:span><text:span text:style-name="T24"> </text:span><text:span text:style-name="T8">ﭺ</text:span><text:span text:style-name="T24"> </text:span><text:span text:style-name="T8">ﭻ</text:span><text:span text:style-name="T24"> </text:span><text:span text:style-name="T8">ﭼ</text:span><text:span text:style-name="T24"> </text:span><text:span text:style-name="T8">ﭽ</text:span><text:span text:style-name="T24"> </text:span><text:span text:style-name="T8">ﭾﭿ</text:span><text:span text:style-name="T24"> </text:span><text:span text:style-name="T8">ﮀ</text:span><text:span text:style-name="T24"> </text:span><text:span text:style-name="T8">ﮁ</text:span></text:p>
      <text:p text:style-name="P23"><text:span text:style-name="T8">ﮂ</text:span><text:span text:style-name="T24"> </text:span><text:span text:style-name="T8">ﮃ</text:span><text:span text:style-name="T24"> </text:span><text:span text:style-name="T8">ﮄ</text:span><text:span text:style-name="T24"> </text:span><text:span text:style-name="T8">ﮅ</text:span><text:span text:style-name="T24"> </text:span><text:span text:style-name="T8">ﮆ</text:span><text:span text:style-name="T24"> </text:span><text:span text:style-name="T8">ﮇ</text:span><text:span text:style-name="T24"> </text:span><text:span text:style-name="T8">ﮈ</text:span><text:span text:style-name="T24"> </text:span><text:span text:style-name="T8">ﮉ</text:span><text:span text:style-name="T24"> </text:span><text:span text:style-name="T8">ﮊ</text:span><text:span text:style-name="T24"> </text:span><text:span text:style-name="T8">ﮋﮌ</text:span><text:span text:style-name="T24"> </text:span><text:span text:style-name="T8">ﮍ</text:span><text:span text:style-name="T24"> </text:span><text:span text:style-name="T8">ﮎ</text:span><text:span text:style-name="T24"> </text:span><text:span text:style-name="T8">ﮏ</text:span><text:span text:style-name="T24"> </text:span><text:span text:style-name="T8">ﮐﮑ</text:span><text:span text:style-name="T24"> </text:span><text:span text:style-name="T8">ﮒ</text:span><text:span text:style-name="T24"> </text:span><text:span text:style-name="T8">ﮓ</text:span><text:span text:style-name="T24"> </text:span><text:span text:style-name="T8">ﮔ</text:span><text:span text:style-name="T24"> </text:span><text:span text:style-name="T8">ﮕﮖ</text:span><text:span text:style-name="T24"> </text:span><text:span text:style-name="T8">ﮗ</text:span><text:span text:style-name="T24"> </text:span><text:span text:style-name="T8">ﮘ</text:span><text:span text:style-name="T24"> </text:span><text:span text:style-name="T8">ﮙ</text:span><text:span text:style-name="T24"> </text:span><text:span text:style-name="T8">ﮚ</text:span><text:span text:style-name="T24"> </text:span><text:span text:style-name="T8">ﮛ</text:span><text:span text:style-name="T24"> </text:span><text:span text:style-name="T8">ﮜ</text:span><text:span text:style-name="T24"> </text:span><text:span text:style-name="T8">ﮝ</text:span><text:span text:style-name="T24"> </text:span><text:span text:style-name="T8">ﮞ</text:span><text:span text:style-name="T24"> </text:span><text:span text:style-name="T8">ﮟ</text:span><text:span text:style-name="T24"> </text:span><text:span text:style-name="T8">ﮠ</text:span><text:span text:style-name="T24"> </text:span><text:span text:style-name="T8">ﮡ</text:span><text:span text:style-name="T24"> </text:span><text:span text:style-name="T8">ﮢ</text:span><text:span text:style-name="T24"> </text:span><text:span text:style-name="T8">ﮣ</text:span><text:span text:style-name="T24"> </text:span><text:span text:style-name="T8">ﮤ</text:span><text:span text:style-name="T24"> </text:span><text:span text:style-name="T8">ﮥ</text:span><text:span text:style-name="T24"> </text:span><text:span text:style-name="T8">ﮦ</text:span><text:span text:style-name="T24"> </text:span><text:span text:style-name="T8">ﮧ</text:span><text:span text:style-name="T24"> </text:span><text:span text:style-name="T8">ﮨ</text:span><text:span text:style-name="T24"> </text:span><text:span text:style-name="T8">ﮩ</text:span><text:span text:style-name="T24"> </text:span><text:span text:style-name="T8">ﮪ</text:span><text:span text:style-name="T24"> </text:span><text:span text:style-name="T8">ﮫ</text:span><text:span text:style-name="T24"> </text:span><text:span text:style-name="T8">ﮬ</text:span><text:span text:style-name="T24"> </text:span><text:span text:style-name="T8">ﮭ</text:span><text:span text:style-name="T24"> </text:span><text:span text:style-name="T8">ﮮ</text:span><text:span text:style-name="T24"> </text:span><text:span text:style-name="T8">ﮯ</text:span><text:span text:style-name="T24"> </text:span><text:span text:style-name="T8">ﮰ</text:span><text:span text:style-name="T24"> </text:span><text:span text:style-name="T8">ﮱ</text:span><text:span text:style-name="T24"> </text:span><text:span text:style-name="T8">ﯓ</text:span><text:span text:style-name="T24"> </text:span><text:span text:style-name="T8">ﯔ</text:span><text:span text:style-name="T24"> </text:span><text:span text:style-name="T8">ﯕ</text:span><text:span text:style-name="T24"> </text:span><text:span text:style-name="T8">ﯖ</text:span><text:span text:style-name="T24"> </text:span><text:span text:style-name="T8">ﯗ</text:span></text:p>
      <text:p text:style-name="P23"><text:span text:style-name="T8">ﯘ</text:span><text:span text:style-name="T24"> </text:span><text:span text:style-name="T8">ﯙ</text:span><text:span text:style-name="T24"> </text:span><text:span text:style-name="T8">ﯚ</text:span><text:span text:style-name="T24"> </text:span><text:span text:style-name="T8">ﯛ</text:span><text:span text:style-name="T24"> </text:span><text:span text:style-name="T8">ﯜ</text:span><text:span text:style-name="T24"> </text:span><text:span text:style-name="T8">ﯝ</text:span><text:span text:style-name="T24"> </text:span><text:span text:style-name="T8">ﯞ</text:span><text:span text:style-name="T24"> </text:span><text:span text:style-name="T8">ﯟ</text:span><text:span text:style-name="T24"> </text:span><text:span text:style-name="T8">ﯠ</text:span></text:p>
      <text:p text:style-name="P23"><text:span text:style-name="T8">ﯡ</text:span><text:span text:style-name="T24"> </text:span><text:span text:style-name="T8">ﯢ</text:span><text:span text:style-name="T24"> </text:span><text:span text:style-name="T8">ﯣ</text:span><text:span text:style-name="T24"> </text:span><text:span text:style-name="T8">ﯤ</text:span><text:span text:style-name="T24"> </text:span><text:span text:style-name="T8">ﯥ</text:span><text:span text:style-name="T24"> </text:span><text:span text:style-name="T8">ﯦﯧ</text:span><text:span text:style-name="T24"> </text:span><text:span text:style-name="T8">ﯨ</text:span><text:span text:style-name="T24"> </text:span><text:span text:style-name="T8">ﯩ</text:span><text:span text:style-name="T24"> </text:span><text:span text:style-name="T8">ﯪ</text:span><text:span text:style-name="T24"> </text:span><text:span text:style-name="T8">ﯫ</text:span><text:span text:style-name="T24"> </text:span><text:span text:style-name="T8">ﯬ</text:span><text:span text:style-name="T24"> </text:span><text:span text:style-name="T8">ﯭ</text:span><text:span text:style-name="T24"> </text:span><text:span text:style-name="T8">ﯮ</text:span><text:span text:style-name="T24"> </text:span><text:span text:style-name="T8">ﯯ</text:span><text:span text:style-name="T24"> </text:span><text:span text:style-name="T8">ﯰ</text:span><text:span text:style-name="T24"> </text:span><text:span text:style-name="T8">ﯱ</text:span><text:span text:style-name="T24"> </text:span><text:span text:style-name="T8">ﯲ</text:span><text:span text:style-name="T24"> </text:span><text:span text:style-name="T8">ﯳ</text:span><text:span text:style-name="T24"> </text:span><text:span text:style-name="T8">ﯴ</text:span><text:span text:style-name="T24"> </text:span><text:span text:style-name="T8">ﯵ</text:span><text:span text:style-name="T24"> </text:span><text:span text:style-name="T8">ﯶ</text:span><text:span text:style-name="T24"> </text:span><text:span text:style-name="T8">ﯷ</text:span><text:span text:style-name="T24"> </text:span><text:span text:style-name="T8">ﯸ</text:span><text:span text:style-name="T24"> </text:span><text:span text:style-name="T8">ﯹ</text:span><text:span text:style-name="T24"> </text:span><text:span text:style-name="T8">ﯺ</text:span><text:span text:style-name="T24"> </text:span><text:span text:style-name="T8">ﯻ</text:span><text:span text:style-name="T24"> </text:span><text:span text:style-name="T8">ﯼ</text:span><text:span text:style-name="T24"> </text:span><text:span text:style-name="T8">ﯽ</text:span><text:span text:style-name="T24"> </text:span><text:span text:style-name="T8">ﯾ</text:span></text:p>
      <text:p text:style-name="P7"><text:span text:style-name="T9">ﭑ</text:span><text:span text:style-name="T24"> </text:span><text:span text:style-name="T9">ﭒ</text:span><text:span text:style-name="T24"> </text:span><text:span text:style-name="T9">ﭓ</text:span><text:span text:style-name="T24"> </text:span><text:span text:style-name="T9">ﭔ</text:span><text:span text:style-name="T24"> </text:span><text:span text:style-name="T9">ﭕ</text:span><text:span text:style-name="T24"> </text:span><text:span text:style-name="T9">ﭖ</text:span><text:span text:style-name="T24"> </text:span><text:span text:style-name="T9">ﭗ</text:span><text:span text:style-name="T24"> </text:span><text:span text:style-name="T9">ﭘ</text:span><text:span text:style-name="T24"> </text:span><text:span text:style-name="T9">ﭙ</text:span><text:span text:style-name="T24"> </text:span><text:span text:style-name="T9">ﭚ</text:span><text:span text:style-name="T24"> </text:span><text:span text:style-name="T9">ﭛ</text:span><text:span text:style-name="T24"> </text:span><text:span text:style-name="T9">ﭜ</text:span><text:span text:style-name="T24"> </text:span><text:span text:style-name="T9">ﭝ</text:span><text:span text:style-name="T24"> </text:span><text:span text:style-name="T9">ﭞ</text:span><text:span text:style-name="T24"> </text:span><text:span text:style-name="T9">ﭟ</text:span><text:span text:style-name="T24"> </text:span><text:span text:style-name="T9">ﭠ</text:span><text:span text:style-name="T24"> </text:span><text:span text:style-name="T9">ﭡ</text:span><text:span text:style-name="T24"> </text:span><text:span text:style-name="T9">ﭢﭣ</text:span><text:span text:style-name="T24"> </text:span><text:span text:style-name="T9">ﭤ</text:span><text:span text:style-name="T24"> </text:span><text:span text:style-name="T9">ﭥ</text:span><text:span text:style-name="T24"> </text:span><text:span text:style-name="T9">ﭦ</text:span><text:span text:style-name="T24"> </text:span><text:span text:style-name="T9">ﭧ</text:span><text:span text:style-name="T24"> </text:span><text:span text:style-name="T9">ﭨ</text:span><text:span text:style-name="T24"> </text:span><text:span text:style-name="T9">ﭩ</text:span><text:span text:style-name="T24"> </text:span><text:span text:style-name="T9">ﭪ</text:span><text:span text:style-name="T24"> </text:span><text:span text:style-name="T9">ﭫ</text:span><text:span text:style-name="T24"> </text:span><text:span text:style-name="T9">ﭬ</text:span><text:span text:style-name="T24"> </text:span><text:span text:style-name="T9">ﭭﭮ</text:span><text:span text:style-name="T24"> </text:span><text:span text:style-name="T9">ﭯ</text:span><text:span text:style-name="T24"> </text:span><text:span text:style-name="T9">ﭰ</text:span><text:span text:style-name="T24"> </text:span><text:span text:style-name="T9">ﭱ</text:span><text:span text:style-name="T24"> </text:span><text:span text:style-name="T9">ﭲ</text:span><text:span text:style-name="T24"> </text:span><text:span text:style-name="T9">ﭳ</text:span><text:span text:style-name="T24"> </text:span><text:span text:style-name="T9">ﭴ</text:span><text:span text:style-name="T24"> </text:span><text:span text:style-name="T9">ﭵ</text:span><text:span text:style-name="T24"> </text:span><text:span text:style-name="T9">ﭶ</text:span><text:span text:style-name="T24"> </text:span><text:span text:style-name="T9">ﭷ</text:span><text:span text:style-name="T24"> </text:span><text:span text:style-name="T9">ﭸ</text:span><text:span text:style-name="T24"> </text:span><text:span text:style-name="T9">ﭹ</text:span><text:span text:style-name="T24"> </text:span><text:span text:style-name="T9">ﭺ</text:span><text:span text:style-name="T24"> </text:span><text:span text:style-name="T9">ﭻ</text:span><text:span text:style-name="T24"> </text:span><text:span text:style-name="T9">ﭼ</text:span><text:span text:style-name="T24"> </text:span><text:span text:style-name="T9">ﭽ</text:span><text:span text:style-name="T24"> </text:span><text:span text:style-name="T9">ﭾ</text:span><text:span text:style-name="T24"> </text:span><text:span text:style-name="T9">ﭿ</text:span><text:span text:style-name="T24"> </text:span><text:span text:style-name="T9">ﮀ</text:span><text:span text:style-name="T24"> </text:span><text:span text:style-name="T9">ﮁ</text:span><text:span text:style-name="T24"> </text:span><text:span text:style-name="T9">ﮂ</text:span><text:span text:style-name="T24"> </text:span><text:span text:style-name="T9">ﮃ</text:span><text:span text:style-name="T24"> </text:span><text:span text:style-name="T9">ﮄ</text:span><text:span text:style-name="T24"> </text:span><text:span text:style-name="T9">ﮅ</text:span><text:span text:style-name="T24"> </text:span><text:span text:style-name="T9">ﮆ</text:span><text:span text:style-name="T24"> </text:span><text:span text:style-name="T9">ﮇ</text:span><text:span text:style-name="T24"> </text:span><text:span text:style-name="T9">ﮈ</text:span><text:span text:style-name="T24"> </text:span><text:span text:style-name="T9">ﮉ</text:span><text:span text:style-name="T24"> </text:span><text:span text:style-name="T9">ﮊﮋ</text:span><text:span text:style-name="T24"> </text:span><text:span text:style-name="T9">ﮌ</text:span><text:span text:style-name="T24"> </text:span><text:span text:style-name="T9">ﮍ</text:span><text:span text:style-name="T24"> </text:span><text:span text:style-name="T9">ﮎ</text:span><text:span text:style-name="T24"> </text:span><text:span text:style-name="T9">ﮏ</text:span><text:span text:style-name="T24"> </text:span><text:span text:style-name="T9">ﮐ</text:span><text:span text:style-name="T24"> </text:span><text:span text:style-name="T9">ﮑ</text:span><text:span text:style-name="T24"> </text:span><text:span text:style-name="T9">ﮒ</text:span><text:span text:style-name="T24"> </text:span><text:span text:style-name="T9">ﮓ</text:span><text:span text:style-name="T24"> </text:span><text:span text:style-name="T9">ﮔ</text:span><text:span text:style-name="T24"> </text:span><text:span text:style-name="T9">ﮕ</text:span><text:span text:style-name="T24"> </text:span><text:span text:style-name="T9">ﮖﮗ</text:span><text:span text:style-name="T24"> </text:span><text:span text:style-name="T9">ﮘ</text:span><text:span text:style-name="T24"> </text:span><text:span text:style-name="T9">ﮙ</text:span><text:span text:style-name="T24"> </text:span><text:span text:style-name="T9">ﮚ</text:span><text:span text:style-name="T24"> </text:span><text:span text:style-name="T9">ﮛ</text:span><text:span text:style-name="T24"> </text:span><text:span text:style-name="T9">ﮜﮝ</text:span><text:span text:style-name="T24"> </text:span><text:span text:style-name="T9">ﮞ</text:span><text:span text:style-name="T24"> </text:span><text:span text:style-name="T9">ﮟ</text:span><text:span text:style-name="T24"> </text:span><text:span text:style-name="T9">ﮠ</text:span><text:span text:style-name="T24"> </text:span><text:span text:style-name="T9">ﮡ</text:span><text:span text:style-name="T24"> </text:span><text:span text:style-name="T9">ﮢ</text:span><text:span text:style-name="T24"> </text:span><text:span text:style-name="T9">ﮣ</text:span><text:span text:style-name="T24"> </text:span><text:span text:style-name="T9">ﮤ</text:span><text:span text:style-name="T24"> </text:span><text:span text:style-name="T9">ﮥ</text:span><text:span text:style-name="T24"> </text:span><text:span text:style-name="T9">ﮦﮧ</text:span><text:span text:style-name="T24"> </text:span><text:span text:style-name="T9">ﮨ</text:span><text:span text:style-name="T24"> </text:span><text:span text:style-name="T9">ﮩ</text:span><text:span text:style-name="T24"> </text:span><text:span text:style-name="T9">ﮪ</text:span><text:span text:style-name="T24"> </text:span><text:span text:style-name="T9">ﮫ</text:span><text:span text:style-name="T24"> </text:span><text:span text:style-name="T9">ﮬ</text:span><text:span text:style-name="T24"> </text:span><text:span text:style-name="T9">ﮭ</text:span><text:span text:style-name="T24"> </text:span><text:span text:style-name="T9">ﮮ</text:span><text:span text:style-name="T24"> </text:span><text:span text:style-name="T9">ﮯ</text:span><text:span text:style-name="T24"> </text:span><text:span text:style-name="T9">ﮰ</text:span><text:span text:style-name="T24"> </text:span><text:span text:style-name="T9">ﮱ</text:span><text:span text:style-name="T24"> </text:span><text:span text:style-name="T9">ﯓ</text:span><text:span text:style-name="T24"> </text:span><text:span text:style-name="T9">ﯔ</text:span><text:span text:style-name="T24"> </text:span><text:span text:style-name="T9">ﯕ</text:span><text:span text:style-name="T24"> </text:span><text:span text:style-name="T9">ﯖ</text:span><text:span text:style-name="T24"> </text:span><text:span text:style-name="T9">ﯗ</text:span><text:span text:style-name="T24"> </text:span><text:span text:style-name="T9">ﯘ</text:span><text:span text:style-name="T24"> </text:span><text:span text:style-name="T9">ﯙﯚ</text:span><text:span text:style-name="T24"> </text:span><text:span text:style-name="T9">ﯛ</text:span><text:span text:style-name="T24"> </text:span><text:span text:style-name="T9">ﯜ</text:span><text:span text:style-name="T24"> </text:span><text:span text:style-name="T9">ﯝ</text:span><text:span text:style-name="T24"> </text:span><text:span text:style-name="T9">ﯞ</text:span><text:span text:style-name="T24"> </text:span><text:span text:style-name="T9">ﯟ</text:span><text:span text:style-name="T24"> </text:span><text:span text:style-name="T9">ﯠﯡ</text:span><text:span text:style-name="T24"> </text:span><text:span text:style-name="T9">ﯢ</text:span><text:span text:style-name="T24"> </text:span><text:span text:style-name="T9">ﯣ</text:span><text:span text:style-name="T24"> </text:span><text:span text:style-name="T9">ﯤ</text:span><text:span text:style-name="T24"> </text:span><text:span text:style-name="T9">ﯥ</text:span><text:span text:style-name="T24"> </text:span><text:span text:style-name="T9">ﯦ</text:span><text:span text:style-name="T24"> </text:span><text:span text:style-name="T9">ﯧﯨ</text:span><text:span text:style-name="T24"> </text:span><text:span text:style-name="T9">ﯩ</text:span><text:span text:style-name="T24"> </text:span><text:span text:style-name="T9">ﯪ</text:span><text:span text:style-name="T24"> </text:span><text:span text:style-name="T9">ﯫ</text:span><text:span text:style-name="T24"> </text:span><text:span text:style-name="T9">ﯬ</text:span><text:span text:style-name="T24"> </text:span><text:span text:style-name="T9">ﯭ</text:span><text:span text:style-name="T24"> </text:span><text:span text:style-name="T9">ﯮ</text:span><text:span text:style-name="T24"> </text:span><text:span text:style-name="T9">ﯯ</text:span><text:span text:style-name="T24"> </text:span><text:span text:style-name="T9">ﯰ</text:span><text:span text:style-name="T24"> </text:span><text:span text:style-name="T9">ﯱ</text:span><text:span text:style-name="T24"> </text:span><text:span text:style-name="T9">ﯲﯳ</text:span><text:span text:style-name="T24"> </text:span><text:span text:style-name="T9">ﯴ</text:span><text:span text:style-name="T24"> </text:span><text:span text:style-name="T9">ﯵ</text:span><text:span text:style-name="T24"> </text:span><text:span text:style-name="T9">ﯶ</text:span><text:span text:style-name="T24"> </text:span><text:span text:style-name="T9">ﯷ</text:span><text:span text:style-name="T24"> </text:span><text:span text:style-name="T9">ﯸ</text:span><text:span text:style-name="T24"> </text:span><text:span text:style-name="T9">ﯹ</text:span><text:span text:style-name="T24"> </text:span><text:span text:style-name="T9">ﯺ</text:span><text:span text:style-name="T24"> </text:span><text:span text:style-name="T9">ﯻ</text:span><text:span text:style-name="T24"> </text:span><text:span text:style-name="T9">ﯼ</text:span><text:span text:style-name="T24"> </text:span><text:span text:style-name="T9">ﯽ</text:span><text:span text:style-name="T24"> </text:span><text:span text:style-name="T9">ﯾ</text:span><text:span text:style-name="T24"> </text:span><text:span text:style-name="T9">ﯿ</text:span><text:span text:style-name="T24"> </text:span><text:span text:style-name="T9">ﰀ</text:span><text:span text:style-name="T24"> </text:span><text:span text:style-name="T9">ﰁ</text:span><text:span text:style-name="T24"> </text:span><text:span text:style-name="T9">ﰂﰃ</text:span><text:span text:style-name="T24"> </text:span><text:span text:style-name="T9">ﰄ</text:span><text:span text:style-name="T24"> </text:span><text:span text:style-name="T9">ﰅ</text:span><text:span text:style-name="T24"> </text:span><text:span text:style-name="T9">ﰆ</text:span><text:span text:style-name="T24"> </text:span><text:span text:style-name="T9">ﰇ</text:span><text:span text:style-name="T24"> </text:span><text:span text:style-name="T9">ﰈ</text:span><text:span text:style-name="T24"> </text:span><text:span text:style-name="T9">ﰉ</text:span><text:span text:style-name="T24"> </text:span><text:span text:style-name="T9">ﰊ</text:span><text:span text:style-name="T24"> </text:span><text:span text:style-name="T9">ﰋ</text:span><text:span text:style-name="T24"> </text:span><text:span text:style-name="T9">ﰌﰍ</text:span><text:span text:style-name="T24"> </text:span><text:span text:style-name="T9">ﰎ</text:span><text:span text:style-name="T24"> </text:span><text:span text:style-name="T9">ﰏ</text:span><text:span text:style-name="T24"> </text:span><text:span text:style-name="T9">ﰐ</text:span><text:span text:style-name="T24"> </text:span><text:span text:style-name="T9">ﰑ</text:span><text:span text:style-name="T24"> </text:span><text:span text:style-name="T9">ﰒﰓ</text:span><text:span text:style-name="T24"> </text:span><text:span text:style-name="T9">ﰔ</text:span><text:span text:style-name="T24"> </text:span><text:span text:style-name="T9">ﰕ</text:span><text:span text:style-name="T24"> </text:span><text:span text:style-name="T9">ﰖ</text:span><text:span text:style-name="T24"> </text:span><text:span text:style-name="T9">ﰗ</text:span><text:span text:style-name="T24"> </text:span><text:span text:style-name="T9">ﰘ</text:span><text:span text:style-name="T24"> </text:span><text:span text:style-name="T9">ﰙ</text:span><text:span text:style-name="T24"> </text:span><text:span text:style-name="T9">ﰚ</text:span><text:span text:style-name="T24"> </text:span><text:span text:style-name="T9">ﰛ</text:span><text:span text:style-name="T24"> </text:span><text:span text:style-name="T9">ﰜ</text:span><text:span text:style-name="T24"> </text:span><text:span text:style-name="T9">ﰝﰞ</text:span><text:span text:style-name="T24"> </text:span><text:span text:style-name="T9">ﰟ</text:span><text:span text:style-name="T24"> </text:span><text:span text:style-name="T9">ﰠ</text:span><text:span text:style-name="T24"> </text:span><text:span text:style-name="T9">ﰡ</text:span><text:span text:style-name="T24"> </text:span><text:span text:style-name="T9">ﰢ</text:span><text:span text:style-name="T24"> </text:span><text:span text:style-name="T9">ﰣ</text:span><text:span text:style-name="T24"> </text:span><text:span text:style-name="T9">ﰤ</text:span></text:p>
      <text:p text:style-name="P29"><text:span text:style-name="T27">ﮌ ﮒ</text:span></text:p>
      <text:p text:style-name="P28"><text:span text:style-name="T27">ﭔﭕﭖ</text:span></text:p>
      <text:p text:style-name="P24"><text:span text:style-name="T10">ﭑ</text:span><text:span text:style-name="T24"> </text:span><text:span text:style-name="T10">ﭒ</text:span><text:span text:style-name="T24"> </text:span><text:span text:style-name="T10">ﭓ</text:span><text:span text:style-name="T24"> </text:span><text:span text:style-name="T10">ﭔ</text:span><text:span text:style-name="T24"> </text:span><text:span text:style-name="T10">ﭕ</text:span><text:span text:style-name="T24"> </text:span><text:span text:style-name="T10">ﭖ</text:span><text:span text:style-name="T24"> </text:span><text:span text:style-name="T10">ﭗ</text:span><text:span text:style-name="T24"> </text:span><text:span text:style-name="T10">ﭘ</text:span><text:span text:style-name="T24"> </text:span><text:span text:style-name="T10">ﭙﭚ</text:span><text:span text:style-name="T24"> </text:span><text:span text:style-name="T10">ﭛ</text:span><text:span text:style-name="T24"> </text:span><text:span text:style-name="T10">ﭜ</text:span><text:span text:style-name="T24"> </text:span><text:span text:style-name="T10">ﭝ</text:span><text:span text:style-name="T24"> </text:span><text:span text:style-name="T10">ﭞ</text:span><text:span text:style-name="T24"> </text:span><text:span text:style-name="T10">ﭟ</text:span><text:span text:style-name="T24"> </text:span><text:span text:style-name="T10">ﭠ</text:span><text:span text:style-name="T24"> </text:span><text:span text:style-name="T10">ﭡ</text:span><text:span text:style-name="T24"> </text:span><text:span text:style-name="T10">ﭢ</text:span><text:span text:style-name="T24"> </text:span><text:span text:style-name="T10">ﭣ</text:span><text:span text:style-name="T24"> </text:span><text:span text:style-name="T10">ﭤ</text:span><text:span text:style-name="T24"> </text:span><text:span text:style-name="T10">ﭥ</text:span><text:span text:style-name="T24"> </text:span><text:span text:style-name="T10">ﭦ</text:span><text:span text:style-name="T24"> </text:span><text:span text:style-name="T10">ﭧ</text:span><text:span text:style-name="T24"> </text:span><text:span text:style-name="T10">ﭨﭩ</text:span><text:span text:style-name="T24"> </text:span><text:span text:style-name="T10">ﭪ</text:span><text:span text:style-name="T24"> </text:span><text:span text:style-name="T10">ﭫ</text:span><text:span text:style-name="T24"> </text:span><text:span text:style-name="T10">ﭬﭭ</text:span><text:span text:style-name="T24"> </text:span><text:span text:style-name="T10">ﭮ</text:span><text:span text:style-name="T24"> </text:span><text:span text:style-name="T10">ﭯ</text:span><text:span text:style-name="T24"> </text:span><text:span text:style-name="T10">ﭰ</text:span><text:span text:style-name="T24"> </text:span><text:span text:style-name="T10">ﭱ</text:span><text:span text:style-name="T24"> </text:span><text:span text:style-name="T10">ﭲ</text:span><text:span text:style-name="T24"> </text:span><text:span text:style-name="T10">ﭳ</text:span><text:span text:style-name="T24"> </text:span><text:span text:style-name="T10">ﭴ</text:span><text:span text:style-name="T24"> </text:span><text:span text:style-name="T10">ﭵ</text:span><text:span text:style-name="T24"> </text:span><text:span text:style-name="T10">ﭶ</text:span><text:span text:style-name="T24"> </text:span><text:span text:style-name="T10">ﭷﭸ</text:span><text:span text:style-name="T24"> </text:span><text:span text:style-name="T10">ﭹ</text:span><text:span text:style-name="T24"> </text:span><text:span text:style-name="T10">ﭺ</text:span><text:span text:style-name="T24"> </text:span><text:span text:style-name="T10">ﭻ</text:span><text:span text:style-name="T24"> </text:span><text:span text:style-name="T10">ﭼ</text:span><text:span text:style-name="T24"> </text:span><text:span text:style-name="T10">ﭽ</text:span><text:span text:style-name="T24"> </text:span><text:span text:style-name="T10">ﭾ</text:span><text:span text:style-name="T24"> </text:span><text:span text:style-name="T10">ﭿ</text:span><text:span text:style-name="T24"> </text:span><text:span text:style-name="T10">ﮀ</text:span><text:span text:style-name="T24"> </text:span><text:span text:style-name="T10">ﮁ</text:span><text:span text:style-name="T24"> </text:span><text:span text:style-name="T10">ﮂ</text:span><text:span text:style-name="T24"> </text:span><text:span text:style-name="T10">ﮃ</text:span><text:span text:style-name="T24"> </text:span><text:span text:style-name="T10">ﮄ</text:span><text:span text:style-name="T24"> </text:span><text:span text:style-name="T10">ﮅ</text:span><text:span text:style-name="T24"> </text:span><text:span text:style-name="T10">ﮆ</text:span><text:span text:style-name="T24"> </text:span><text:span text:style-name="T10">ﮇ</text:span><text:span text:style-name="T24"> </text:span><text:span text:style-name="T10">ﮈ</text:span><text:span text:style-name="T24"> </text:span><text:span text:style-name="T10">ﮉ</text:span><text:span text:style-name="T24"> </text:span><text:span text:style-name="T10">ﮊ</text:span><text:span text:style-name="T24"> </text:span><text:span text:style-name="T10">ﮋ</text:span><text:span text:style-name="T24"> </text:span><text:span text:style-name="T10">ﮌ</text:span><text:span text:style-name="T24"> </text:span><text:span text:style-name="T10">ﮍ</text:span><text:span text:style-name="T24"> </text:span><text:span text:style-name="T10">ﮎ</text:span></text:p>
      <text:p text:style-name="P24"><text:span text:style-name="T10">ﮏ</text:span><text:span text:style-name="T24"> </text:span><text:span text:style-name="T10">ﮐﮑ</text:span><text:span text:style-name="T24"> </text:span><text:span text:style-name="T10">ﮒ</text:span><text:span text:style-name="T24"> </text:span><text:span text:style-name="T10">ﮓ</text:span><text:span text:style-name="T24"> </text:span><text:span text:style-name="T10">ﮔ</text:span><text:span text:style-name="T24"> </text:span><text:span text:style-name="T10">ﮕ</text:span><text:span text:style-name="T24"> </text:span><text:span text:style-name="T10">ﮖ</text:span><text:span text:style-name="T24"> </text:span><text:span text:style-name="T10">ﮗ</text:span><text:span text:style-name="T24"> </text:span><text:span text:style-name="T10">ﮘ</text:span><text:span text:style-name="T24"> </text:span><text:span text:style-name="T10">ﮙ</text:span><text:span text:style-name="T24"> </text:span><text:span text:style-name="T10">ﮚ</text:span><text:span text:style-name="T24"> </text:span><text:span text:style-name="T10">ﮛ</text:span><text:span text:style-name="T24"> </text:span><text:span text:style-name="T10">ﮜ</text:span><text:span text:style-name="T24"> </text:span><text:span text:style-name="T10">ﮝ</text:span><text:span text:style-name="T24"> </text:span><text:span text:style-name="T10">ﮞ</text:span><text:span text:style-name="T24"> </text:span><text:span text:style-name="T10">ﮟ</text:span><text:span text:style-name="T24"> </text:span><text:span text:style-name="T10">ﮠ</text:span><text:span text:style-name="T24"> </text:span><text:span text:style-name="T10">ﮡ</text:span><text:span text:style-name="T24"> </text:span><text:span text:style-name="T10">ﮢ</text:span><text:span text:style-name="T24"> </text:span><text:span text:style-name="T10">ﮣ</text:span><text:span text:style-name="T24"> </text:span><text:span text:style-name="T10">ﮤ</text:span><text:span text:style-name="T24"> </text:span><text:span text:style-name="T10">ﮥ</text:span><text:span text:style-name="T24"> </text:span><text:span text:style-name="T10">ﮦ</text:span><text:span text:style-name="T24"> </text:span><text:span text:style-name="T10">ﮧ</text:span><text:span text:style-name="T24"> </text:span><text:span text:style-name="T10">ﮨ</text:span><text:span text:style-name="T24"> </text:span><text:span text:style-name="T10">ﮩ</text:span><text:span text:style-name="T24"> </text:span><text:span text:style-name="T10">ﮪ</text:span><text:span text:style-name="T24"> </text:span><text:span text:style-name="T10">ﮫ</text:span><text:span text:style-name="T24"> </text:span><text:span text:style-name="T10">ﮬ</text:span><text:span text:style-name="T24"> </text:span><text:span text:style-name="T10">ﮭ</text:span><text:span text:style-name="T24"> </text:span><text:span text:style-name="T10">ﮮ</text:span><text:span text:style-name="T24"> </text:span><text:span text:style-name="T10">ﮯ</text:span><text:span text:style-name="T24"> </text:span><text:span text:style-name="T10">ﮰ</text:span><text:span text:style-name="T24"> </text:span><text:span text:style-name="T10">ﮱ</text:span><text:span text:style-name="T24"> </text:span><text:span text:style-name="T10">ﯓ</text:span><text:span text:style-name="T24"> </text:span><text:span text:style-name="T10">ﯔ</text:span><text:span text:style-name="T24"> </text:span><text:span text:style-name="T10">ﯕ</text:span><text:span text:style-name="T24"> </text:span><text:span text:style-name="T10">ﯖ</text:span><text:span text:style-name="T24"> </text:span><text:span text:style-name="T10">ﯗ</text:span><text:span text:style-name="T24"> </text:span><text:span text:style-name="T10">ﯘ</text:span><text:span text:style-name="T24"> </text:span><text:span text:style-name="T10">ﯙ</text:span><text:span text:style-name="T24"> </text:span><text:span text:style-name="T10">ﯚ</text:span><text:span text:style-name="T24"> </text:span><text:span text:style-name="T10">ﯛ</text:span><text:span text:style-name="T24"> </text:span><text:span text:style-name="T10">ﯜ</text:span><text:span text:style-name="T24"> </text:span><text:span text:style-name="T10">ﯝ</text:span><text:span text:style-name="T24"> </text:span><text:span text:style-name="T10">ﯞ</text:span><text:span text:style-name="T24"> </text:span><text:span text:style-name="T10">ﯟ</text:span><text:span text:style-name="T24"> </text:span><text:span text:style-name="T10">ﯠ</text:span><text:span text:style-name="T24"> </text:span><text:span text:style-name="T10">ﯡ</text:span><text:span text:style-name="T24"> </text:span><text:span text:style-name="T10">ﯢ</text:span><text:span text:style-name="T24"> </text:span><text:span text:style-name="T10">ﯣ</text:span><text:span text:style-name="T24"> </text:span><text:span text:style-name="T10">ﯤ</text:span><text:span text:style-name="T24"> </text:span><text:span text:style-name="T10">ﯥ</text:span><text:span text:style-name="T24"> </text:span><text:span text:style-name="T10">ﯦ</text:span><text:span text:style-name="T24"> </text:span><text:span text:style-name="T10">ﯧ</text:span><text:span text:style-name="T24"> </text:span><text:span text:style-name="T10">ﯨ</text:span><text:span text:style-name="T24"> </text:span><text:span text:style-name="T10">ﯩ</text:span><text:span text:style-name="T24"> </text:span><text:span text:style-name="T10">ﯪ</text:span><text:span text:style-name="T24"> </text:span><text:span text:style-name="T10">ﯫ</text:span><text:span text:style-name="T24"> </text:span><text:span text:style-name="T10">ﯬ</text:span><text:span text:style-name="T24"> </text:span><text:span text:style-name="T10">ﯭ</text:span><text:span text:style-name="T24"> </text:span><text:span text:style-name="T10">ﯮ</text:span><text:span text:style-name="T24"> </text:span><text:span text:style-name="T10">ﯯ</text:span><text:span text:style-name="T24"> </text:span><text:span text:style-name="T10">ﯰﯱ</text:span><text:span text:style-name="T24"> </text:span><text:span text:style-name="T10">ﯲ</text:span><text:span text:style-name="T24"> </text:span><text:span text:style-name="T10">ﯳ</text:span><text:span text:style-name="T24"> </text:span><text:span text:style-name="T10">ﯴ</text:span><text:span text:style-name="T24"> </text:span><text:span text:style-name="T10">ﯵ</text:span><text:span text:style-name="T24"> </text:span><text:span text:style-name="T10">ﯶ</text:span><text:span text:style-name="T24"> </text:span><text:span text:style-name="T10">ﯷ</text:span><text:span text:style-name="T24"> </text:span><text:span text:style-name="T10">ﯸ</text:span><text:span text:style-name="T24"> </text:span><text:span text:style-name="T10">ﯹ</text:span><text:span text:style-name="T24"> </text:span><text:span text:style-name="T10">ﯺ</text:span></text:p>
      <text:p text:style-name="P8"><text:span text:style-name="T11">ﭑ</text:span><text:span text:style-name="T24"> </text:span><text:span text:style-name="T11">ﭒ</text:span><text:span text:style-name="T24"> </text:span><text:span text:style-name="T11">ﭓ</text:span><text:span text:style-name="T24"> </text:span><text:span text:style-name="T11">ﭔ</text:span><text:span text:style-name="T24"> </text:span><text:span text:style-name="T11">ﭕ</text:span><text:span text:style-name="T24"> </text:span><text:span text:style-name="T11">ﭖ</text:span><text:span text:style-name="T24"> </text:span><text:span text:style-name="T11">ﭗ</text:span><text:span text:style-name="T24"> </text:span><text:span text:style-name="T11">ﭘ</text:span><text:span text:style-name="T24"> </text:span><text:span text:style-name="T11">ﭙ</text:span><text:span text:style-name="T24"> </text:span><text:span text:style-name="T11">ﭚ</text:span><text:span text:style-name="T24"> </text:span><text:span text:style-name="T11">ﭛ</text:span><text:span text:style-name="T24"> </text:span><text:span text:style-name="T11">ﭜ</text:span><text:span text:style-name="T24"> </text:span><text:span text:style-name="T11">ﭝ</text:span><text:span text:style-name="T24"> </text:span><text:span text:style-name="T11">ﭞ</text:span><text:span text:style-name="T24"> </text:span><text:span text:style-name="T11">ﭟ</text:span><text:span text:style-name="T24"> </text:span><text:span text:style-name="T11">ﭠ</text:span><text:span text:style-name="T24"> </text:span><text:span text:style-name="T11">ﭡ</text:span><text:span text:style-name="T24"> </text:span><text:span text:style-name="T11">ﭢ</text:span><text:span text:style-name="T24"> </text:span><text:span text:style-name="T11">ﭣ</text:span><text:span text:style-name="T24"> </text:span><text:span text:style-name="T11">ﭤ</text:span><text:span text:style-name="T24"> </text:span><text:span text:style-name="T11">ﭥ</text:span><text:span text:style-name="T24"> </text:span><text:span text:style-name="T11">ﭦ</text:span><text:span text:style-name="T24"> </text:span><text:span text:style-name="T11">ﭧ</text:span><text:span text:style-name="T24"> </text:span><text:span text:style-name="T11">ﭨ</text:span><text:span text:style-name="T24"> </text:span><text:span text:style-name="T11">ﭩ</text:span><text:span text:style-name="T24"> </text:span><text:span text:style-name="T11">ﭪ</text:span><text:span text:style-name="T24"> </text:span><text:span text:style-name="T11">ﭫ</text:span><text:span text:style-name="T24"> </text:span><text:span text:style-name="T11">ﭬ</text:span><text:span text:style-name="T24"> </text:span><text:span text:style-name="T11">ﭭ</text:span><text:span text:style-name="T24"> </text:span><text:span text:style-name="T11">ﭮ</text:span><text:span text:style-name="T24"> </text:span><text:span text:style-name="T11">ﭯ</text:span><text:span text:style-name="T24"> </text:span><text:span text:style-name="T11">ﭰ</text:span><text:span text:style-name="T24"> </text:span><text:span text:style-name="T11">ﭱ</text:span><text:span text:style-name="T24"> </text:span><text:span text:style-name="T11">ﭲ</text:span><text:span text:style-name="T24"> </text:span><text:span text:style-name="T11">ﭳ</text:span><text:span text:style-name="T24"> </text:span><text:span text:style-name="T11">ﭴ</text:span><text:span text:style-name="T24"> </text:span><text:span text:style-name="T11">ﭵ</text:span><text:span text:style-name="T24"> </text:span><text:span text:style-name="T11">ﭶ</text:span><text:span text:style-name="T24"> </text:span><text:span text:style-name="T11">ﭷ</text:span><text:span text:style-name="T24"> </text:span><text:span text:style-name="T11">ﭸ</text:span><text:span text:style-name="T24"> </text:span><text:span text:style-name="T11">ﭹﭺ</text:span><text:span text:style-name="T24"> </text:span><text:span text:style-name="T11">ﭻ</text:span><text:span text:style-name="T24"> </text:span><text:span text:style-name="T11">ﭼﭽ</text:span><text:span text:style-name="T24"> </text:span><text:span text:style-name="T11">ﭾ</text:span><text:span text:style-name="T24"> </text:span><text:span text:style-name="T11">ﭿ</text:span><text:span text:style-name="T24"> </text:span><text:span text:style-name="T11">ﮀ</text:span><text:span text:style-name="T24"> </text:span><text:span text:style-name="T11">ﮁﮂ</text:span><text:span text:style-name="T24"> </text:span><text:span text:style-name="T11">ﮃ</text:span><text:span text:style-name="T24"> </text:span><text:span text:style-name="T11">ﮄ</text:span><text:span text:style-name="T24"> </text:span><text:span text:style-name="T11">ﮅ</text:span><text:span text:style-name="T24"> </text:span><text:span text:style-name="T11">ﮆ</text:span><text:span text:style-name="T24"> </text:span><text:span text:style-name="T11">ﮇ</text:span><text:span text:style-name="T24"> </text:span><text:span text:style-name="T11">ﮈ</text:span><text:span text:style-name="T24"> </text:span><text:span text:style-name="T11">ﮉﮊ</text:span><text:span text:style-name="T24"> </text:span><text:span text:style-name="T11">ﮋ</text:span><text:span text:style-name="T24"> </text:span><text:span text:style-name="T11">ﮌ</text:span><text:span text:style-name="T24"> </text:span><text:span text:style-name="T11">ﮍ</text:span><text:span text:style-name="T24"> </text:span><text:span text:style-name="T11">ﮎ</text:span><text:span text:style-name="T24"> </text:span><text:span text:style-name="T11">ﮏ</text:span><text:span text:style-name="T24"> </text:span><text:span text:style-name="T11">ﮐ</text:span><text:span text:style-name="T24"> </text:span><text:span text:style-name="T11">ﮑ</text:span><text:span text:style-name="T24"> </text:span><text:span text:style-name="T11">ﮒ</text:span><text:span text:style-name="T24"> </text:span><text:span text:style-name="T11">ﮓ</text:span><text:span text:style-name="T24"> </text:span><text:span text:style-name="T11">ﮔ</text:span><text:span text:style-name="T24"> </text:span><text:span text:style-name="T11">ﮕ</text:span><text:span text:style-name="T24"> </text:span><text:span text:style-name="T11">ﮖ</text:span><text:span text:style-name="T24"> </text:span><text:span text:style-name="T11">ﮗ</text:span><text:span text:style-name="T24"> </text:span><text:span text:style-name="T11">ﮘﮙ</text:span><text:span text:style-name="T24"> </text:span><text:span text:style-name="T11">ﮚ</text:span><text:span text:style-name="T24"> </text:span><text:span text:style-name="T11">ﮛ</text:span><text:span text:style-name="T24"> </text:span><text:span text:style-name="T11">ﮜ</text:span><text:span text:style-name="T24"> </text:span><text:span text:style-name="T11">ﮝ</text:span><text:span text:style-name="T24"> </text:span><text:span text:style-name="T11">ﮞ</text:span><text:span text:style-name="T24"> </text:span><text:span text:style-name="T11">ﮟ</text:span><text:span text:style-name="T24"> </text:span><text:span text:style-name="T11">ﮠ</text:span><text:span text:style-name="T24"> </text:span><text:span text:style-name="T11">ﮡ</text:span><text:span text:style-name="T24"> </text:span><text:span text:style-name="T11">ﮢ</text:span><text:span text:style-name="T24"> </text:span><text:span text:style-name="T11">ﮣ</text:span><text:span text:style-name="T24"> </text:span><text:span text:style-name="T11">ﮤ</text:span><text:span text:style-name="T24"> </text:span><text:span text:style-name="T11">ﮥ</text:span><text:span text:style-name="T24"> </text:span><text:span text:style-name="T11">ﮦ</text:span><text:span text:style-name="T24"> </text:span><text:span text:style-name="T11">ﮧ</text:span><text:span text:style-name="T24"> </text:span><text:span text:style-name="T11">ﮨ</text:span><text:span text:style-name="T24"> </text:span><text:span text:style-name="T11">ﮩﮪ</text:span><text:span text:style-name="T24"> </text:span><text:span text:style-name="T11">ﮫ</text:span><text:span text:style-name="T24"> </text:span><text:span text:style-name="T11">ﮬ</text:span><text:span text:style-name="T24"> </text:span><text:span text:style-name="T11">ﮭ</text:span><text:span text:style-name="T24"> </text:span><text:span text:style-name="T11">ﮮ</text:span><text:span text:style-name="T24"> </text:span><text:span text:style-name="T11">ﮯ</text:span><text:span text:style-name="T24"> </text:span><text:span text:style-name="T11">ﮰ</text:span><text:span text:style-name="T24"> </text:span><text:span text:style-name="T11">ﮱ</text:span><text:span text:style-name="T24"> </text:span><text:span text:style-name="T11">ﯓﯔ</text:span><text:span text:style-name="T24"> </text:span><text:span text:style-name="T11">ﯕ</text:span><text:span text:style-name="T24"> </text:span><text:span text:style-name="T11">ﯖ</text:span><text:span text:style-name="T24"> </text:span><text:span text:style-name="T11">ﯗ</text:span><text:span text:style-name="T24"> </text:span><text:span text:style-name="T11">ﯘ</text:span><text:span text:style-name="T24"> </text:span><text:span text:style-name="T11">ﯙ</text:span><text:span text:style-name="T24"> </text:span><text:span text:style-name="T11">ﯚ</text:span><text:span text:style-name="T24"> </text:span><text:span text:style-name="T11">ﯛ</text:span><text:span text:style-name="T24"> </text:span><text:span text:style-name="T11">ﯜ</text:span><text:span text:style-name="T24"> </text:span><text:span text:style-name="T11">ﯝ</text:span><text:span text:style-name="T24"> </text:span><text:span text:style-name="T11">ﯞ</text:span><text:span text:style-name="T24"> </text:span><text:span text:style-name="T11">ﯟ</text:span><text:span text:style-name="T24"> </text:span><text:span text:style-name="T11">ﯠ</text:span><text:span text:style-name="T24"> </text:span><text:span text:style-name="T11">ﯡ</text:span><text:span text:style-name="T24"> </text:span><text:span text:style-name="T11">ﯢ</text:span><text:span text:style-name="T24"> </text:span><text:span text:style-name="T11">ﯣ</text:span><text:span text:style-name="T24"> </text:span><text:span text:style-name="T11">ﯤ</text:span><text:span text:style-name="T24"> </text:span><text:span text:style-name="T11">ﯥ</text:span><text:span text:style-name="T24"> </text:span><text:span text:style-name="T11">ﯦ</text:span><text:span text:style-name="T24"> </text:span><text:span text:style-name="T11">ﯧ</text:span><text:span text:style-name="T24"> </text:span><text:span text:style-name="T11">ﯨ</text:span><text:span text:style-name="T24"> </text:span><text:span text:style-name="T11">ﯩﯪ</text:span><text:span text:style-name="T24"> </text:span><text:span text:style-name="T11">ﯫ</text:span><text:span text:style-name="T24"> </text:span><text:span text:style-name="T11">ﯬ</text:span><text:span text:style-name="T24"> </text:span><text:span text:style-name="T11">ﯭ</text:span><text:span text:style-name="T24"> </text:span><text:span text:style-name="T11">ﯮ</text:span><text:span text:style-name="T24"> </text:span><text:span text:style-name="T11">ﯯ</text:span><text:span text:style-name="T24"> </text:span><text:span text:style-name="T11">ﯰ</text:span><text:span text:style-name="T24"> </text:span><text:span text:style-name="T11">ﯱ</text:span><text:span text:style-name="T24"> </text:span><text:span text:style-name="T11">ﯲ</text:span><text:span text:style-name="T24"> </text:span><text:span text:style-name="T11">ﯳ</text:span><text:span text:style-name="T24"> </text:span><text:span text:style-name="T11">ﯴ</text:span><text:span text:style-name="T24"> </text:span><text:span text:style-name="T11">ﯵ</text:span><text:span text:style-name="T24"> </text:span><text:span text:style-name="T11">ﯶ</text:span><text:span text:style-name="T24"> </text:span><text:span text:style-name="T11">ﯷﯸ</text:span><text:span text:style-name="T24"> </text:span><text:span text:style-name="T11">ﯹ</text:span><text:span text:style-name="T24"> </text:span><text:span text:style-name="T11">ﯺ</text:span><text:span text:style-name="T24"> </text:span><text:span text:style-name="T11">ﯻ</text:span><text:span text:style-name="T24"> </text:span><text:span text:style-name="T11">ﯼ</text:span><text:span text:style-name="T24"> </text:span><text:span text:style-name="T11">ﯽ</text:span><text:span text:style-name="T24"> </text:span><text:span text:style-name="T11">ﯾ</text:span><text:span text:style-name="T24"> </text:span><text:span text:style-name="T11">ﯿ</text:span><text:span text:style-name="T24"> </text:span><text:span text:style-name="T11">ﰀ</text:span><text:span text:style-name="T24"> </text:span><text:span text:style-name="T11">ﰁ</text:span><text:span text:style-name="T24"> </text:span><text:span text:style-name="T11">ﰂ</text:span><text:span text:style-name="T24"> </text:span><text:span text:style-name="T11">ﰃ</text:span><text:span text:style-name="T24"> </text:span><text:span text:style-name="T11">ﰄ</text:span><text:span text:style-name="T24"> </text:span><text:span text:style-name="T11">ﰅﰆ</text:span><text:span text:style-name="T24"> </text:span><text:span text:style-name="T11">ﰇ</text:span><text:span text:style-name="T24"> </text:span><text:span text:style-name="T11">ﰈ</text:span><text:span text:style-name="T24"> </text:span><text:span text:style-name="T11">ﰉ</text:span><text:span text:style-name="T24"> </text:span><text:span text:style-name="T11">ﰊ</text:span></text:p>
      <text:p text:style-name="P9"><text:span text:style-name="T12">ﭑ</text:span><text:span text:style-name="T24"> </text:span><text:span text:style-name="T12">ﭒ</text:span><text:span text:style-name="T24"> </text:span><text:span text:style-name="T12">ﭓ</text:span><text:span text:style-name="T24"> </text:span><text:span text:style-name="T12">ﭔ</text:span><text:span text:style-name="T24"> </text:span><text:span text:style-name="T12">ﭕﭖ</text:span><text:span text:style-name="T24"> </text:span><text:span text:style-name="T12">ﭗ</text:span><text:span text:style-name="T24"> </text:span><text:span text:style-name="T12">ﭘﭙ</text:span><text:span text:style-name="T24"> </text:span><text:span text:style-name="T12">ﭚ</text:span><text:span text:style-name="T24"> </text:span><text:span text:style-name="T12">ﭛ</text:span><text:span text:style-name="T24"> </text:span><text:span text:style-name="T12">ﭜﭝ</text:span><text:span text:style-name="T24"> </text:span><text:span text:style-name="T12">ﭞ</text:span><text:span text:style-name="T24"> </text:span><text:span text:style-name="T12">ﭟ</text:span><text:span text:style-name="T24"> </text:span><text:span text:style-name="T12">ﭠ</text:span><text:span text:style-name="T24"> </text:span><text:span text:style-name="T12">ﭡ</text:span><text:span text:style-name="T24"> </text:span><text:span text:style-name="T12">ﭢ</text:span><text:span text:style-name="T24"> </text:span><text:span text:style-name="T12">ﭣ</text:span><text:span text:style-name="T24"> </text:span><text:span text:style-name="T12">ﭤ</text:span><text:span text:style-name="T24"> </text:span><text:span text:style-name="T12">ﭥﭦ</text:span><text:span text:style-name="T24"> </text:span><text:span text:style-name="T12">ﭧ</text:span><text:span text:style-name="T24"> </text:span><text:span text:style-name="T12">ﭨ</text:span><text:span text:style-name="T24"> </text:span><text:span text:style-name="T12">ﭩ</text:span><text:span text:style-name="T24"> </text:span><text:span text:style-name="T12">ﭪ</text:span><text:span text:style-name="T24"> </text:span><text:span text:style-name="T12">ﭫ</text:span><text:span text:style-name="T24"> </text:span><text:span text:style-name="T12">ﭬ</text:span><text:span text:style-name="T24"> </text:span><text:span text:style-name="T12">ﭭﭮ</text:span><text:span text:style-name="T24"> </text:span><text:span text:style-name="T12">ﭯ</text:span><text:span text:style-name="T24"> </text:span><text:span text:style-name="T12">ﭰ</text:span><text:span text:style-name="T24"> </text:span><text:span text:style-name="T12">ﭱﭲ</text:span><text:span text:style-name="T24"> </text:span><text:span text:style-name="T12">ﭳ</text:span><text:span text:style-name="T24"> </text:span><text:span text:style-name="T12">ﭴ</text:span><text:span text:style-name="T24"> </text:span><text:span text:style-name="T12">ﭵ</text:span><text:span text:style-name="T24"> </text:span><text:span text:style-name="T12">ﭶ</text:span><text:span text:style-name="T24"> </text:span><text:span text:style-name="T12">ﭷ</text:span><text:span text:style-name="T24"> </text:span><text:span text:style-name="T12">ﭸ</text:span><text:span text:style-name="T24"> </text:span><text:span text:style-name="T12">ﭹ</text:span><text:span text:style-name="T24"> </text:span><text:span text:style-name="T12">ﭺ</text:span><text:span text:style-name="T24"> </text:span><text:span text:style-name="T12">ﭻ</text:span><text:span text:style-name="T24"> </text:span><text:span text:style-name="T12">ﭼ</text:span><text:span text:style-name="T24"> </text:span><text:span text:style-name="T12">ﭽ</text:span><text:span text:style-name="T24"> </text:span><text:span text:style-name="T12">ﭾ</text:span><text:span text:style-name="T24"> </text:span><text:span text:style-name="T12">ﭿ</text:span><text:span text:style-name="T24"> </text:span><text:span text:style-name="T12">ﮀ</text:span><text:span text:style-name="T24"> </text:span><text:span text:style-name="T12">ﮁ</text:span><text:span text:style-name="T24"> </text:span><text:span text:style-name="T12">ﮂ</text:span><text:span text:style-name="T24"> </text:span><text:span text:style-name="T12">ﮃﮄ</text:span><text:span text:style-name="T24"> </text:span><text:span text:style-name="T12">ﮅ</text:span><text:span text:style-name="T24"> </text:span><text:span text:style-name="T12">ﮆ</text:span><text:span text:style-name="T24"> </text:span><text:span text:style-name="T12">ﮇ</text:span><text:span text:style-name="T24"> </text:span><text:span text:style-name="T12">ﮈ</text:span><text:span text:style-name="T24"> </text:span><text:span text:style-name="T12">ﮉ</text:span><text:span text:style-name="T24"> </text:span><text:span text:style-name="T12">ﮊ</text:span><text:span text:style-name="T24"> </text:span><text:span text:style-name="T12">ﮋ</text:span><text:span text:style-name="T24"> </text:span><text:span text:style-name="T12">ﮌ</text:span><text:span text:style-name="T24"> </text:span><text:span text:style-name="T12">ﮍ</text:span><text:span text:style-name="T24"> </text:span><text:span text:style-name="T12">ﮎ</text:span><text:span text:style-name="T24"> </text:span><text:span text:style-name="T12">ﮏ</text:span><text:span text:style-name="T24"> </text:span><text:span text:style-name="T12">ﮐ</text:span><text:span text:style-name="T24"> </text:span><text:span text:style-name="T12">ﮑ</text:span><text:span text:style-name="T24"> </text:span><text:span text:style-name="T12">ﮒ</text:span><text:span text:style-name="T24"> </text:span><text:span text:style-name="T12">ﮓ</text:span><text:span text:style-name="T24"> </text:span><text:span text:style-name="T12">ﮔ</text:span><text:span text:style-name="T24"> </text:span><text:span text:style-name="T12">ﮕﮖ</text:span><text:span text:style-name="T24"> </text:span><text:span text:style-name="T12">ﮗ</text:span><text:span text:style-name="T24"> </text:span><text:span text:style-name="T12">ﮘ</text:span><text:span text:style-name="T24"> </text:span><text:span text:style-name="T12">ﮙ</text:span><text:span text:style-name="T24"> </text:span><text:span text:style-name="T12">ﮚ</text:span><text:span text:style-name="T24"> </text:span><text:span text:style-name="T12">ﮛ</text:span><text:span text:style-name="T24"> </text:span><text:span text:style-name="T12">ﮜ</text:span><text:span text:style-name="T24"> </text:span><text:span text:style-name="T12">ﮝ</text:span><text:span text:style-name="T24"> </text:span><text:span text:style-name="T12">ﮞ</text:span><text:span text:style-name="T24"> </text:span><text:span text:style-name="T12">ﮟ</text:span><text:span text:style-name="T24"> </text:span><text:span text:style-name="T12">ﮠ</text:span><text:span text:style-name="T24"> </text:span><text:span text:style-name="T12">ﮡ</text:span><text:span text:style-name="T24"> </text:span><text:span text:style-name="T12">ﮢ</text:span><text:span text:style-name="T24"> </text:span><text:span text:style-name="T12">ﮣ</text:span><text:span text:style-name="T24"> </text:span><text:span text:style-name="T12">ﮤ</text:span><text:span text:style-name="T24"> </text:span><text:span text:style-name="T12">ﮥ</text:span><text:span text:style-name="T24"> </text:span><text:span text:style-name="T12">ﮦ</text:span><text:span text:style-name="T24"> </text:span><text:span text:style-name="T12">ﮧ</text:span><text:span text:style-name="T24"> </text:span><text:span text:style-name="T12">ﮨ</text:span><text:span text:style-name="T24"> </text:span><text:span text:style-name="T12">ﮩ</text:span><text:span text:style-name="T24"> </text:span><text:span text:style-name="T12">ﮪ</text:span><text:span text:style-name="T24"> </text:span><text:span text:style-name="T12">ﮫ</text:span><text:span text:style-name="T24"> </text:span><text:span text:style-name="T12">ﮬ</text:span><text:span text:style-name="T24"> </text:span><text:span text:style-name="T12">ﮭ</text:span><text:span text:style-name="T24"> </text:span><text:span text:style-name="T12">ﮮ</text:span><text:span text:style-name="T24"> </text:span><text:span text:style-name="T12">ﮯ</text:span><text:span text:style-name="T24"> </text:span><text:span text:style-name="T12">ﮰ</text:span><text:span text:style-name="T24"> </text:span><text:span text:style-name="T12">ﮱ</text:span><text:span text:style-name="T24"> </text:span><text:span text:style-name="T12">ﯓ</text:span><text:span text:style-name="T24"> </text:span><text:span text:style-name="T12">ﯔ</text:span><text:span text:style-name="T24"> </text:span><text:span text:style-name="T12">ﯕ</text:span><text:span text:style-name="T24"> </text:span><text:span text:style-name="T12">ﯖ</text:span><text:span text:style-name="T24"> </text:span><text:span text:style-name="T12">ﯗ</text:span><text:span text:style-name="T24"> </text:span><text:span text:style-name="T12">ﯘ</text:span><text:span text:style-name="T24"> </text:span><text:span text:style-name="T12">ﯙ</text:span><text:span text:style-name="T24"> </text:span><text:span text:style-name="T12">ﯚ</text:span><text:span text:style-name="T24"> </text:span><text:span text:style-name="T12">ﯛﯜ</text:span><text:span text:style-name="T24"> </text:span><text:span text:style-name="T12">ﯝ</text:span><text:span text:style-name="T24"> </text:span><text:span text:style-name="T12">ﯞ</text:span><text:span text:style-name="T24"> </text:span><text:span text:style-name="T12">ﯟ</text:span><text:span text:style-name="T24"> </text:span><text:span text:style-name="T12">ﯠ</text:span><text:span text:style-name="T24"> </text:span><text:span text:style-name="T12">ﯡ</text:span><text:span text:style-name="T24"> </text:span><text:span text:style-name="T12">ﯢ</text:span><text:span text:style-name="T24"> </text:span><text:span text:style-name="T12">ﯣ</text:span><text:span text:style-name="T24"> </text:span><text:span text:style-name="T12">ﯤ</text:span><text:span text:style-name="T24"> </text:span><text:span text:style-name="T12">ﯥ</text:span><text:span text:style-name="T24"> </text:span><text:span text:style-name="T12">ﯦﯧ</text:span><text:span text:style-name="T24"> </text:span><text:span text:style-name="T12">ﯨ</text:span><text:span text:style-name="T24"> </text:span><text:span text:style-name="T12">ﯩ</text:span><text:span text:style-name="T24"> </text:span><text:span text:style-name="T12">ﯪ</text:span><text:span text:style-name="T24"> </text:span><text:span text:style-name="T12">ﯫ</text:span><text:span text:style-name="T24"> </text:span><text:span text:style-name="T12">ﯬ</text:span><text:span text:style-name="T24"> </text:span><text:span text:style-name="T12">ﯭ</text:span><text:span text:style-name="T24"> </text:span><text:span text:style-name="T12">ﯮ</text:span><text:span text:style-name="T24"> </text:span><text:span text:style-name="T12">ﯯ</text:span><text:span text:style-name="T24"> </text:span><text:span text:style-name="T12">ﯰﯱ</text:span><text:span text:style-name="T24"> </text:span><text:span text:style-name="T12">ﯲ</text:span><text:span text:style-name="T24"> </text:span><text:span text:style-name="T12">ﯳ</text:span><text:span text:style-name="T24"> </text:span><text:span text:style-name="T12">ﯴ</text:span><text:span text:style-name="T24"> </text:span><text:span text:style-name="T12">ﯵ</text:span><text:span text:style-name="T24"> </text:span><text:span text:style-name="T12">ﯶ</text:span><text:span text:style-name="T24"> </text:span><text:span text:style-name="T12">ﯷ</text:span><text:span text:style-name="T24"> </text:span><text:span text:style-name="T12">ﯸﯹ</text:span><text:span text:style-name="T24"> </text:span><text:span text:style-name="T12">ﯺ</text:span><text:span text:style-name="T24"> </text:span><text:span text:style-name="T12">ﯻ</text:span><text:span text:style-name="T24"> </text:span><text:span text:style-name="T12">ﯼ</text:span><text:span text:style-name="T24"> </text:span><text:span text:style-name="T12">ﯽ</text:span><text:span text:style-name="T24"> </text:span><text:span text:style-name="T12">ﯾ</text:span><text:span text:style-name="T24"> </text:span><text:span text:style-name="T12">ﯿ</text:span><text:span text:style-name="T24"> </text:span><text:span text:style-name="T12">ﰀ</text:span><text:span text:style-name="T24"> </text:span><text:span text:style-name="T12">ﰁ</text:span><text:span text:style-name="T24"> </text:span><text:span text:style-name="T12">ﰂ</text:span><text:span text:style-name="T24"> </text:span><text:span text:style-name="T12">ﰃ</text:span><text:span text:style-name="T24"> </text:span><text:span text:style-name="T12">ﰄ</text:span><text:span text:style-name="T24"> </text:span><text:span text:style-name="T12">ﰅ</text:span><text:span text:style-name="T24"> </text:span><text:span text:style-name="T12">ﰆ</text:span><text:span text:style-name="T24"> </text:span><text:span text:style-name="T12">ﰇ</text:span><text:span text:style-name="T24"> </text:span><text:span text:style-name="T12">ﰈ</text:span><text:span text:style-name="T24"> </text:span><text:span text:style-name="T12">ﰉ</text:span><text:span text:style-name="T24"> </text:span><text:span text:style-name="T12">ﰊ</text:span><text:span text:style-name="T24"> </text:span><text:span text:style-name="T12">ﰋﰌ</text:span><text:span text:style-name="T24"> </text:span><text:span text:style-name="T12">ﰍ</text:span><text:span text:style-name="T24"> </text:span><text:span text:style-name="T12">ﰎ</text:span><text:span text:style-name="T24"> </text:span><text:span text:style-name="T12">ﰏ</text:span><text:span text:style-name="T24"> </text:span><text:span text:style-name="T12">ﰐ</text:span><text:span text:style-name="T24"> </text:span><text:span text:style-name="T12">ﰑ</text:span><text:span text:style-name="T24"> </text:span><text:span text:style-name="T12">ﰒ</text:span><text:span text:style-name="T24"> </text:span><text:span text:style-name="T12">ﰓ</text:span><text:span text:style-name="T24"> </text:span><text:span text:style-name="T12">ﰔ</text:span><text:span text:style-name="T24"> </text:span><text:span text:style-name="T12">ﰕ</text:span><text:span text:style-name="T24"> </text:span><text:span text:style-name="T12">ﰖ</text:span><text:span text:style-name="T24"> </text:span><text:span text:style-name="T12">ﰗ</text:span><text:span text:style-name="T24"> </text:span><text:span text:style-name="T12">ﰘ</text:span><text:span text:style-name="T24"> </text:span><text:span text:style-name="T12">ﰙ</text:span><text:span text:style-name="T24"> </text:span><text:span text:style-name="T12">ﰚ</text:span><text:span text:style-name="T24"> </text:span><text:span text:style-name="T12">ﰛ</text:span><text:span text:style-name="T24"> </text:span><text:span text:style-name="T12">ﰜ</text:span><text:span text:style-name="T24"> </text:span><text:span text:style-name="T12">ﰝ</text:span><text:span text:style-name="T24"> </text:span><text:span text:style-name="T12">ﰞ</text:span><text:span text:style-name="T24"> </text:span><text:span text:style-name="T12">ﰟ</text:span><text:span text:style-name="T24"> </text:span><text:span text:style-name="T12">ﰠ</text:span><text:span text:style-name="T24"> </text:span><text:span text:style-name="T12">ﰡ</text:span><text:span text:style-name="T24"> </text:span><text:span text:style-name="T12">ﰢ</text:span><text:span text:style-name="T24"> </text:span><text:span text:style-name="T12">ﰣ</text:span><text:span text:style-name="T24"> </text:span><text:span text:style-name="T12">ﰤ</text:span></text:p>
      <text:p text:style-name="P10"><text:span text:style-name="T13">ﭑ</text:span><text:span text:style-name="T24"> </text:span><text:span text:style-name="T13">ﭒ</text:span><text:span text:style-name="T24"> </text:span><text:span text:style-name="T13">ﭓ</text:span><text:span text:style-name="T24"> </text:span><text:span text:style-name="T13">ﭔ</text:span><text:span text:style-name="T24"> </text:span><text:span text:style-name="T13">ﭕ</text:span><text:span text:style-name="T24"> </text:span><text:span text:style-name="T13">ﭖ</text:span><text:span text:style-name="T24"> </text:span><text:span text:style-name="T13">ﭗ</text:span><text:span text:style-name="T24"> </text:span><text:span text:style-name="T13">ﭘﭙ</text:span><text:span text:style-name="T24"> </text:span><text:span text:style-name="T13">ﭚ</text:span><text:span text:style-name="T24"> </text:span><text:span text:style-name="T13">ﭛ</text:span><text:span text:style-name="T24"> </text:span><text:span text:style-name="T13">ﭜ</text:span><text:span text:style-name="T24"> </text:span><text:span text:style-name="T13">ﭝ</text:span><text:span text:style-name="T24"> </text:span><text:span text:style-name="T13">ﭞ</text:span><text:span text:style-name="T24"> </text:span><text:span text:style-name="T13">ﭟ</text:span><text:span text:style-name="T24"> </text:span><text:span text:style-name="T13">ﭠ</text:span><text:span text:style-name="T24"> </text:span><text:span text:style-name="T13">ﭡ</text:span><text:span text:style-name="T24"> </text:span><text:span text:style-name="T13">ﭢ</text:span><text:span text:style-name="T24"> </text:span><text:span text:style-name="T13">ﭣ</text:span><text:span text:style-name="T24"> </text:span><text:span text:style-name="T13">ﭤ</text:span><text:span text:style-name="T24"> </text:span><text:span text:style-name="T13">ﭥ</text:span><text:span text:style-name="T24"> </text:span><text:span text:style-name="T13">ﭦ</text:span><text:span text:style-name="T24"> </text:span><text:span text:style-name="T13">ﭧ</text:span><text:span text:style-name="T24"> </text:span><text:span text:style-name="T13">ﭨ</text:span><text:span text:style-name="T24"> </text:span><text:span text:style-name="T13">ﭩ</text:span><text:span text:style-name="T24"> </text:span><text:span text:style-name="T13">ﭪ</text:span><text:span text:style-name="T24"> </text:span><text:span text:style-name="T13">ﭫ</text:span><text:span text:style-name="T24"> </text:span><text:span text:style-name="T13">ﭬ</text:span><text:span text:style-name="T24"> </text:span><text:span text:style-name="T13">ﭭ</text:span><text:span text:style-name="T24"> </text:span><text:span text:style-name="T13">ﭮ</text:span><text:span text:style-name="T24"> </text:span><text:span text:style-name="T13">ﭯ</text:span><text:span text:style-name="T24"> </text:span><text:span text:style-name="T13">ﭰ</text:span><text:span text:style-name="T24"> </text:span><text:span text:style-name="T13">ﭱ</text:span><text:span text:style-name="T24"> </text:span><text:span text:style-name="T13">ﭲﭳ</text:span><text:span text:style-name="T24"> </text:span><text:span text:style-name="T13">ﭴ</text:span><text:span text:style-name="T24"> </text:span><text:span text:style-name="T13">ﭵ</text:span><text:span text:style-name="T24"> </text:span><text:span text:style-name="T13">ﭶ</text:span><text:span text:style-name="T24"> </text:span><text:span text:style-name="T13">ﭷﭸ</text:span><text:span text:style-name="T24"> </text:span><text:span text:style-name="T13">ﭹ</text:span><text:span text:style-name="T24"> </text:span><text:span text:style-name="T13">ﭺ</text:span><text:span text:style-name="T24"> </text:span><text:span text:style-name="T13">ﭻﭼ</text:span><text:span text:style-name="T24"> </text:span><text:span text:style-name="T13">ﭽ</text:span><text:span text:style-name="T24"> </text:span><text:span text:style-name="T13">ﭾ</text:span><text:span text:style-name="T24"> </text:span><text:span text:style-name="T13">ﭿ</text:span><text:span text:style-name="T24"> </text:span><text:span text:style-name="T13">ﮀ</text:span><text:span text:style-name="T24"> </text:span><text:span text:style-name="T13">ﮁ</text:span><text:span text:style-name="T24"> </text:span><text:span text:style-name="T13">ﮂ</text:span><text:span text:style-name="T24"> </text:span><text:span text:style-name="T13">ﮃ</text:span><text:span text:style-name="T24"> </text:span><text:span text:style-name="T13">ﮄ</text:span><text:span text:style-name="T24"> </text:span><text:span text:style-name="T13">ﮅ</text:span><text:span text:style-name="T24"> </text:span><text:span text:style-name="T13">ﮆ</text:span><text:span text:style-name="T24"> </text:span><text:span text:style-name="T13">ﮇ</text:span><text:span text:style-name="T24"> </text:span><text:span text:style-name="T13">ﮈ</text:span><text:span text:style-name="T24"> </text:span><text:span text:style-name="T13">ﮉﮊ</text:span><text:span text:style-name="T24"> </text:span><text:span text:style-name="T13">ﮋ</text:span><text:span text:style-name="T24"> </text:span><text:span text:style-name="T13">ﮌ</text:span><text:span text:style-name="T24"> </text:span><text:span text:style-name="T13">ﮍ</text:span><text:span text:style-name="T24"> </text:span><text:span text:style-name="T13">ﮎ</text:span><text:span text:style-name="T24"> </text:span><text:span text:style-name="T13">ﮏ</text:span><text:span text:style-name="T24"> </text:span><text:span text:style-name="T13">ﮐ</text:span><text:span text:style-name="T24"> </text:span><text:span text:style-name="T13">ﮑ</text:span><text:span text:style-name="T24"> </text:span><text:span text:style-name="T13">ﮒ</text:span><text:span text:style-name="T24"> </text:span><text:span text:style-name="T13">ﮓ</text:span><text:span text:style-name="T24"> </text:span><text:span text:style-name="T13">ﮔ</text:span><text:span text:style-name="T24"> </text:span><text:span text:style-name="T13">ﮕ</text:span><text:span text:style-name="T24"> </text:span><text:span text:style-name="T13">ﮖ</text:span><text:span text:style-name="T24"> </text:span><text:span text:style-name="T13">ﮗ</text:span><text:span text:style-name="T24"> </text:span><text:span text:style-name="T13">ﮘ</text:span><text:span text:style-name="T24"> </text:span><text:span text:style-name="T13">ﮙ</text:span><text:span text:style-name="T24"> </text:span><text:span text:style-name="T13">ﮚﮛ</text:span><text:span text:style-name="T24"> </text:span><text:span text:style-name="T13">ﮜ</text:span><text:span text:style-name="T24"> </text:span><text:span text:style-name="T13">ﮝ</text:span><text:span text:style-name="T24"> </text:span><text:span text:style-name="T13">ﮞ</text:span><text:span text:style-name="T24"> </text:span><text:span text:style-name="T13">ﮟ</text:span><text:span text:style-name="T24"> </text:span><text:span text:style-name="T13">ﮠ</text:span><text:span text:style-name="T24"> </text:span><text:span text:style-name="T13">ﮡ</text:span><text:span text:style-name="T24"> </text:span><text:span text:style-name="T13">ﮢ</text:span><text:span text:style-name="T24"> </text:span><text:span text:style-name="T13">ﮣ</text:span><text:span text:style-name="T24"> </text:span><text:span text:style-name="T13">ﮤ</text:span><text:span text:style-name="T24"> </text:span><text:span text:style-name="T13">ﮥ</text:span><text:span text:style-name="T24"> </text:span><text:span text:style-name="T13">ﮦﮧ</text:span><text:span text:style-name="T24"> </text:span><text:span text:style-name="T13">ﮨ</text:span><text:span text:style-name="T24"> </text:span><text:span text:style-name="T13">ﮩ</text:span><text:span text:style-name="T24"> </text:span><text:span text:style-name="T13">ﮪ</text:span><text:span text:style-name="T24"> </text:span><text:span text:style-name="T13">ﮫ</text:span><text:span text:style-name="T24"> </text:span><text:span text:style-name="T13">ﮬﮭ</text:span><text:span text:style-name="T24"> </text:span><text:span text:style-name="T13">ﮮ</text:span><text:span text:style-name="T24"> </text:span><text:span text:style-name="T13">ﮯ</text:span><text:span text:style-name="T24"> </text:span><text:span text:style-name="T13">ﮰ</text:span><text:span text:style-name="T24"> </text:span><text:span text:style-name="T13">ﮱ</text:span><text:span text:style-name="T24"> </text:span><text:span text:style-name="T13">ﯓ</text:span><text:span text:style-name="T24"> </text:span><text:span text:style-name="T13">ﯔ</text:span><text:span text:style-name="T24"> </text:span><text:span text:style-name="T13">ﯕ</text:span><text:span text:style-name="T24"> </text:span><text:span text:style-name="T13">ﯖ</text:span><text:span text:style-name="T24"> </text:span><text:span text:style-name="T13">ﯗﯘ</text:span><text:span text:style-name="T24"> </text:span><text:span text:style-name="T13">ﯙ</text:span><text:span text:style-name="T24"> </text:span><text:span text:style-name="T13">ﯚ</text:span><text:span text:style-name="T24"> </text:span><text:span text:style-name="T13">ﯛ</text:span><text:span text:style-name="T24"> </text:span><text:span text:style-name="T13">ﯜ</text:span><text:span text:style-name="T24"> </text:span><text:span text:style-name="T13">ﯝ</text:span><text:span text:style-name="T24"> </text:span><text:span text:style-name="T13">ﯞ</text:span><text:span text:style-name="T24"> </text:span><text:span text:style-name="T13">ﯟ</text:span><text:span text:style-name="T24"> </text:span><text:span text:style-name="T13">ﯠ</text:span><text:span text:style-name="T24"> </text:span><text:span text:style-name="T13">ﯡ</text:span><text:span text:style-name="T24"> </text:span><text:span text:style-name="T13">ﯢ</text:span><text:span text:style-name="T24"> </text:span><text:span text:style-name="T13">ﯣ</text:span><text:span text:style-name="T24"> </text:span><text:span text:style-name="T13">ﯤ</text:span><text:span text:style-name="T24"> </text:span><text:span text:style-name="T13">ﯥ</text:span><text:span text:style-name="T24"> </text:span><text:span text:style-name="T13">ﯦ</text:span><text:span text:style-name="T24"> </text:span><text:span text:style-name="T13">ﯧ</text:span><text:span text:style-name="T24"> </text:span><text:span text:style-name="T13">ﯨ</text:span><text:span text:style-name="T24"> </text:span><text:span text:style-name="T13">ﯩ</text:span><text:span text:style-name="T24"> </text:span><text:span text:style-name="T13">ﯪ</text:span><text:span text:style-name="T24"> </text:span><text:span text:style-name="T13">ﯫ</text:span><text:span text:style-name="T24"> </text:span><text:span text:style-name="T13">ﯬ</text:span><text:span text:style-name="T24"> </text:span><text:span text:style-name="T13">ﯭ</text:span><text:span text:style-name="T24"> </text:span><text:span text:style-name="T13">ﯮﯯ</text:span><text:span text:style-name="T24"> </text:span><text:span text:style-name="T13">ﯰ</text:span><text:span text:style-name="T24"> </text:span><text:span text:style-name="T13">ﯱ</text:span><text:span text:style-name="T24"> </text:span><text:span text:style-name="T13">ﯲ</text:span><text:span text:style-name="T24"> </text:span><text:span text:style-name="T13">ﯳﯴ</text:span><text:span text:style-name="T24"> </text:span><text:span text:style-name="T13">ﯵ</text:span><text:span text:style-name="T24"> </text:span><text:span text:style-name="T13">ﯶ</text:span><text:span text:style-name="T24"> </text:span><text:span text:style-name="T13">ﯷ</text:span><text:span text:style-name="T24"> </text:span><text:span text:style-name="T13">ﯸ</text:span><text:span text:style-name="T24"> </text:span><text:span text:style-name="T13">ﯹ</text:span><text:span text:style-name="T24"> </text:span><text:span text:style-name="T13">ﯺ</text:span><text:span text:style-name="T24"> </text:span><text:span text:style-name="T13">ﯻ</text:span><text:span text:style-name="T24"> </text:span><text:span text:style-name="T13">ﯼ</text:span><text:span text:style-name="T24"> </text:span><text:span text:style-name="T13">ﯽ</text:span><text:span text:style-name="T24"> </text:span><text:span text:style-name="T13">ﯾ</text:span><text:span text:style-name="T24"> </text:span><text:span text:style-name="T13">ﯿ</text:span><text:span text:style-name="T24"> </text:span><text:span text:style-name="T13">ﰀ</text:span><text:span text:style-name="T24"> </text:span><text:span text:style-name="T13">ﰁ</text:span><text:span text:style-name="T24"> </text:span><text:span text:style-name="T13">ﰂ</text:span><text:span text:style-name="T24"> </text:span><text:span text:style-name="T13">ﰃ</text:span><text:span text:style-name="T24"> </text:span><text:span text:style-name="T13">ﰄ</text:span><text:span text:style-name="T24"> </text:span><text:span text:style-name="T13">ﰅ</text:span><text:span text:style-name="T24"> </text:span><text:span text:style-name="T13">ﰆ</text:span><text:span text:style-name="T24"> </text:span><text:span text:style-name="T13">ﰇ</text:span><text:span text:style-name="T24"> </text:span><text:span text:style-name="T13">ﰈ</text:span><text:span text:style-name="T24"> </text:span><text:span text:style-name="T13">ﰉ</text:span><text:span text:style-name="T24"> </text:span><text:span text:style-name="T13">ﰊ</text:span><text:span text:style-name="T24"> </text:span><text:span text:style-name="T13">ﰋ</text:span><text:span text:style-name="T24"> </text:span><text:span text:style-name="T13">ﰌﰍ</text:span><text:span text:style-name="T24"> </text:span><text:span text:style-name="T13">ﰎ</text:span><text:span text:style-name="T24"> </text:span><text:span text:style-name="T13">ﰏ</text:span><text:span text:style-name="T24"> </text:span><text:span text:style-name="T13">ﰐ</text:span><text:span text:style-name="T24"> </text:span><text:span text:style-name="T13">ﰑ</text:span><text:span text:style-name="T24"> </text:span><text:span text:style-name="T13">ﰒ</text:span><text:span text:style-name="T24"> </text:span><text:span text:style-name="T13">ﰓﰔ</text:span><text:span text:style-name="T24"> </text:span><text:span text:style-name="T13">ﰕ</text:span><text:span text:style-name="T24"> </text:span><text:span text:style-name="T13">ﰖ</text:span><text:span text:style-name="T24"> </text:span><text:span text:style-name="T13">ﰗ</text:span><text:span text:style-name="T24"> </text:span><text:span text:style-name="T13">ﰘ</text:span><text:span text:style-name="T24"> </text:span><text:span text:style-name="T13">ﰙ</text:span></text:p>
      <text:p text:style-name="P11"><text:span text:style-name="T13">ﭑ</text:span><text:span text:style-name="T24"> </text:span><text:span text:style-name="T14">ﭒ</text:span><text:span text:style-name="T24"> </text:span><text:span text:style-name="T14">ﭓ</text:span><text:span text:style-name="T24"> </text:span><text:span text:style-name="T14">ﭔ</text:span><text:span text:style-name="T24"> </text:span><text:span text:style-name="T14">ﭕﭖ</text:span><text:span text:style-name="T24"> </text:span><text:span text:style-name="T14">ﭗ</text:span><text:span text:style-name="T24"> </text:span><text:span text:style-name="T14">ﭘ</text:span><text:span text:style-name="T24"> </text:span><text:span text:style-name="T14">ﭙ</text:span><text:span text:style-name="T24"> </text:span><text:span text:style-name="T14">ﭚ</text:span><text:span text:style-name="T24"> </text:span><text:span text:style-name="T14">ﭛ</text:span><text:span text:style-name="T24"> </text:span><text:span text:style-name="T14">ﭜ</text:span><text:span text:style-name="T24"> </text:span><text:span text:style-name="T14">ﭝ</text:span><text:span text:style-name="T24"> </text:span><text:span text:style-name="T14">ﭞ</text:span><text:span text:style-name="T24"> </text:span><text:span text:style-name="T14">ﭟ</text:span><text:span text:style-name="T24"> </text:span><text:span text:style-name="T14">ﭠ</text:span><text:span text:style-name="T24"> </text:span><text:span text:style-name="T14">ﭡ</text:span><text:span text:style-name="T24"> </text:span><text:span text:style-name="T14">ﭢ</text:span><text:span text:style-name="T24"> </text:span><text:span text:style-name="T14">ﭣ</text:span><text:span text:style-name="T24"> </text:span><text:span text:style-name="T14">ﭤﭥ</text:span><text:span text:style-name="T24"> </text:span><text:span text:style-name="T14">ﭦ</text:span><text:span text:style-name="T24"> </text:span><text:span text:style-name="T14">ﭧ</text:span><text:span text:style-name="T24"> </text:span><text:span text:style-name="T14">ﭨ</text:span><text:span text:style-name="T24"> </text:span><text:span text:style-name="T14">ﭩ</text:span><text:span text:style-name="T24"> </text:span><text:span text:style-name="T14">ﭪ</text:span><text:span text:style-name="T24"> </text:span><text:span text:style-name="T14">ﭫ</text:span><text:span text:style-name="T24"> </text:span><text:span text:style-name="T14">ﭬ</text:span><text:span text:style-name="T24"> </text:span><text:span text:style-name="T14">ﭭ</text:span><text:span text:style-name="T24"> </text:span><text:span text:style-name="T14">ﭮ</text:span><text:span text:style-name="T24"> </text:span><text:span text:style-name="T14">ﭯ</text:span><text:span text:style-name="T24"> </text:span><text:span text:style-name="T14">ﭰ</text:span><text:span text:style-name="T24"> </text:span><text:span text:style-name="T14">ﭱ</text:span><text:span text:style-name="T24"> </text:span><text:span text:style-name="T14">ﭲ</text:span><text:span text:style-name="T24"> </text:span><text:span text:style-name="T14">ﭳ</text:span><text:span text:style-name="T24"> </text:span><text:span text:style-name="T14">ﭴ</text:span><text:span text:style-name="T24"> </text:span><text:span text:style-name="T14">ﭵ</text:span><text:span text:style-name="T24"> </text:span><text:span text:style-name="T14">ﭶ</text:span><text:span text:style-name="T24"> </text:span><text:span text:style-name="T14">ﭷ</text:span><text:span text:style-name="T24"> </text:span><text:span text:style-name="T14">ﭸ</text:span><text:span text:style-name="T24"> </text:span><text:span text:style-name="T14">ﭹ</text:span><text:span text:style-name="T24"> </text:span><text:span text:style-name="T14">ﭺ</text:span><text:span text:style-name="T24"> </text:span><text:span text:style-name="T14">ﭻ</text:span><text:span text:style-name="T24"> </text:span><text:span text:style-name="T14">ﭼ</text:span><text:span text:style-name="T24"> </text:span><text:span text:style-name="T14">ﭽ</text:span><text:span text:style-name="T24"> </text:span><text:span text:style-name="T14">ﭾﭿ</text:span><text:span text:style-name="T24"> </text:span><text:span text:style-name="T14">ﮀ</text:span><text:span text:style-name="T24"> </text:span><text:span text:style-name="T14">ﮁ</text:span><text:span text:style-name="T24"> </text:span><text:span text:style-name="T14">ﮂ</text:span><text:span text:style-name="T24"> </text:span><text:span text:style-name="T14">ﮃ</text:span><text:span text:style-name="T24"> </text:span><text:span text:style-name="T14">ﮄ</text:span><text:span text:style-name="T24"> </text:span><text:span text:style-name="T14">ﮅﮆ</text:span><text:span text:style-name="T24"> </text:span><text:span text:style-name="T14">ﮇ</text:span><text:span text:style-name="T24"> </text:span><text:span text:style-name="T14">ﮈ</text:span><text:span text:style-name="T24"> </text:span><text:span text:style-name="T14">ﮉ</text:span><text:span text:style-name="T24"> </text:span><text:span text:style-name="T14">ﮊ</text:span><text:span text:style-name="T24"> </text:span><text:span text:style-name="T14">ﮋ</text:span><text:span text:style-name="T24"> </text:span><text:span text:style-name="T14">ﮌ</text:span><text:span text:style-name="T24"> </text:span><text:span text:style-name="T14">ﮍ</text:span><text:span text:style-name="T24"> </text:span><text:span text:style-name="T14">ﮎ</text:span><text:span text:style-name="T24"> </text:span><text:span text:style-name="T14">ﮏ</text:span><text:span text:style-name="T24"> </text:span><text:span text:style-name="T14">ﮐ</text:span><text:span text:style-name="T24"> </text:span><text:span text:style-name="T14">ﮑ</text:span><text:span text:style-name="T24"> </text:span><text:span text:style-name="T14">ﮒﮓ</text:span><text:span text:style-name="T24"> </text:span><text:span text:style-name="T14">ﮔ</text:span><text:span text:style-name="T24"> </text:span><text:span text:style-name="T14">ﮕ</text:span><text:span text:style-name="T24"> </text:span><text:span text:style-name="T14">ﮖ</text:span><text:span text:style-name="T24"> </text:span><text:span text:style-name="T14">ﮗ</text:span><text:span text:style-name="T24"> </text:span><text:span text:style-name="T14">ﮘ</text:span><text:span text:style-name="T24"> </text:span><text:span text:style-name="T14">ﮙ</text:span><text:span text:style-name="T24"> </text:span><text:span text:style-name="T14">ﮚ</text:span><text:span text:style-name="T24"> </text:span><text:span text:style-name="T14">ﮛ</text:span><text:span text:style-name="T24"> </text:span><text:span text:style-name="T14">ﮜ</text:span><text:span text:style-name="T24"> </text:span><text:span text:style-name="T14">ﮝ</text:span><text:span text:style-name="T24"> </text:span><text:span text:style-name="T14">ﮞ</text:span><text:span text:style-name="T24"> </text:span><text:span text:style-name="T14">ﮟ</text:span><text:span text:style-name="T24"> </text:span><text:span text:style-name="T14">ﮠ</text:span><text:span text:style-name="T24"> </text:span><text:span text:style-name="T14">ﮡ</text:span><text:span text:style-name="T24"> </text:span><text:span text:style-name="T14">ﮢ</text:span><text:span text:style-name="T24"> </text:span><text:span text:style-name="T14">ﮣ</text:span><text:span text:style-name="T24"> </text:span><text:span text:style-name="T14">ﮤ</text:span><text:span text:style-name="T24"> </text:span><text:span text:style-name="T14">ﮥ</text:span><text:span text:style-name="T24"> </text:span><text:span text:style-name="T14">ﮦ</text:span><text:span text:style-name="T24"> </text:span><text:span text:style-name="T14">ﮧ</text:span><text:span text:style-name="T24"> </text:span><text:span text:style-name="T14">ﮨ</text:span><text:span text:style-name="T24"> </text:span><text:span text:style-name="T14">ﮩ</text:span><text:span text:style-name="T24"> </text:span><text:span text:style-name="T14">ﮪ</text:span><text:span text:style-name="T24"> </text:span><text:span text:style-name="T14">ﮫ</text:span><text:span text:style-name="T24"> </text:span><text:span text:style-name="T14">ﮬ</text:span><text:span text:style-name="T24"> </text:span><text:span text:style-name="T14">ﮭ</text:span><text:span text:style-name="T24"> </text:span><text:span text:style-name="T14">ﮮ</text:span><text:span text:style-name="T24"> </text:span><text:span text:style-name="T14">ﮯ</text:span><text:span text:style-name="T24"> </text:span><text:span text:style-name="T14">ﮰ</text:span><text:span text:style-name="T24"> </text:span><text:span text:style-name="T14">ﮱ</text:span><text:span text:style-name="T24"> </text:span><text:span text:style-name="T14">ﯓ</text:span><text:span text:style-name="T24"> </text:span><text:span text:style-name="T14">ﯔ</text:span><text:span text:style-name="T24"> </text:span><text:span text:style-name="T14">ﯕ</text:span><text:span text:style-name="T24"> </text:span><text:span text:style-name="T14">ﯖ</text:span><text:span text:style-name="T24"> </text:span><text:span text:style-name="T14">ﯗ</text:span><text:span text:style-name="T24"> </text:span><text:span text:style-name="T14">ﯘ</text:span><text:span text:style-name="T24"> </text:span><text:span text:style-name="T14">ﯙ</text:span><text:span text:style-name="T24"> </text:span><text:span text:style-name="T14">ﯚ</text:span><text:span text:style-name="T24"> </text:span><text:span text:style-name="T14">ﯛ</text:span><text:span text:style-name="T24"> </text:span><text:span text:style-name="T14">ﯜ</text:span><text:span text:style-name="T24"> </text:span><text:span text:style-name="T14">ﯝ</text:span><text:span text:style-name="T24"> </text:span><text:span text:style-name="T14">ﯞ</text:span><text:span text:style-name="T24"> </text:span><text:span text:style-name="T14">ﯟ</text:span><text:span text:style-name="T24"> </text:span><text:span text:style-name="T14">ﯠ</text:span><text:span text:style-name="T24"> </text:span><text:span text:style-name="T14">ﯡ</text:span><text:span text:style-name="T24"> </text:span><text:span text:style-name="T14">ﯢ</text:span><text:span text:style-name="T24"> </text:span><text:span text:style-name="T14">ﯣ</text:span><text:span text:style-name="T24"> </text:span><text:span text:style-name="T14">ﯤ</text:span><text:span text:style-name="T24"> </text:span><text:span text:style-name="T14">ﯥ</text:span><text:span text:style-name="T24"> </text:span><text:span text:style-name="T14">ﯦ</text:span><text:span text:style-name="T24"> </text:span><text:span text:style-name="T14">ﯧ</text:span><text:span text:style-name="T24"> </text:span><text:span text:style-name="T14">ﯨ</text:span><text:span text:style-name="T24"> </text:span><text:span text:style-name="T14">ﯩ</text:span><text:span text:style-name="T24"> </text:span><text:span text:style-name="T14">ﯪ</text:span><text:span text:style-name="T24"> </text:span><text:span text:style-name="T14">ﯫ</text:span><text:span text:style-name="T24"> </text:span><text:span text:style-name="T14">ﯬ</text:span><text:span text:style-name="T24"> </text:span><text:span text:style-name="T14">ﯭ</text:span><text:span text:style-name="T24"> </text:span><text:span text:style-name="T14">ﯮ</text:span><text:span text:style-name="T24"> </text:span><text:span text:style-name="T14">ﯯ</text:span><text:span text:style-name="T24"> </text:span><text:span text:style-name="T14">ﯰ</text:span><text:span text:style-name="T24"> </text:span><text:span text:style-name="T14">ﯱ</text:span><text:span text:style-name="T24"> </text:span><text:span text:style-name="T14">ﯲ</text:span><text:span text:style-name="T24"> </text:span><text:span text:style-name="T14">ﯳ</text:span><text:span text:style-name="T24"> </text:span><text:span text:style-name="T14">ﯴ</text:span><text:span text:style-name="T24"> </text:span><text:span text:style-name="T14">ﯵ</text:span><text:span text:style-name="T24"> </text:span><text:span text:style-name="T14">ﯶ</text:span><text:span text:style-name="T24"> </text:span><text:span text:style-name="T14">ﯷ</text:span><text:span text:style-name="T24"> </text:span><text:span text:style-name="T14">ﯸ</text:span><text:span text:style-name="T24"> </text:span><text:span text:style-name="T14">ﯹ</text:span><text:span text:style-name="T24"> </text:span><text:span text:style-name="T14">ﯺ</text:span><text:span text:style-name="T24"> </text:span><text:span text:style-name="T14">ﯻ</text:span><text:span text:style-name="T24"> </text:span><text:span text:style-name="T14">ﯼ</text:span><text:span text:style-name="T24"> </text:span><text:span text:style-name="T14">ﯽ</text:span><text:span text:style-name="T24"> </text:span><text:span text:style-name="T14">ﯾ</text:span><text:span text:style-name="T24"> </text:span><text:span text:style-name="T14">ﯿ</text:span><text:span text:style-name="T24"> </text:span><text:span text:style-name="T14">ﰀ</text:span><text:span text:style-name="T24"> </text:span><text:span text:style-name="T14">ﰁ</text:span><text:span text:style-name="T24"> </text:span><text:span text:style-name="T14">ﰂ</text:span><text:span text:style-name="T24"> </text:span><text:span text:style-name="T14">ﰃ</text:span><text:span text:style-name="T24"> </text:span><text:span text:style-name="T14">ﰄ</text:span><text:span text:style-name="T24"> </text:span><text:span text:style-name="T14">ﰅ</text:span><text:span text:style-name="T24"> </text:span><text:span text:style-name="T14">ﰆ</text:span><text:span text:style-name="T24"> </text:span><text:span text:style-name="T14">ﰇ</text:span><text:span text:style-name="T24"> </text:span><text:span text:style-name="T14">ﰈ</text:span><text:span text:style-name="T24"> </text:span><text:span text:style-name="T14">ﰉ</text:span><text:span text:style-name="T24"> </text:span><text:span text:style-name="T14">ﰊ</text:span><text:span text:style-name="T24"> </text:span><text:span text:style-name="T14">ﰋ</text:span><text:span text:style-name="T24"> </text:span><text:span text:style-name="T14">ﰌ</text:span></text:p>
      <text:p text:style-name="P12"><text:span text:style-name="T15">ﭑ</text:span><text:span text:style-name="T24"> </text:span><text:span text:style-name="T15">ﭒ</text:span><text:span text:style-name="T24"> </text:span><text:span text:style-name="T15">ﭓ</text:span><text:span text:style-name="T24"> </text:span><text:span text:style-name="T15">ﭔ</text:span><text:span text:style-name="T24"> </text:span><text:span text:style-name="T15">ﭕﭖ</text:span><text:span text:style-name="T24"> </text:span><text:span text:style-name="T15">ﭗ</text:span><text:span text:style-name="T24"> </text:span><text:span text:style-name="T15">ﭘ</text:span><text:span text:style-name="T24"> </text:span><text:span text:style-name="T15">ﭙ</text:span><text:span text:style-name="T24"> </text:span><text:span text:style-name="T15">ﭚ</text:span><text:span text:style-name="T24"> </text:span><text:span text:style-name="T15">ﭛ</text:span><text:span text:style-name="T24"> </text:span><text:span text:style-name="T15">ﭜ</text:span><text:span text:style-name="T24"> </text:span><text:span text:style-name="T15">ﭝ</text:span><text:span text:style-name="T24"> </text:span><text:span text:style-name="T15">ﭞ</text:span><text:span text:style-name="T24"> </text:span><text:span text:style-name="T15">ﭟ</text:span><text:span text:style-name="T24"> </text:span><text:span text:style-name="T15">ﭠ</text:span><text:span text:style-name="T24"> </text:span><text:span text:style-name="T15">ﭡ</text:span><text:span text:style-name="T24"> </text:span><text:span text:style-name="T15">ﭢ</text:span><text:span text:style-name="T24"> </text:span><text:span text:style-name="T15">ﭣ</text:span><text:span text:style-name="T24"> </text:span><text:span text:style-name="T15">ﭤ</text:span><text:span text:style-name="T24"> </text:span><text:span text:style-name="T15">ﭥ</text:span><text:span text:style-name="T24"> </text:span><text:span text:style-name="T15">ﭦ</text:span><text:span text:style-name="T24"> </text:span><text:span text:style-name="T15">ﭧ</text:span><text:span text:style-name="T24"> </text:span><text:span text:style-name="T15">ﭨ</text:span><text:span text:style-name="T24"> </text:span><text:span text:style-name="T15">ﭩ</text:span><text:span text:style-name="T24"> </text:span><text:span text:style-name="T15">ﭪ</text:span><text:span text:style-name="T24"> </text:span><text:span text:style-name="T15">ﭫﭬ</text:span><text:span text:style-name="T24"> </text:span><text:span text:style-name="T15">ﭭ</text:span><text:span text:style-name="T24"> </text:span><text:span text:style-name="T15">ﭮ</text:span><text:span text:style-name="T24"> </text:span><text:span text:style-name="T15">ﭯ</text:span><text:span text:style-name="T24"> </text:span><text:span text:style-name="T15">ﭰ</text:span><text:span text:style-name="T24"> </text:span><text:span text:style-name="T15">ﭱ</text:span><text:span text:style-name="T24"> </text:span><text:span text:style-name="T15">ﭲ</text:span><text:span text:style-name="T24"> </text:span><text:span text:style-name="T15">ﭳ</text:span><text:span text:style-name="T24"> </text:span><text:span text:style-name="T15">ﭴ</text:span><text:span text:style-name="T24"> </text:span><text:span text:style-name="T15">ﭵ</text:span><text:span text:style-name="T24"> </text:span><text:span text:style-name="T15">ﭶ</text:span><text:span text:style-name="T24"> </text:span><text:span text:style-name="T15">ﭷ</text:span><text:span text:style-name="T24"> </text:span><text:span text:style-name="T15">ﭸ</text:span><text:span text:style-name="T24"> </text:span><text:span text:style-name="T15">ﭹ</text:span><text:span text:style-name="T24"> </text:span><text:span text:style-name="T15">ﭺ</text:span><text:span text:style-name="T24"> </text:span><text:span text:style-name="T15">ﭻ</text:span><text:span text:style-name="T24"> </text:span><text:span text:style-name="T15">ﭼ</text:span><text:span text:style-name="T24"> </text:span><text:span text:style-name="T15">ﭽ</text:span><text:span text:style-name="T24"> </text:span><text:span text:style-name="T15">ﭾ</text:span><text:span text:style-name="T24"> </text:span><text:span text:style-name="T15">ﭿ</text:span><text:span text:style-name="T24"> </text:span><text:span text:style-name="T15">ﮀ</text:span><text:span text:style-name="T24"> </text:span><text:span text:style-name="T15">ﮁ</text:span><text:span text:style-name="T24"> </text:span><text:span text:style-name="T15">ﮂ</text:span><text:span text:style-name="T24"> </text:span><text:span text:style-name="T15">ﮃ</text:span><text:span text:style-name="T24"> </text:span><text:span text:style-name="T15">ﮄ</text:span><text:span text:style-name="T24"> </text:span><text:span text:style-name="T15">ﮅ</text:span><text:span text:style-name="T24"> </text:span><text:span text:style-name="T15">ﮆ</text:span><text:span text:style-name="T24"> </text:span><text:span text:style-name="T15">ﮇ</text:span><text:span text:style-name="T24"> </text:span><text:span text:style-name="T15">ﮈ</text:span><text:span text:style-name="T24"> </text:span><text:span text:style-name="T15">ﮉﮊ</text:span><text:span text:style-name="T24"> </text:span><text:span text:style-name="T15">ﮋ</text:span><text:span text:style-name="T24"> </text:span><text:span text:style-name="T15">ﮌ</text:span><text:span text:style-name="T24"> </text:span><text:span text:style-name="T15">ﮍ</text:span><text:span text:style-name="T24"> </text:span><text:span text:style-name="T15">ﮎ</text:span><text:span text:style-name="T24"> </text:span><text:span text:style-name="T15">ﮏ</text:span><text:span text:style-name="T24"> </text:span><text:span text:style-name="T15">ﮐ</text:span><text:span text:style-name="T24"> </text:span><text:span text:style-name="T15">ﮑ</text:span><text:span text:style-name="T24"> </text:span><text:span text:style-name="T15">ﮒ</text:span><text:span text:style-name="T24"> </text:span><text:span text:style-name="T15">ﮓ</text:span><text:span text:style-name="T24"> </text:span><text:span text:style-name="T15">ﮔ</text:span><text:span text:style-name="T24"> </text:span><text:span text:style-name="T15">ﮕ</text:span><text:span text:style-name="T24"> </text:span><text:span text:style-name="T15">ﮖ</text:span><text:span text:style-name="T24"> </text:span><text:span text:style-name="T15">ﮗ</text:span><text:span text:style-name="T24"> </text:span><text:span text:style-name="T15">ﮘ</text:span><text:span text:style-name="T24"> </text:span><text:span text:style-name="T15">ﮙ</text:span><text:span text:style-name="T24"> </text:span><text:span text:style-name="T15">ﮚ</text:span><text:span text:style-name="T24"> </text:span><text:span text:style-name="T15">ﮛ</text:span><text:span text:style-name="T24"> </text:span><text:span text:style-name="T15">ﮜ</text:span><text:span text:style-name="T24"> </text:span><text:span text:style-name="T15">ﮝ</text:span><text:span text:style-name="T24"> </text:span><text:span text:style-name="T15">ﮞ</text:span><text:span text:style-name="T24"> </text:span><text:span text:style-name="T15">ﮟ</text:span><text:span text:style-name="T24"> </text:span><text:span text:style-name="T15">ﮠ</text:span><text:span text:style-name="T24"> </text:span><text:span text:style-name="T15">ﮡ</text:span><text:span text:style-name="T24"> </text:span><text:span text:style-name="T15">ﮢ</text:span><text:span text:style-name="T24"> </text:span><text:span text:style-name="T15">ﮣ</text:span><text:span text:style-name="T24"> </text:span><text:span text:style-name="T15">ﮤ</text:span><text:span text:style-name="T24"> </text:span><text:span text:style-name="T15">ﮥ</text:span><text:span text:style-name="T24"> </text:span><text:span text:style-name="T15">ﮦ</text:span><text:span text:style-name="T24"> </text:span><text:span text:style-name="T15">ﮧ</text:span><text:span text:style-name="T24"> </text:span><text:span text:style-name="T15">ﮨ</text:span><text:span text:style-name="T24"> </text:span><text:span text:style-name="T15">ﮩ</text:span><text:span text:style-name="T24"> </text:span><text:span text:style-name="T15">ﮪ</text:span><text:span text:style-name="T24"> </text:span><text:span text:style-name="T15">ﮫ</text:span><text:span text:style-name="T24"> </text:span><text:span text:style-name="T15">ﮬﮭ</text:span><text:span text:style-name="T24"> </text:span><text:span text:style-name="T15">ﮮ</text:span><text:span text:style-name="T24"> </text:span><text:span text:style-name="T15">ﮯ</text:span><text:span text:style-name="T24"> </text:span><text:span text:style-name="T15">ﮰ</text:span><text:span text:style-name="T24"> </text:span><text:span text:style-name="T15">ﮱ</text:span><text:span text:style-name="T24"> </text:span><text:span text:style-name="T15">ﯓ</text:span><text:span text:style-name="T24"> </text:span><text:span text:style-name="T15">ﯔﯕ</text:span><text:span text:style-name="T24"> </text:span><text:span text:style-name="T15">ﯖ</text:span><text:span text:style-name="T24"> </text:span><text:span text:style-name="T15">ﯗ</text:span><text:span text:style-name="T24"> </text:span><text:span text:style-name="T15">ﯘ</text:span><text:span text:style-name="T24"> </text:span><text:span text:style-name="T15">ﯙ</text:span><text:span text:style-name="T24"> </text:span><text:span text:style-name="T15">ﯚﯛ</text:span><text:span text:style-name="T24"> </text:span><text:span text:style-name="T15">ﯜ</text:span><text:span text:style-name="T24"> </text:span><text:span text:style-name="T15">ﯝ</text:span><text:span text:style-name="T24"> </text:span><text:span text:style-name="T15">ﯞ</text:span><text:span text:style-name="T24"> </text:span><text:span text:style-name="T15">ﯟ</text:span><text:span text:style-name="T24"> </text:span><text:span text:style-name="T15">ﯠ</text:span><text:span text:style-name="T24"> </text:span><text:span text:style-name="T15">ﯡ</text:span><text:span text:style-name="T24"> </text:span><text:span text:style-name="T15">ﯢ</text:span><text:span text:style-name="T24"> </text:span><text:span text:style-name="T15">ﯣ</text:span><text:span text:style-name="T24"> </text:span><text:span text:style-name="T15">ﯤ</text:span><text:span text:style-name="T24"> </text:span><text:span text:style-name="T15">ﯥ</text:span><text:span text:style-name="T24"> </text:span><text:span text:style-name="T15">ﯦﯧ</text:span><text:span text:style-name="T24"> </text:span><text:span text:style-name="T15">ﯨ</text:span><text:span text:style-name="T24"> </text:span><text:span text:style-name="T15">ﯩ</text:span><text:span text:style-name="T24"> </text:span><text:span text:style-name="T15">ﯪ</text:span><text:span text:style-name="T24"> </text:span><text:span text:style-name="T15">ﯫ</text:span><text:span text:style-name="T24"> </text:span><text:span text:style-name="T15">ﯬ</text:span><text:span text:style-name="T24"> </text:span><text:span text:style-name="T15">ﯭ</text:span><text:span text:style-name="T24"> </text:span><text:span text:style-name="T15">ﯮ</text:span><text:span text:style-name="T24"> </text:span><text:span text:style-name="T15">ﯯ</text:span><text:span text:style-name="T24"> </text:span><text:span text:style-name="T15">ﯰ</text:span><text:span text:style-name="T24"> </text:span><text:span text:style-name="T15">ﯱ</text:span><text:span text:style-name="T24"> </text:span><text:span text:style-name="T15">ﯲ</text:span><text:span text:style-name="T24"> </text:span><text:span text:style-name="T15">ﯳ</text:span><text:span text:style-name="T24"> </text:span><text:span text:style-name="T15">ﯴ</text:span><text:span text:style-name="T24"> </text:span><text:span text:style-name="T15">ﯵ</text:span><text:span text:style-name="T24"> </text:span><text:span text:style-name="T15">ﯶ</text:span><text:span text:style-name="T24"> </text:span><text:span text:style-name="T15">ﯷ</text:span><text:span text:style-name="T24"> </text:span><text:span text:style-name="T15">ﯸ</text:span><text:span text:style-name="T24"> </text:span><text:span text:style-name="T15">ﯹ</text:span><text:span text:style-name="T24"> </text:span><text:span text:style-name="T15">ﯺﯻ</text:span><text:span text:style-name="T24"> </text:span><text:span text:style-name="T15">ﯼ</text:span><text:span text:style-name="T24"> </text:span><text:span text:style-name="T15">ﯽ</text:span><text:span text:style-name="T24"> </text:span><text:span text:style-name="T15">ﯾ</text:span><text:span text:style-name="T24"> </text:span><text:span text:style-name="T15">ﯿ</text:span><text:span text:style-name="T24"> </text:span><text:span text:style-name="T15">ﰀ</text:span><text:span text:style-name="T24"> </text:span><text:span text:style-name="T15">ﰁ</text:span><text:span text:style-name="T24"> </text:span><text:span text:style-name="T15">ﰂ</text:span><text:span text:style-name="T24"> </text:span><text:span text:style-name="T15">ﰃ</text:span><text:span text:style-name="T24"> </text:span><text:span text:style-name="T15">ﰄ</text:span><text:span text:style-name="T24"> </text:span><text:span text:style-name="T15">ﰅ</text:span><text:span text:style-name="T24"> </text:span><text:span text:style-name="T15">ﰆ</text:span><text:span text:style-name="T24"> </text:span><text:span text:style-name="T15">ﰇ</text:span><text:span text:style-name="T24"> </text:span><text:span text:style-name="T15">ﰈ</text:span><text:span text:style-name="T24"> </text:span><text:span text:style-name="T15">ﰉ</text:span><text:span text:style-name="T24"> </text:span><text:span text:style-name="T15">ﰊ</text:span><text:span text:style-name="T24"> </text:span><text:span text:style-name="T15">ﰋ</text:span><text:span text:style-name="T24"> </text:span><text:span text:style-name="T15">ﰌ</text:span></text:p>
      <text:p text:style-name="P13"><text:span text:style-name="T16">ﭑ</text:span><text:span text:style-name="T24"> </text:span><text:span text:style-name="T16">ﭒ</text:span><text:span text:style-name="T24"> </text:span><text:span text:style-name="T16">ﭓ</text:span><text:span text:style-name="T24"> </text:span><text:span text:style-name="T16">ﭔ</text:span><text:span text:style-name="T24"> </text:span><text:span text:style-name="T16">ﭕ</text:span><text:span text:style-name="T24"> </text:span><text:span text:style-name="T16">ﭖ</text:span><text:span text:style-name="T24"> </text:span><text:span text:style-name="T16">ﭗ</text:span><text:span text:style-name="T24"> </text:span><text:span text:style-name="T16">ﭘ</text:span><text:span text:style-name="T24"> </text:span><text:span text:style-name="T16">ﭙ</text:span><text:span text:style-name="T24"> </text:span><text:span text:style-name="T16">ﭚ</text:span><text:span text:style-name="T24"> </text:span><text:span text:style-name="T16">ﭛﭜ</text:span><text:span text:style-name="T24"> </text:span><text:span text:style-name="T16">ﭝ</text:span><text:span text:style-name="T24"> </text:span><text:span text:style-name="T16">ﭞ</text:span><text:span text:style-name="T24"> </text:span><text:span text:style-name="T16">ﭟ</text:span><text:span text:style-name="T24"> </text:span><text:span text:style-name="T16">ﭠ</text:span><text:span text:style-name="T24"> </text:span><text:span text:style-name="T16">ﭡ</text:span><text:span text:style-name="T24"> </text:span><text:span text:style-name="T16">ﭢ</text:span><text:span text:style-name="T24"> </text:span><text:span text:style-name="T16">ﭣ</text:span><text:span text:style-name="T24"> </text:span><text:span text:style-name="T16">ﭤ</text:span><text:span text:style-name="T24"> </text:span><text:span text:style-name="T16">ﭥ</text:span><text:span text:style-name="T24"> </text:span><text:span text:style-name="T16">ﭦ</text:span><text:span text:style-name="T24"> </text:span><text:span text:style-name="T16">ﭧ</text:span><text:span text:style-name="T24"> </text:span><text:span text:style-name="T16">ﭨ</text:span><text:span text:style-name="T24"> </text:span><text:span text:style-name="T16">ﭩﭪ</text:span><text:span text:style-name="T24"> </text:span><text:span text:style-name="T16">ﭫ</text:span><text:span text:style-name="T24"> </text:span><text:span text:style-name="T16">ﭬ</text:span><text:span text:style-name="T24"> </text:span><text:span text:style-name="T16">ﭭ</text:span><text:span text:style-name="T24"> </text:span><text:span text:style-name="T16">ﭮ</text:span><text:span text:style-name="T24"> </text:span><text:span text:style-name="T16">ﭯﭰ</text:span><text:span text:style-name="T24"> </text:span><text:span text:style-name="T16">ﭱ</text:span><text:span text:style-name="T24"> </text:span><text:span text:style-name="T16">ﭲ</text:span><text:span text:style-name="T24"> </text:span><text:span text:style-name="T16">ﭳ</text:span><text:span text:style-name="T24"> </text:span><text:span text:style-name="T16">ﭴ</text:span><text:span text:style-name="T24"> </text:span><text:span text:style-name="T16">ﭵ</text:span><text:span text:style-name="T24"> </text:span><text:span text:style-name="T16">ﭶ</text:span><text:span text:style-name="T24"> </text:span><text:span text:style-name="T16">ﭷ</text:span><text:span text:style-name="T24"> </text:span><text:span text:style-name="T16">ﭸ</text:span><text:span text:style-name="T24"> </text:span><text:span text:style-name="T16">ﭹ</text:span><text:span text:style-name="T24"> </text:span><text:span text:style-name="T16">ﭺ</text:span><text:span text:style-name="T24"> </text:span><text:span text:style-name="T16">ﭻ</text:span><text:span text:style-name="T24"> </text:span><text:span text:style-name="T16">ﭼ</text:span><text:span text:style-name="T24"> </text:span><text:span text:style-name="T16">ﭽ</text:span><text:span text:style-name="T24"> </text:span><text:span text:style-name="T16">ﭾ</text:span><text:span text:style-name="T24"> </text:span><text:span text:style-name="T16">ﭿ</text:span><text:span text:style-name="T24"> </text:span><text:span text:style-name="T16">ﮀ</text:span><text:span text:style-name="T24"> </text:span><text:span text:style-name="T16">ﮁ</text:span><text:span text:style-name="T24"> </text:span><text:span text:style-name="T16">ﮂ</text:span><text:span text:style-name="T24"> </text:span><text:span text:style-name="T16">ﮃ</text:span><text:span text:style-name="T24"> </text:span><text:span text:style-name="T16">ﮄ</text:span><text:span text:style-name="T24"> </text:span><text:span text:style-name="T16">ﮅ</text:span><text:span text:style-name="T24"> </text:span><text:span text:style-name="T16">ﮆ</text:span><text:span text:style-name="T24"> </text:span><text:span text:style-name="T16">ﮇ</text:span><text:span text:style-name="T24"> </text:span><text:span text:style-name="T16">ﮈ</text:span><text:span text:style-name="T24"> </text:span><text:span text:style-name="T16">ﮉ</text:span><text:span text:style-name="T24"> </text:span><text:span text:style-name="T16">ﮊ</text:span><text:span text:style-name="T24"> </text:span><text:span text:style-name="T16">ﮋ</text:span><text:span text:style-name="T24"> </text:span><text:span text:style-name="T16">ﮌ</text:span><text:span text:style-name="T24"> </text:span><text:span text:style-name="T16">ﮍ</text:span><text:span text:style-name="T24"> </text:span><text:span text:style-name="T16">ﮎ</text:span><text:span text:style-name="T24"> </text:span><text:span text:style-name="T16">ﮏ</text:span><text:span text:style-name="T24"> </text:span><text:span text:style-name="T16">ﮐﮑ</text:span><text:span text:style-name="T24"> </text:span><text:span text:style-name="T16">ﮒ</text:span><text:span text:style-name="T24"> </text:span><text:span text:style-name="T16">ﮓ</text:span><text:span text:style-name="T24"> </text:span><text:span text:style-name="T16">ﮔ</text:span><text:span text:style-name="T24"> </text:span><text:span text:style-name="T16">ﮕﮖ</text:span><text:span text:style-name="T24"> </text:span><text:span text:style-name="T16">ﮗ</text:span><text:span text:style-name="T24"> </text:span><text:span text:style-name="T16">ﮘ</text:span><text:span text:style-name="T24"> </text:span><text:span text:style-name="T16">ﮙ</text:span><text:span text:style-name="T24"> </text:span><text:span text:style-name="T16">ﮚ</text:span><text:span text:style-name="T24"> </text:span><text:span text:style-name="T16">ﮛ</text:span><text:span text:style-name="T24"> </text:span><text:span text:style-name="T16">ﮜ</text:span><text:span text:style-name="T24"> </text:span><text:span text:style-name="T16">ﮝ</text:span><text:span text:style-name="T24"> </text:span><text:span text:style-name="T16">ﮞ</text:span><text:span text:style-name="T24"> </text:span><text:span text:style-name="T16">ﮟ</text:span><text:span text:style-name="T24"> </text:span><text:span text:style-name="T16">ﮠ</text:span><text:span text:style-name="T24"> </text:span><text:span text:style-name="T16">ﮡ</text:span><text:span text:style-name="T24"> </text:span><text:span text:style-name="T16">ﮢ</text:span><text:span text:style-name="T24"> </text:span><text:span text:style-name="T16">ﮣ</text:span><text:span text:style-name="T24"> </text:span><text:span text:style-name="T16">ﮤ</text:span><text:span text:style-name="T24"> </text:span><text:span text:style-name="T16">ﮥ</text:span><text:span text:style-name="T24"> </text:span><text:span text:style-name="T16">ﮦﮧ</text:span><text:span text:style-name="T24"> </text:span><text:span text:style-name="T16">ﮨ</text:span><text:span text:style-name="T24"> </text:span><text:span text:style-name="T16">ﮩ</text:span><text:span text:style-name="T24"> </text:span><text:span text:style-name="T16">ﮪ</text:span><text:span text:style-name="T24"> </text:span><text:span text:style-name="T16">ﮫ</text:span><text:span text:style-name="T24"> </text:span><text:span text:style-name="T16">ﮬﮭ</text:span><text:span text:style-name="T24"> </text:span><text:span text:style-name="T16">ﮮ</text:span><text:span text:style-name="T24"> </text:span><text:span text:style-name="T16">ﮯ</text:span><text:span text:style-name="T24"> </text:span><text:span text:style-name="T16">ﮰ</text:span><text:span text:style-name="T24"> </text:span><text:span text:style-name="T16">ﮱﯓ</text:span><text:span text:style-name="T24"> </text:span><text:span text:style-name="T16">ﯔ</text:span><text:span text:style-name="T24"> </text:span><text:span text:style-name="T16">ﯕﯖ</text:span><text:span text:style-name="T24"> </text:span><text:span text:style-name="T16">ﯗ</text:span><text:span text:style-name="T24"> </text:span><text:span text:style-name="T16">ﯘ</text:span><text:span text:style-name="T24"> </text:span><text:span text:style-name="T16">ﯙ</text:span><text:span text:style-name="T24"> </text:span><text:span text:style-name="T16">ﯚ</text:span><text:span text:style-name="T24"> </text:span><text:span text:style-name="T16">ﯛ</text:span><text:span text:style-name="T24"> </text:span><text:span text:style-name="T16">ﯜ</text:span><text:span text:style-name="T24"> </text:span><text:span text:style-name="T16">ﯝ</text:span><text:span text:style-name="T24"> </text:span><text:span text:style-name="T16">ﯞ</text:span><text:span text:style-name="T24"> </text:span><text:span text:style-name="T16">ﯟ</text:span><text:span text:style-name="T24"> </text:span><text:span text:style-name="T16">ﯠ</text:span><text:span text:style-name="T24"> </text:span><text:span text:style-name="T16">ﯡ</text:span><text:span text:style-name="T24"> </text:span><text:span text:style-name="T16">ﯢ</text:span><text:span text:style-name="T24"> </text:span><text:span text:style-name="T16">ﯣ</text:span><text:span text:style-name="T24"> </text:span><text:span text:style-name="T16">ﯤ</text:span><text:span text:style-name="T24"> </text:span><text:span text:style-name="T16">ﯥﯦ</text:span><text:span text:style-name="T24"> </text:span><text:span text:style-name="T16">ﯧ</text:span><text:span text:style-name="T24"> </text:span><text:span text:style-name="T16">ﯨ</text:span><text:span text:style-name="T24"> </text:span><text:span text:style-name="T16">ﯩ</text:span><text:span text:style-name="T24"> </text:span><text:span text:style-name="T16">ﯪ</text:span><text:span text:style-name="T24"> </text:span><text:span text:style-name="T16">ﯫ</text:span><text:span text:style-name="T24"> </text:span><text:span text:style-name="T16">ﯬ</text:span><text:span text:style-name="T24"> </text:span><text:span text:style-name="T16">ﯭ</text:span><text:span text:style-name="T24"> </text:span><text:span text:style-name="T16">ﯮ</text:span><text:span text:style-name="T24"> </text:span><text:span text:style-name="T16">ﯯ</text:span><text:span text:style-name="T24"> </text:span><text:span text:style-name="T16">ﯰ</text:span><text:span text:style-name="T24"> </text:span><text:span text:style-name="T16">ﯱ</text:span><text:span text:style-name="T24"> </text:span><text:span text:style-name="T16">ﯲﯳ</text:span><text:span text:style-name="T24"> </text:span><text:span text:style-name="T16">ﯴ</text:span><text:span text:style-name="T24"> </text:span><text:span text:style-name="T16">ﯵ</text:span><text:span text:style-name="T24"> </text:span><text:span text:style-name="T16">ﯶ</text:span><text:span text:style-name="T24"> </text:span><text:span text:style-name="T16">ﯷ</text:span><text:span text:style-name="T24"> </text:span><text:span text:style-name="T16">ﯸﯹ</text:span><text:span text:style-name="T24"> </text:span><text:span text:style-name="T16">ﯺ</text:span><text:span text:style-name="T24"> </text:span><text:span text:style-name="T16">ﯻ</text:span><text:span text:style-name="T24"> </text:span><text:span text:style-name="T16">ﯼ</text:span><text:span text:style-name="T24"> </text:span><text:span text:style-name="T16">ﯽ</text:span><text:span text:style-name="T24"> </text:span><text:span text:style-name="T16">ﯾ</text:span><text:span text:style-name="T24"> </text:span><text:span text:style-name="T16">ﯿ</text:span><text:span text:style-name="T24"> </text:span><text:span text:style-name="T16">ﰀ</text:span><text:span text:style-name="T24"> </text:span><text:span text:style-name="T16">ﰁ</text:span><text:span text:style-name="T24"> </text:span><text:span text:style-name="T16">ﰂ</text:span><text:span text:style-name="T24"> </text:span><text:span text:style-name="T16">ﰃ</text:span><text:span text:style-name="T24"> </text:span><text:span text:style-name="T16">ﰄ</text:span><text:span text:style-name="T24"> </text:span><text:span text:style-name="T16">ﰅ</text:span><text:span text:style-name="T24"> </text:span><text:span text:style-name="T16">ﰆ</text:span><text:span text:style-name="T24"> </text:span><text:span text:style-name="T16">ﰇ</text:span><text:span text:style-name="T24"> </text:span><text:span text:style-name="T16">ﰈ</text:span><text:span text:style-name="T24"> </text:span><text:span text:style-name="T16">ﰉ</text:span><text:span text:style-name="T24"> </text:span><text:span text:style-name="T16">ﰊ</text:span><text:span text:style-name="T24"> </text:span><text:span text:style-name="T16">ﰋ</text:span><text:span text:style-name="T24"> </text:span><text:span text:style-name="T16">ﰌ</text:span><text:span text:style-name="T24"> </text:span><text:span text:style-name="T16">ﰍ</text:span></text:p>
      <text:p text:style-name="P14"><text:span text:style-name="T17">ﭑ</text:span><text:span text:style-name="T24"> </text:span><text:span text:style-name="T17">ﭒ</text:span><text:span text:style-name="T24"> </text:span><text:span text:style-name="T17">ﭓ</text:span><text:span text:style-name="T24"> </text:span><text:span text:style-name="T17">ﭔ</text:span><text:span text:style-name="T24"> </text:span><text:span text:style-name="T17">ﭕ</text:span><text:span text:style-name="T24"> </text:span><text:span text:style-name="T17">ﭖ</text:span><text:span text:style-name="T24"> </text:span><text:span text:style-name="T17">ﭗ</text:span><text:span text:style-name="T24"> </text:span><text:span text:style-name="T17">ﭘ</text:span><text:span text:style-name="T24"> </text:span><text:span text:style-name="T17">ﭙ</text:span><text:span text:style-name="T24"> </text:span><text:span text:style-name="T17">ﭚ</text:span><text:span text:style-name="T24"> </text:span><text:span text:style-name="T17">ﭛ</text:span><text:span text:style-name="T24"> </text:span><text:span text:style-name="T17">ﭜ</text:span><text:span text:style-name="T24"> </text:span><text:span text:style-name="T17">ﭝ</text:span><text:span text:style-name="T24"> </text:span><text:span text:style-name="T17">ﭞﭟ</text:span><text:span text:style-name="T24"> </text:span><text:span text:style-name="T17">ﭠ</text:span><text:span text:style-name="T24"> </text:span><text:span text:style-name="T17">ﭡ</text:span><text:span text:style-name="T24"> </text:span><text:span text:style-name="T17">ﭢ</text:span><text:span text:style-name="T24"> </text:span><text:span text:style-name="T17">ﭣ</text:span><text:span text:style-name="T24"> </text:span><text:span text:style-name="T17">ﭤ</text:span><text:span text:style-name="T24"> </text:span><text:span text:style-name="T17">ﭥ</text:span><text:span text:style-name="T24"> </text:span><text:span text:style-name="T17">ﭦ</text:span><text:span text:style-name="T24"> </text:span><text:span text:style-name="T17">ﭧ</text:span><text:span text:style-name="T24"> </text:span><text:span text:style-name="T17">ﭨ</text:span><text:span text:style-name="T24"> </text:span><text:span text:style-name="T17">ﭩ</text:span><text:span text:style-name="T24"> </text:span><text:span text:style-name="T17">ﭪ</text:span><text:span text:style-name="T24"> </text:span><text:span text:style-name="T17">ﭫ</text:span><text:span text:style-name="T24"> </text:span><text:span text:style-name="T17">ﭬﭭ</text:span><text:span text:style-name="T24"> </text:span><text:span text:style-name="T17">ﭮ</text:span><text:span text:style-name="T24"> </text:span><text:span text:style-name="T17">ﭯ</text:span><text:span text:style-name="T24"> </text:span><text:span text:style-name="T17">ﭰ</text:span><text:span text:style-name="T24"> </text:span><text:span text:style-name="T17">ﭱ</text:span><text:span text:style-name="T24"> </text:span><text:span text:style-name="T17">ﭲ</text:span><text:span text:style-name="T24"> </text:span><text:span text:style-name="T17">ﭳ</text:span><text:span text:style-name="T24"> </text:span><text:span text:style-name="T17">ﭴ</text:span><text:span text:style-name="T24"> </text:span><text:span text:style-name="T17">ﭵ</text:span><text:span text:style-name="T24"> </text:span><text:span text:style-name="T17">ﭶ</text:span><text:span text:style-name="T24"> </text:span><text:span text:style-name="T17">ﭷ</text:span><text:span text:style-name="T24"> </text:span><text:span text:style-name="T17">ﭸ</text:span><text:span text:style-name="T24"> </text:span><text:span text:style-name="T17">ﭹ</text:span><text:span text:style-name="T24"> </text:span><text:span text:style-name="T17">ﭺ</text:span><text:span text:style-name="T24"> </text:span><text:span text:style-name="T17">ﭻ</text:span><text:span text:style-name="T24"> </text:span><text:span text:style-name="T17">ﭼ</text:span><text:span text:style-name="T24"> </text:span><text:span text:style-name="T17">ﭽ</text:span><text:span text:style-name="T24"> </text:span><text:span text:style-name="T17">ﭾ</text:span><text:span text:style-name="T24"> </text:span><text:span text:style-name="T17">ﭿ</text:span><text:span text:style-name="T24"> </text:span><text:span text:style-name="T17">ﮀ</text:span><text:span text:style-name="T24"> </text:span><text:span text:style-name="T17">ﮁﮂ</text:span><text:span text:style-name="T24"> </text:span><text:span text:style-name="T17">ﮃ</text:span><text:span text:style-name="T24"> </text:span><text:span text:style-name="T17">ﮄ</text:span><text:span text:style-name="T24"> </text:span><text:span text:style-name="T17">ﮅ</text:span><text:span text:style-name="T24"> </text:span><text:span text:style-name="T17">ﮆ</text:span><text:span text:style-name="T24"> </text:span><text:span text:style-name="T17">ﮇ</text:span><text:span text:style-name="T24"> </text:span><text:span text:style-name="T17">ﮈ</text:span><text:span text:style-name="T24"> </text:span><text:span text:style-name="T17">ﮉ</text:span><text:span text:style-name="T24"> </text:span><text:span text:style-name="T17">ﮊ</text:span><text:span text:style-name="T24"> </text:span><text:span text:style-name="T17">ﮋ</text:span><text:span text:style-name="T24"> </text:span><text:span text:style-name="T17">ﮌ</text:span><text:span text:style-name="T24"> </text:span><text:span text:style-name="T17">ﮍ</text:span><text:span text:style-name="T24"> </text:span><text:span text:style-name="T17">ﮎ</text:span><text:span text:style-name="T24"> </text:span><text:span text:style-name="T17">ﮏ</text:span><text:span text:style-name="T24"> </text:span><text:span text:style-name="T17">ﮐ</text:span><text:span text:style-name="T24"> </text:span><text:span text:style-name="T17">ﮑ</text:span><text:span text:style-name="T24"> </text:span><text:span text:style-name="T17">ﮒ</text:span><text:span text:style-name="T24"> </text:span><text:span text:style-name="T17">ﮓ</text:span><text:span text:style-name="T24"> </text:span><text:span text:style-name="T17">ﮔ</text:span><text:span text:style-name="T24"> </text:span><text:span text:style-name="T17">ﮕ</text:span><text:span text:style-name="T24"> </text:span><text:span text:style-name="T17">ﮖ</text:span><text:span text:style-name="T24"> </text:span><text:span text:style-name="T17">ﮗ</text:span><text:span text:style-name="T24"> </text:span><text:span text:style-name="T17">ﮘ</text:span><text:span text:style-name="T24"> </text:span><text:span text:style-name="T17">ﮙ</text:span><text:span text:style-name="T24"> </text:span><text:span text:style-name="T17">ﮚ</text:span><text:span text:style-name="T24"> </text:span><text:span text:style-name="T17">ﮛ</text:span><text:span text:style-name="T24"> </text:span><text:span text:style-name="T17">ﮜ</text:span><text:span text:style-name="T24"> </text:span><text:span text:style-name="T17">ﮝ</text:span><text:span text:style-name="T24"> </text:span><text:span text:style-name="T17">ﮞ</text:span><text:span text:style-name="T24"> </text:span><text:span text:style-name="T17">ﮟ</text:span><text:span text:style-name="T24"> </text:span><text:span text:style-name="T17">ﮠ</text:span><text:span text:style-name="T24"> </text:span><text:span text:style-name="T17">ﮡ</text:span><text:span text:style-name="T24"> </text:span><text:span text:style-name="T17">ﮢ</text:span><text:span text:style-name="T24"> </text:span><text:span text:style-name="T17">ﮣ</text:span><text:span text:style-name="T24"> </text:span><text:span text:style-name="T17">ﮤ</text:span><text:span text:style-name="T24"> </text:span><text:span text:style-name="T17">ﮥ</text:span><text:span text:style-name="T24"> </text:span><text:span text:style-name="T17">ﮦ</text:span><text:span text:style-name="T24"> </text:span><text:span text:style-name="T17">ﮧ</text:span><text:span text:style-name="T24"> </text:span><text:span text:style-name="T17">ﮨ</text:span><text:span text:style-name="T24"> </text:span><text:span text:style-name="T17">ﮩ</text:span><text:span text:style-name="T24"> </text:span><text:span text:style-name="T17">ﮪ</text:span><text:span text:style-name="T24"> </text:span><text:span text:style-name="T17">ﮫ</text:span><text:span text:style-name="T24"> </text:span><text:span text:style-name="T17">ﮬ</text:span><text:span text:style-name="T24"> </text:span><text:span text:style-name="T17">ﮭ</text:span><text:span text:style-name="T24"> </text:span><text:span text:style-name="T17">ﮮ</text:span><text:span text:style-name="T24"> </text:span><text:span text:style-name="T17">ﮯ</text:span><text:span text:style-name="T24"> </text:span><text:span text:style-name="T17">ﮰ</text:span><text:span text:style-name="T24"> </text:span><text:span text:style-name="T17">ﮱ</text:span><text:span text:style-name="T24"> </text:span><text:span text:style-name="T17">ﯓ</text:span><text:span text:style-name="T24"> </text:span><text:span text:style-name="T17">ﯔ</text:span><text:span text:style-name="T24"> </text:span><text:span text:style-name="T17">ﯕ</text:span><text:span text:style-name="T24"> </text:span><text:span text:style-name="T17">ﯖ</text:span><text:span text:style-name="T24"> </text:span><text:span text:style-name="T17">ﯗ</text:span><text:span text:style-name="T24"> </text:span><text:span text:style-name="T17">ﯘ</text:span><text:span text:style-name="T24"> </text:span><text:span text:style-name="T17">ﯙ</text:span><text:span text:style-name="T24"> </text:span><text:span text:style-name="T17">ﯚ</text:span><text:span text:style-name="T24"> </text:span><text:span text:style-name="T17">ﯛ</text:span><text:span text:style-name="T24"> </text:span><text:span text:style-name="T17">ﯜﯝ</text:span><text:span text:style-name="T24"> </text:span><text:span text:style-name="T17">ﯞ</text:span><text:span text:style-name="T24"> </text:span><text:span text:style-name="T17">ﯟ</text:span><text:span text:style-name="T24"> </text:span><text:span text:style-name="T17">ﯠ</text:span><text:span text:style-name="T24"> </text:span><text:span text:style-name="T17">ﯡ</text:span><text:span text:style-name="T24"> </text:span><text:span text:style-name="T17">ﯢ</text:span><text:span text:style-name="T24"> </text:span><text:span text:style-name="T17">ﯣ</text:span><text:span text:style-name="T24"> </text:span><text:span text:style-name="T17">ﯤ</text:span><text:span text:style-name="T24"> </text:span><text:span text:style-name="T17">ﯥ</text:span><text:span text:style-name="T24"> </text:span><text:span text:style-name="T17">ﯦ</text:span><text:span text:style-name="T24"> </text:span><text:span text:style-name="T17">ﯧ</text:span><text:span text:style-name="T24"> </text:span><text:span text:style-name="T17">ﯨ</text:span><text:span text:style-name="T24"> </text:span><text:span text:style-name="T17">ﯩﯪ</text:span><text:span text:style-name="T24"> </text:span><text:span text:style-name="T17">ﯫ</text:span><text:span text:style-name="T24"> </text:span><text:span text:style-name="T17">ﯬ</text:span><text:span text:style-name="T24"> </text:span><text:span text:style-name="T17">ﯭ</text:span><text:span text:style-name="T24"> </text:span><text:span text:style-name="T17">ﯮ</text:span><text:span text:style-name="T24"> </text:span><text:span text:style-name="T17">ﯯ</text:span><text:span text:style-name="T24"> </text:span><text:span text:style-name="T17">ﯰ</text:span><text:span text:style-name="T24"> </text:span><text:span text:style-name="T17">ﯱ</text:span><text:span text:style-name="T24"> </text:span><text:span text:style-name="T17">ﯲﯳ</text:span><text:span text:style-name="T24"> </text:span><text:span text:style-name="T17">ﯴ</text:span><text:span text:style-name="T24"> </text:span><text:span text:style-name="T17">ﯵ</text:span><text:span text:style-name="T24"> </text:span><text:span text:style-name="T17">ﯶ</text:span><text:span text:style-name="T24"> </text:span><text:span text:style-name="T17">ﯷ</text:span><text:span text:style-name="T24"> </text:span><text:span text:style-name="T17">ﯸ</text:span><text:span text:style-name="T24"> </text:span><text:span text:style-name="T17">ﯹ</text:span><text:span text:style-name="T24"> </text:span><text:span text:style-name="T17">ﯺ</text:span><text:span text:style-name="T24"> </text:span><text:span text:style-name="T17">ﯻ</text:span><text:span text:style-name="T24"> </text:span><text:span text:style-name="T17">ﯼ</text:span><text:span text:style-name="T24"> </text:span><text:span text:style-name="T17">ﯽ</text:span><text:span text:style-name="T24"> </text:span><text:span text:style-name="T17">ﯾ</text:span><text:span text:style-name="T24"> </text:span><text:span text:style-name="T17">ﯿ</text:span><text:span text:style-name="T24"> </text:span><text:span text:style-name="T17">ﰀ</text:span><text:span text:style-name="T24"> </text:span><text:span text:style-name="T17">ﰁ</text:span><text:span text:style-name="T24"> </text:span><text:span text:style-name="T17">ﰂ</text:span><text:span text:style-name="T24"> </text:span><text:span text:style-name="T17">ﰃﰄ</text:span><text:span text:style-name="T24"> </text:span><text:span text:style-name="T17">ﰅ</text:span><text:span text:style-name="T24"> </text:span><text:span text:style-name="T17">ﰆ</text:span><text:span text:style-name="T24"> </text:span><text:span text:style-name="T17">ﰇ</text:span><text:span text:style-name="T24"> </text:span><text:span text:style-name="T17">ﰈ</text:span><text:span text:style-name="T24"> </text:span><text:span text:style-name="T17">ﰉ</text:span><text:span text:style-name="T24"> </text:span><text:span text:style-name="T17">ﰊ</text:span><text:span text:style-name="T24"> </text:span><text:span text:style-name="T17">ﰋ</text:span><text:span text:style-name="T24"> </text:span><text:span text:style-name="T17">ﰌ</text:span><text:span text:style-name="T24"> </text:span><text:span text:style-name="T17">ﰍ</text:span><text:span text:style-name="T24"> </text:span><text:span text:style-name="T17">ﰎ</text:span><text:span text:style-name="T24"> </text:span><text:span text:style-name="T17">ﰏ</text:span></text:p>
      <text:p text:style-name="P15"><text:span text:style-name="T18">ﭑ</text:span><text:span text:style-name="T24"> </text:span><text:span text:style-name="T18">ﭒ</text:span><text:span text:style-name="T24"> </text:span><text:span text:style-name="T18">ﭓ</text:span><text:span text:style-name="T24"> </text:span><text:span text:style-name="T18">ﭔ</text:span><text:span text:style-name="T24"> </text:span><text:span text:style-name="T18">ﭕ</text:span><text:span text:style-name="T24"> </text:span><text:span text:style-name="T18">ﭖ</text:span><text:span text:style-name="T24"> </text:span><text:span text:style-name="T18">ﭗ</text:span><text:span text:style-name="T24"> </text:span><text:span text:style-name="T18">ﭘ</text:span><text:span text:style-name="T24"> </text:span><text:span text:style-name="T18">ﭙ</text:span><text:span text:style-name="T24"> </text:span><text:span text:style-name="T18">ﭚ</text:span><text:span text:style-name="T24"> </text:span><text:span text:style-name="T18">ﭛ</text:span><text:span text:style-name="T24"> </text:span><text:span text:style-name="T18">ﭜ</text:span><text:span text:style-name="T24"> </text:span><text:span text:style-name="T18">ﭝ</text:span><text:span text:style-name="T24"> </text:span><text:span text:style-name="T18">ﭞ</text:span><text:span text:style-name="T24"> </text:span><text:span text:style-name="T18">ﭟ</text:span><text:span text:style-name="T24"> </text:span><text:span text:style-name="T18">ﭠ</text:span><text:span text:style-name="T24"> </text:span><text:span text:style-name="T18">ﭡ</text:span><text:span text:style-name="T24"> </text:span><text:span text:style-name="T18">ﭢ</text:span><text:span text:style-name="T24"> </text:span><text:span text:style-name="T18">ﭣ</text:span><text:span text:style-name="T24"> </text:span><text:span text:style-name="T18">ﭤ</text:span><text:span text:style-name="T24"> </text:span><text:span text:style-name="T18">ﭥ</text:span><text:span text:style-name="T24"> </text:span><text:span text:style-name="T18">ﭦﭧ</text:span><text:span text:style-name="T24"> </text:span><text:span text:style-name="T18">ﭨ</text:span><text:span text:style-name="T24"> </text:span><text:span text:style-name="T18">ﭩ</text:span><text:span text:style-name="T24"> </text:span><text:span text:style-name="T18">ﭪ</text:span><text:span text:style-name="T24"> </text:span><text:span text:style-name="T18">ﭫ</text:span><text:span text:style-name="T24"> </text:span><text:span text:style-name="T18">ﭬ</text:span><text:span text:style-name="T24"> </text:span><text:span text:style-name="T18">ﭭ</text:span><text:span text:style-name="T24"> </text:span><text:span text:style-name="T18">ﭮ</text:span><text:span text:style-name="T24"> </text:span><text:span text:style-name="T18">ﭯ</text:span><text:span text:style-name="T24"> </text:span><text:span text:style-name="T18">ﭰ</text:span><text:span text:style-name="T24"> </text:span><text:span text:style-name="T18">ﭱ</text:span><text:span text:style-name="T24"> </text:span><text:span text:style-name="T18">ﭲ</text:span><text:span text:style-name="T24"> </text:span><text:span text:style-name="T18">ﭳ</text:span><text:span text:style-name="T24"> </text:span><text:span text:style-name="T18">ﭴ</text:span><text:span text:style-name="T24"> </text:span><text:span text:style-name="T18">ﭵ</text:span><text:span text:style-name="T24"> </text:span><text:span text:style-name="T18">ﭶ</text:span><text:span text:style-name="T24"> </text:span><text:span text:style-name="T18">ﭷ</text:span><text:span text:style-name="T24"> </text:span><text:span text:style-name="T18">ﭸ</text:span><text:span text:style-name="T24"> </text:span><text:span text:style-name="T18">ﭹ</text:span><text:span text:style-name="T24"> </text:span><text:span text:style-name="T18">ﭺ</text:span><text:span text:style-name="T24"> </text:span><text:span text:style-name="T18">ﭻ</text:span><text:span text:style-name="T24"> </text:span><text:span text:style-name="T18">ﭼ</text:span><text:span text:style-name="T24"> </text:span><text:span text:style-name="T18">ﭽﭾ</text:span><text:span text:style-name="T24"> </text:span><text:span text:style-name="T18">ﭿ</text:span><text:span text:style-name="T24"> </text:span><text:span text:style-name="T18">ﮀ</text:span><text:span text:style-name="T24"> </text:span><text:span text:style-name="T18">ﮁ</text:span><text:span text:style-name="T24"> </text:span><text:span text:style-name="T18">ﮂ</text:span><text:span text:style-name="T24"> </text:span><text:span text:style-name="T18">ﮃﮄ</text:span><text:span text:style-name="T24"> </text:span><text:span text:style-name="T18">ﮅ</text:span><text:span text:style-name="T24"> </text:span><text:span text:style-name="T18">ﮆ</text:span><text:span text:style-name="T24"> </text:span><text:span text:style-name="T18">ﮇ</text:span><text:span text:style-name="T24"> </text:span><text:span text:style-name="T18">ﮈ</text:span><text:span text:style-name="T24"> </text:span><text:span text:style-name="T18">ﮉ</text:span><text:span text:style-name="T24"> </text:span><text:span text:style-name="T18">ﮊ</text:span><text:span text:style-name="T24"> </text:span><text:span text:style-name="T18">ﮋ</text:span><text:span text:style-name="T24"> </text:span><text:span text:style-name="T18">ﮌ</text:span><text:span text:style-name="T24"> </text:span><text:span text:style-name="T18">ﮍ</text:span><text:span text:style-name="T24"> </text:span><text:span text:style-name="T18">ﮎ</text:span><text:span text:style-name="T24"> </text:span><text:span text:style-name="T18">ﮏ</text:span><text:span text:style-name="T24"> </text:span><text:span text:style-name="T18">ﮐ</text:span><text:span text:style-name="T24"> </text:span><text:span text:style-name="T18">ﮑ</text:span><text:span text:style-name="T24"> </text:span><text:span text:style-name="T18">ﮒ</text:span><text:span text:style-name="T24"> </text:span><text:span text:style-name="T18">ﮓ</text:span><text:span text:style-name="T24"> </text:span><text:span text:style-name="T18">ﮔ</text:span><text:span text:style-name="T24"> </text:span><text:span text:style-name="T18">ﮕ</text:span><text:span text:style-name="T24"> </text:span><text:span text:style-name="T18">ﮖ</text:span><text:span text:style-name="T24"> </text:span><text:span text:style-name="T18">ﮗ</text:span><text:span text:style-name="T24"> </text:span><text:span text:style-name="T18">ﮘ</text:span><text:span text:style-name="T24"> </text:span><text:span text:style-name="T18">ﮙ</text:span><text:span text:style-name="T24"> </text:span><text:span text:style-name="T18">ﮚ</text:span><text:span text:style-name="T24"> </text:span><text:span text:style-name="T18">ﮛ</text:span><text:span text:style-name="T24"> </text:span><text:span text:style-name="T18">ﮜ</text:span><text:span text:style-name="T24"> </text:span><text:span text:style-name="T18">ﮝ</text:span><text:span text:style-name="T24"> </text:span><text:span text:style-name="T18">ﮞ</text:span><text:span text:style-name="T24"> </text:span><text:span text:style-name="T18">ﮟ</text:span><text:span text:style-name="T24"> </text:span><text:span text:style-name="T18">ﮠ</text:span><text:span text:style-name="T24"> </text:span><text:span text:style-name="T18">ﮡ</text:span><text:span text:style-name="T24"> </text:span><text:span text:style-name="T18">ﮢ</text:span><text:span text:style-name="T24"> </text:span><text:span text:style-name="T18">ﮣ</text:span><text:span text:style-name="T24"> </text:span><text:span text:style-name="T18">ﮤ</text:span><text:span text:style-name="T24"> </text:span><text:span text:style-name="T18">ﮥ</text:span><text:span text:style-name="T24"> </text:span><text:span text:style-name="T18">ﮦ</text:span><text:span text:style-name="T24"> </text:span><text:span text:style-name="T18">ﮧ</text:span><text:span text:style-name="T24"> </text:span><text:span text:style-name="T18">ﮨ</text:span><text:span text:style-name="T24"> </text:span><text:span text:style-name="T18">ﮩ</text:span><text:span text:style-name="T24"> </text:span><text:span text:style-name="T18">ﮪ</text:span><text:span text:style-name="T24"> </text:span><text:span text:style-name="T18">ﮫﮬ</text:span><text:span text:style-name="T24"> </text:span><text:span text:style-name="T18">ﮭ</text:span><text:span text:style-name="T24"> </text:span><text:span text:style-name="T18">ﮮ</text:span><text:span text:style-name="T24"> </text:span><text:span text:style-name="T18">ﮯ</text:span><text:span text:style-name="T24"> </text:span><text:span text:style-name="T18">ﮰ</text:span><text:span text:style-name="T24"> </text:span><text:span text:style-name="T18">ﮱ</text:span><text:span text:style-name="T24"> </text:span><text:span text:style-name="T18">ﯓﯔ</text:span><text:span text:style-name="T24"> </text:span><text:span text:style-name="T18">ﯕ</text:span><text:span text:style-name="T24"> </text:span><text:span text:style-name="T18">ﯖ</text:span><text:span text:style-name="T24"> </text:span><text:span text:style-name="T18">ﯗ</text:span><text:span text:style-name="T24"> </text:span><text:span text:style-name="T18">ﯘ</text:span><text:span text:style-name="T24"> </text:span><text:span text:style-name="T18">ﯙ</text:span><text:span text:style-name="T24"> </text:span><text:span text:style-name="T18">ﯚ</text:span><text:span text:style-name="T24"> </text:span><text:span text:style-name="T18">ﯛ</text:span><text:span text:style-name="T24"> </text:span><text:span text:style-name="T18">ﯜ</text:span><text:span text:style-name="T24"> </text:span><text:span text:style-name="T18">ﯝﯞ</text:span><text:span text:style-name="T24"> </text:span><text:span text:style-name="T18">ﯟ</text:span><text:span text:style-name="T24"> </text:span><text:span text:style-name="T18">ﯠ</text:span><text:span text:style-name="T24"> </text:span><text:span text:style-name="T18">ﯡ</text:span><text:span text:style-name="T24"> </text:span><text:span text:style-name="T18">ﯢ</text:span><text:span text:style-name="T24"> </text:span><text:span text:style-name="T18">ﯣ</text:span><text:span text:style-name="T24"> </text:span><text:span text:style-name="T18">ﯤ</text:span><text:span text:style-name="T24"> </text:span><text:span text:style-name="T18">ﯥ</text:span><text:span text:style-name="T24"> </text:span><text:span text:style-name="T18">ﯦ</text:span><text:span text:style-name="T24"> </text:span><text:span text:style-name="T18">ﯧ</text:span><text:span text:style-name="T24"> </text:span><text:span text:style-name="T18">ﯨ</text:span><text:span text:style-name="T24"> </text:span><text:span text:style-name="T18">ﯩﯪ</text:span><text:span text:style-name="T24"> </text:span><text:span text:style-name="T18">ﯫ</text:span><text:span text:style-name="T24"> </text:span><text:span text:style-name="T18">ﯬ</text:span><text:span text:style-name="T24"> </text:span><text:span text:style-name="T18">ﯭ</text:span><text:span text:style-name="T24"> </text:span><text:span text:style-name="T18">ﯮﯯ</text:span><text:span text:style-name="T24"> </text:span><text:span text:style-name="T18">ﯰ</text:span><text:span text:style-name="T24"> </text:span><text:span text:style-name="T18">ﯱﯲ</text:span><text:span text:style-name="T24"> </text:span><text:span text:style-name="T18">ﯳ</text:span><text:span text:style-name="T24"> </text:span><text:span text:style-name="T18">ﯴ</text:span><text:span text:style-name="T24"> </text:span><text:span text:style-name="T18">ﯵ</text:span><text:span text:style-name="T24"> </text:span><text:span text:style-name="T18">ﯶ</text:span><text:span text:style-name="T24"> </text:span><text:span text:style-name="T18">ﯷ</text:span><text:span text:style-name="T24"> </text:span><text:span text:style-name="T18">ﯸﯹ</text:span><text:span text:style-name="T24"> </text:span><text:span text:style-name="T18">ﯺ</text:span><text:span text:style-name="T24"> </text:span><text:span text:style-name="T18">ﯻ</text:span><text:span text:style-name="T24"> </text:span><text:span text:style-name="T18">ﯼﯽ</text:span><text:span text:style-name="T24"> </text:span><text:span text:style-name="T18">ﯾ</text:span><text:span text:style-name="T24"> </text:span><text:span text:style-name="T18">ﯿ</text:span><text:span text:style-name="T24"> </text:span><text:span text:style-name="T18">ﰀ</text:span><text:span text:style-name="T24"> </text:span><text:span text:style-name="T18">ﰁ</text:span></text:p>
      <text:p text:style-name="P16"><text:span text:style-name="T18">ﭑ</text:span><text:span text:style-name="T24"> </text:span><text:span text:style-name="T19">ﭒ</text:span><text:span text:style-name="T24"> </text:span><text:span text:style-name="T19">ﭓ</text:span><text:span text:style-name="T24"> </text:span><text:span text:style-name="T19">ﭔ</text:span><text:span text:style-name="T24"> </text:span><text:span text:style-name="T19">ﭕ</text:span><text:span text:style-name="T24"> </text:span><text:span text:style-name="T19">ﭖ</text:span><text:span text:style-name="T24"> </text:span><text:span text:style-name="T19">ﭗ</text:span><text:span text:style-name="T24"> </text:span><text:span text:style-name="T19">ﭘ</text:span><text:span text:style-name="T24"> </text:span><text:span text:style-name="T19">ﭙﭚ</text:span><text:span text:style-name="T24"> </text:span><text:span text:style-name="T19">ﭛ</text:span><text:span text:style-name="T24"> </text:span><text:span text:style-name="T19">ﭜ</text:span><text:span text:style-name="T24"> </text:span><text:span text:style-name="T19">ﭝ</text:span><text:span text:style-name="T24"> </text:span><text:span text:style-name="T19">ﭞ</text:span><text:span text:style-name="T24"> </text:span><text:span text:style-name="T19">ﭟ</text:span><text:span text:style-name="T24"> </text:span><text:span text:style-name="T19">ﭠ</text:span><text:span text:style-name="T24"> </text:span><text:span text:style-name="T19">ﭡ</text:span><text:span text:style-name="T24"> </text:span><text:span text:style-name="T19">ﭢ</text:span><text:span text:style-name="T24"> </text:span><text:span text:style-name="T19">ﭣ</text:span><text:span text:style-name="T24"> </text:span><text:span text:style-name="T19">ﭤ</text:span><text:span text:style-name="T24"> </text:span><text:span text:style-name="T19">ﭥ</text:span><text:span text:style-name="T24"> </text:span><text:span text:style-name="T19">ﭦ</text:span><text:span text:style-name="T24"> </text:span><text:span text:style-name="T19">ﭧ</text:span><text:span text:style-name="T24"> </text:span><text:span text:style-name="T19">ﭨ</text:span><text:span text:style-name="T24"> </text:span><text:span text:style-name="T19">ﭩ</text:span><text:span text:style-name="T24"> </text:span><text:span text:style-name="T19">ﭪ</text:span><text:span text:style-name="T24"> </text:span><text:span text:style-name="T19">ﭫ</text:span><text:span text:style-name="T24"> </text:span><text:span text:style-name="T19">ﭬ</text:span><text:span text:style-name="T24"> </text:span><text:span text:style-name="T19">ﭭ</text:span><text:span text:style-name="T24"> </text:span><text:span text:style-name="T19">ﭮ</text:span><text:span text:style-name="T24"> </text:span><text:span text:style-name="T19">ﭯ</text:span><text:span text:style-name="T24"> </text:span><text:span text:style-name="T19">ﭰ</text:span><text:span text:style-name="T24"> </text:span><text:span text:style-name="T19">ﭱﭲ</text:span><text:span text:style-name="T24"> </text:span><text:span text:style-name="T19">ﭳ</text:span><text:span text:style-name="T24"> </text:span><text:span text:style-name="T19">ﭴ</text:span><text:span text:style-name="T24"> </text:span><text:span text:style-name="T19">ﭵﭶ</text:span><text:span text:style-name="T24"> </text:span><text:span text:style-name="T19">ﭷ</text:span><text:span text:style-name="T24"> </text:span><text:span text:style-name="T19">ﭸ</text:span><text:span text:style-name="T24"> </text:span><text:span text:style-name="T19">ﭹ</text:span><text:span text:style-name="T24"> </text:span><text:span text:style-name="T19">ﭺ</text:span><text:span text:style-name="T24"> </text:span><text:span text:style-name="T19">ﭻ</text:span><text:span text:style-name="T24"> </text:span><text:span text:style-name="T19">ﭼ</text:span><text:span text:style-name="T24"> </text:span><text:span text:style-name="T19">ﭽ</text:span><text:span text:style-name="T24"> </text:span><text:span text:style-name="T19">ﭾ</text:span><text:span text:style-name="T24"> </text:span><text:span text:style-name="T19">ﭿ</text:span><text:span text:style-name="T24"> </text:span><text:span text:style-name="T19">ﮀ</text:span><text:span text:style-name="T24"> </text:span><text:span text:style-name="T19">ﮁ</text:span><text:span text:style-name="T24"> </text:span><text:span text:style-name="T19">ﮂ</text:span><text:span text:style-name="T24"> </text:span><text:span text:style-name="T19">ﮃ</text:span><text:span text:style-name="T24"> </text:span><text:span text:style-name="T19">ﮄﮅ</text:span><text:span text:style-name="T24"> </text:span><text:span text:style-name="T19">ﮆ</text:span><text:span text:style-name="T24"> </text:span><text:span text:style-name="T19">ﮇ</text:span><text:span text:style-name="T24"> </text:span><text:span text:style-name="T19">ﮈ</text:span><text:span text:style-name="T24"> </text:span><text:span text:style-name="T19">ﮉ</text:span><text:span text:style-name="T24"> </text:span><text:span text:style-name="T19">ﮊ</text:span><text:span text:style-name="T24"> </text:span><text:span text:style-name="T19">ﮋ</text:span><text:span text:style-name="T24"> </text:span><text:span text:style-name="T19">ﮌ</text:span><text:span text:style-name="T24"> </text:span><text:span text:style-name="T19">ﮍ</text:span><text:span text:style-name="T24"> </text:span><text:span text:style-name="T19">ﮎ</text:span><text:span text:style-name="T24"> </text:span><text:span text:style-name="T19">ﮏ</text:span><text:span text:style-name="T24"> </text:span><text:span text:style-name="T19">ﮐ</text:span><text:span text:style-name="T24"> </text:span><text:span text:style-name="T19">ﮑ</text:span><text:span text:style-name="T24"> </text:span><text:span text:style-name="T19">ﮒ</text:span><text:span text:style-name="T24"> </text:span><text:span text:style-name="T19">ﮓ</text:span><text:span text:style-name="T24"> </text:span><text:span text:style-name="T19">ﮔ</text:span><text:span text:style-name="T24"> </text:span><text:span text:style-name="T19">ﮕ</text:span><text:span text:style-name="T24"> </text:span><text:span text:style-name="T19">ﮖ</text:span><text:span text:style-name="T24"> </text:span><text:span text:style-name="T19">ﮗ</text:span><text:span text:style-name="T24"> </text:span><text:span text:style-name="T19">ﮘ</text:span><text:span text:style-name="T24"> </text:span><text:span text:style-name="T19">ﮙ</text:span><text:span text:style-name="T24"> </text:span><text:span text:style-name="T19">ﮚﮛ</text:span><text:span text:style-name="T24"> </text:span><text:span text:style-name="T19">ﮜ</text:span><text:span text:style-name="T24"> </text:span><text:span text:style-name="T19">ﮝ</text:span><text:span text:style-name="T24"> </text:span><text:span text:style-name="T19">ﮞ</text:span><text:span text:style-name="T24"> </text:span><text:span text:style-name="T19">ﮟ</text:span><text:span text:style-name="T24"> </text:span><text:span text:style-name="T19">ﮠ</text:span><text:span text:style-name="T24"> </text:span><text:span text:style-name="T19">ﮡ</text:span><text:span text:style-name="T24"> </text:span><text:span text:style-name="T19">ﮢ</text:span><text:span text:style-name="T24"> </text:span><text:span text:style-name="T19">ﮣ</text:span><text:span text:style-name="T24"> </text:span><text:span text:style-name="T19">ﮤ</text:span><text:span text:style-name="T24"> </text:span><text:span text:style-name="T19">ﮥ</text:span><text:span text:style-name="T24"> </text:span><text:span text:style-name="T19">ﮦ</text:span><text:span text:style-name="T24"> </text:span><text:span text:style-name="T19">ﮧ</text:span><text:span text:style-name="T24"> </text:span><text:span text:style-name="T19">ﮨ</text:span><text:span text:style-name="T24"> </text:span><text:span text:style-name="T19">ﮩ</text:span><text:span text:style-name="T24"> </text:span><text:span text:style-name="T19">ﮪ</text:span><text:span text:style-name="T24"> </text:span><text:span text:style-name="T19">ﮫ</text:span><text:span text:style-name="T24"> </text:span><text:span text:style-name="T19">ﮬﮭ</text:span><text:span text:style-name="T24"> </text:span><text:span text:style-name="T19">ﮮ</text:span><text:span text:style-name="T24"> </text:span><text:span text:style-name="T19">ﮯ</text:span><text:span text:style-name="T24"> </text:span><text:span text:style-name="T19">ﮰ</text:span><text:span text:style-name="T24"> </text:span><text:span text:style-name="T19">ﮱ</text:span><text:span text:style-name="T24"> </text:span><text:span text:style-name="T19">ﯓ</text:span><text:span text:style-name="T24"> </text:span><text:span text:style-name="T19">ﯔ</text:span><text:span text:style-name="T24"> </text:span><text:span text:style-name="T19">ﯕﯖ</text:span><text:span text:style-name="T24"> </text:span><text:span text:style-name="T19">ﯗ</text:span><text:span text:style-name="T24"> </text:span><text:span text:style-name="T19">ﯘ</text:span><text:span text:style-name="T24"> </text:span><text:span text:style-name="T19">ﯙ</text:span><text:span text:style-name="T24"> </text:span><text:span text:style-name="T19">ﯚ</text:span><text:span text:style-name="T24"> </text:span><text:span text:style-name="T19">ﯛ</text:span><text:span text:style-name="T24"> </text:span><text:span text:style-name="T19">ﯜﯝ</text:span><text:span text:style-name="T24"> </text:span><text:span text:style-name="T19">ﯞ</text:span><text:span text:style-name="T24"> </text:span><text:span text:style-name="T19">ﯟ</text:span><text:span text:style-name="T24"> </text:span><text:span text:style-name="T19">ﯠ</text:span><text:span text:style-name="T24"> </text:span><text:span text:style-name="T19">ﯡ</text:span><text:span text:style-name="T24"> </text:span><text:span text:style-name="T19">ﯢ</text:span><text:span text:style-name="T24"> </text:span><text:span text:style-name="T19">ﯣ</text:span><text:span text:style-name="T24"> </text:span><text:span text:style-name="T19">ﯤ</text:span><text:span text:style-name="T24"> </text:span><text:span text:style-name="T19">ﯥ</text:span><text:span text:style-name="T24"> </text:span><text:span text:style-name="T19">ﯦ</text:span><text:span text:style-name="T24"> </text:span><text:span text:style-name="T19">ﯧﯨ</text:span><text:span text:style-name="T24"> </text:span><text:span text:style-name="T19">ﯩ</text:span><text:span text:style-name="T24"> </text:span><text:span text:style-name="T19">ﯪ</text:span><text:span text:style-name="T24"> </text:span><text:span text:style-name="T19">ﯫ</text:span><text:span text:style-name="T24"> </text:span><text:span text:style-name="T19">ﯬ</text:span><text:span text:style-name="T24"> </text:span><text:span text:style-name="T19">ﯭﯮ</text:span><text:span text:style-name="T24"> </text:span><text:span text:style-name="T19">ﯯ</text:span><text:span text:style-name="T24"> </text:span><text:span text:style-name="T19">ﯰ</text:span><text:span text:style-name="T24"> </text:span><text:span text:style-name="T19">ﯱ</text:span><text:span text:style-name="T24"> </text:span><text:span text:style-name="T19">ﯲ</text:span><text:span text:style-name="T24"> </text:span><text:span text:style-name="T19">ﯳ</text:span><text:span text:style-name="T24"> </text:span><text:span text:style-name="T19">ﯴ</text:span><text:span text:style-name="T24"> </text:span><text:span text:style-name="T19">ﯵ</text:span><text:span text:style-name="T24"> </text:span><text:span text:style-name="T19">ﯶ</text:span><text:span text:style-name="T24"> </text:span><text:span text:style-name="T19">ﯷ</text:span><text:span text:style-name="T24"> </text:span><text:span text:style-name="T19">ﯸ</text:span><text:span text:style-name="T24"> </text:span><text:span text:style-name="T19">ﯹ</text:span><text:span text:style-name="T24"> </text:span><text:span text:style-name="T19">ﯺ</text:span><text:span text:style-name="T24"> </text:span><text:span text:style-name="T19">ﯻ</text:span><text:span text:style-name="T24"> </text:span><text:span text:style-name="T19">ﯼ</text:span><text:span text:style-name="T24"> </text:span><text:span text:style-name="T19">ﯽ</text:span><text:span text:style-name="T24"> </text:span><text:span text:style-name="T19">ﯾ</text:span><text:span text:style-name="T24"> </text:span><text:span text:style-name="T19">ﯿ</text:span><text:span text:style-name="T24"> </text:span><text:span text:style-name="T19">ﰀﰁ</text:span><text:span text:style-name="T24"> </text:span><text:span text:style-name="T19">ﰂ</text:span><text:span text:style-name="T24"> </text:span><text:span text:style-name="T19">ﰃ</text:span><text:span text:style-name="T24"> </text:span><text:span text:style-name="T19">ﰄ</text:span><text:span text:style-name="T24"> </text:span><text:span text:style-name="T19">ﰅﰆ</text:span><text:span text:style-name="T24"> </text:span><text:span text:style-name="T19">ﰇ</text:span><text:span text:style-name="T24"> </text:span><text:span text:style-name="T19">ﰈ</text:span><text:span text:style-name="T24"> </text:span><text:span text:style-name="T19">ﰉ</text:span><text:span text:style-name="T24"> </text:span><text:span text:style-name="T19">ﰊ</text:span></text:p>
      <text:p text:style-name="P17"><text:span text:style-name="T20">ﭑ</text:span><text:span text:style-name="T24"> </text:span><text:span text:style-name="T20">ﭒ</text:span><text:span text:style-name="T24"> </text:span><text:span text:style-name="T20">ﭓ</text:span><text:span text:style-name="T24"> </text:span><text:span text:style-name="T20">ﭔ</text:span><text:span text:style-name="T24"> </text:span><text:span text:style-name="T20">ﭕ</text:span><text:span text:style-name="T24"> </text:span><text:span text:style-name="T20">ﭖ</text:span><text:span text:style-name="T24"> </text:span><text:span text:style-name="T20">ﭗ</text:span><text:span text:style-name="T24"> </text:span><text:span text:style-name="T20">ﭘ</text:span><text:span text:style-name="T24"> </text:span><text:span text:style-name="T20">ﭙ</text:span><text:span text:style-name="T24"> </text:span><text:span text:style-name="T20">ﭚ</text:span><text:span text:style-name="T24"> </text:span><text:span text:style-name="T20">ﭛ</text:span><text:span text:style-name="T24"> </text:span><text:span text:style-name="T20">ﭜ</text:span><text:span text:style-name="T24"> </text:span><text:span text:style-name="T20">ﭝ</text:span><text:span text:style-name="T24"> </text:span><text:span text:style-name="T20">ﭞ</text:span><text:span text:style-name="T24"> </text:span><text:span text:style-name="T20">ﭟ</text:span><text:span text:style-name="T24"> </text:span><text:span text:style-name="T20">ﭠ</text:span><text:span text:style-name="T24"> </text:span><text:span text:style-name="T20">ﭡ</text:span><text:span text:style-name="T24"> </text:span><text:span text:style-name="T20">ﭢﭣ</text:span><text:span text:style-name="T24"> </text:span><text:span text:style-name="T20">ﭤ</text:span><text:span text:style-name="T24"> </text:span><text:span text:style-name="T20">ﭥ</text:span><text:span text:style-name="T24"> </text:span><text:span text:style-name="T20">ﭦ</text:span><text:span text:style-name="T24"> </text:span><text:span text:style-name="T20">ﭧﭨ</text:span><text:span text:style-name="T24"> </text:span><text:span text:style-name="T20">ﭩ</text:span><text:span text:style-name="T24"> </text:span><text:span text:style-name="T20">ﭪ</text:span><text:span text:style-name="T24"> </text:span><text:span text:style-name="T20">ﭫ</text:span><text:span text:style-name="T24"> </text:span><text:span text:style-name="T20">ﭬ</text:span><text:span text:style-name="T24"> </text:span><text:span text:style-name="T20">ﭭ</text:span><text:span text:style-name="T24"> </text:span><text:span text:style-name="T20">ﭮ</text:span><text:span text:style-name="T24"> </text:span><text:span text:style-name="T20">ﭯ</text:span><text:span text:style-name="T24"> </text:span><text:span text:style-name="T20">ﭰ</text:span><text:span text:style-name="T24"> </text:span><text:span text:style-name="T20">ﭱﭲ</text:span><text:span text:style-name="T24"> </text:span><text:span text:style-name="T20">ﭳ</text:span><text:span text:style-name="T24"> </text:span><text:span text:style-name="T20">ﭴﭵ</text:span><text:span text:style-name="T24"> </text:span><text:span text:style-name="T20">ﭶ</text:span><text:span text:style-name="T24"> </text:span><text:span text:style-name="T20">ﭷ</text:span><text:span text:style-name="T24"> </text:span><text:span text:style-name="T20">ﭸ</text:span><text:span text:style-name="T24"> </text:span><text:span text:style-name="T20">ﭹﭺ</text:span><text:span text:style-name="T24"> </text:span><text:span text:style-name="T20">ﭻ</text:span><text:span text:style-name="T24"> </text:span><text:span text:style-name="T20">ﭼ</text:span><text:span text:style-name="T24"> </text:span><text:span text:style-name="T20">ﭽ</text:span><text:span text:style-name="T24"> </text:span><text:span text:style-name="T20">ﭾ</text:span><text:span text:style-name="T24"> </text:span><text:span text:style-name="T20">ﭿ</text:span><text:span text:style-name="T24"> </text:span><text:span text:style-name="T20">ﮀ</text:span><text:span text:style-name="T24"> </text:span><text:span text:style-name="T20">ﮁ</text:span><text:span text:style-name="T24"> </text:span><text:span text:style-name="T20">ﮂﮃ</text:span><text:span text:style-name="T24"> </text:span><text:span text:style-name="T20">ﮄ</text:span><text:span text:style-name="T24"> </text:span><text:span text:style-name="T20">ﮅ</text:span><text:span text:style-name="T24"> </text:span><text:span text:style-name="T20">ﮆ</text:span><text:span text:style-name="T24"> </text:span><text:span text:style-name="T20">ﮇ</text:span><text:span text:style-name="T24"> </text:span><text:span text:style-name="T20">ﮈ</text:span><text:span text:style-name="T24"> </text:span><text:span text:style-name="T20">ﮉ</text:span><text:span text:style-name="T24"> </text:span><text:span text:style-name="T20">ﮊ</text:span><text:span text:style-name="T24"> </text:span><text:span text:style-name="T20">ﮋﮌ</text:span><text:span text:style-name="T24"> </text:span><text:span text:style-name="T20">ﮍ</text:span><text:span text:style-name="T24"> </text:span><text:span text:style-name="T20">ﮎ</text:span><text:span text:style-name="T24"> </text:span><text:span text:style-name="T20">ﮏ</text:span><text:span text:style-name="T24"> </text:span><text:span text:style-name="T20">ﮐ</text:span><text:span text:style-name="T24"> </text:span><text:span text:style-name="T20">ﮑ</text:span><text:span text:style-name="T24"> </text:span><text:span text:style-name="T20">ﮒ</text:span><text:span text:style-name="T24"> </text:span><text:span text:style-name="T20">ﮓ</text:span><text:span text:style-name="T24"> </text:span><text:span text:style-name="T20">ﮔﮕ</text:span><text:span text:style-name="T24"> </text:span><text:span text:style-name="T20">ﮖ</text:span><text:span text:style-name="T24"> </text:span><text:span text:style-name="T20">ﮗ</text:span><text:span text:style-name="T24"> </text:span><text:span text:style-name="T20">ﮘ</text:span><text:span text:style-name="T24"> </text:span><text:span text:style-name="T20">ﮙ</text:span><text:span text:style-name="T24"> </text:span><text:span text:style-name="T20">ﮚ</text:span><text:span text:style-name="T24"> </text:span><text:span text:style-name="T20">ﮛ</text:span><text:span text:style-name="T24"> </text:span><text:span text:style-name="T20">ﮜ</text:span><text:span text:style-name="T24"> </text:span><text:span text:style-name="T20">ﮝ</text:span><text:span text:style-name="T24"> </text:span><text:span text:style-name="T20">ﮞﮟ</text:span><text:span text:style-name="T24"> </text:span><text:span text:style-name="T20">ﮠ</text:span><text:span text:style-name="T24"> </text:span><text:span text:style-name="T20">ﮡ</text:span><text:span text:style-name="T24"> </text:span><text:span text:style-name="T20">ﮢ</text:span><text:span text:style-name="T24"> </text:span><text:span text:style-name="T20">ﮣ</text:span><text:span text:style-name="T24"> </text:span><text:span text:style-name="T20">ﮤ</text:span><text:span text:style-name="T24"> </text:span><text:span text:style-name="T20">ﮥ</text:span><text:span text:style-name="T24"> </text:span><text:span text:style-name="T20">ﮦ</text:span><text:span text:style-name="T24"> </text:span><text:span text:style-name="T20">ﮧ</text:span><text:span text:style-name="T24"> </text:span><text:span text:style-name="T20">ﮨ</text:span><text:span text:style-name="T24"> </text:span><text:span text:style-name="T20">ﮩ</text:span></text:p>
      <text:p text:style-name="P25"><text:span text:style-name="T20">ﮪ</text:span><text:span text:style-name="T24"> </text:span><text:span text:style-name="T20">ﮫ</text:span><text:span text:style-name="T24"> </text:span><text:span text:style-name="T20">ﮬ</text:span><text:span text:style-name="T24"> </text:span><text:span text:style-name="T20">ﮭ</text:span><text:span text:style-name="T24"> </text:span><text:span text:style-name="T20">ﮮﮯ</text:span><text:span text:style-name="T24"> </text:span><text:span text:style-name="T20">ﮰ</text:span><text:span text:style-name="T24"> </text:span><text:span text:style-name="T20">ﮱ</text:span><text:span text:style-name="T24"> </text:span><text:span text:style-name="T20">ﯓ</text:span><text:span text:style-name="T24"> </text:span><text:span text:style-name="T20">ﯔ</text:span><text:span text:style-name="T24"> </text:span><text:span text:style-name="T20">ﯕ</text:span><text:span text:style-name="T24"> </text:span><text:span text:style-name="T20">ﯖ</text:span><text:span text:style-name="T24"> </text:span><text:span text:style-name="T20">ﯗ</text:span><text:span text:style-name="T24"> </text:span><text:span text:style-name="T20">ﯘ</text:span><text:span text:style-name="T24"> </text:span><text:span text:style-name="T20">ﯙ</text:span><text:span text:style-name="T24"> </text:span><text:span text:style-name="T20">ﯚ</text:span><text:span text:style-name="T24"> </text:span><text:span text:style-name="T20">ﯛ</text:span><text:span text:style-name="T24"> </text:span><text:span text:style-name="T20">ﯜ</text:span><text:span text:style-name="T24"> </text:span><text:span text:style-name="T20">ﯝ</text:span><text:span text:style-name="T24"> </text:span><text:span text:style-name="T20">ﯞﯟ</text:span><text:span text:style-name="T24"> </text:span><text:span text:style-name="T20">ﯠ</text:span><text:span text:style-name="T24"> </text:span><text:span text:style-name="T20">ﯡ</text:span><text:span text:style-name="T24"> </text:span><text:span text:style-name="T20">ﯢ</text:span><text:span text:style-name="T24"> </text:span><text:span text:style-name="T20">ﯣ</text:span><text:span text:style-name="T24"> </text:span><text:span text:style-name="T20">ﯤ</text:span><text:span text:style-name="T24"> </text:span><text:span text:style-name="T20">ﯥ</text:span><text:span text:style-name="T24"> </text:span><text:span text:style-name="T20">ﯦ</text:span><text:span text:style-name="T24"> </text:span><text:span text:style-name="T20">ﯧ</text:span><text:span text:style-name="T24"> </text:span><text:span text:style-name="T20">ﯨ</text:span><text:span text:style-name="T24"> </text:span><text:span text:style-name="T20">ﯩ</text:span><text:span text:style-name="T24"> </text:span><text:span text:style-name="T20">ﯪ</text:span><text:span text:style-name="T24"> </text:span><text:span text:style-name="T20">ﯫ</text:span><text:span text:style-name="T24"> </text:span><text:span text:style-name="T20">ﯬ</text:span><text:span text:style-name="T24"> </text:span><text:span text:style-name="T20">ﯭ</text:span><text:span text:style-name="T24"> </text:span><text:span text:style-name="T20">ﯮ</text:span><text:span text:style-name="T24"> </text:span><text:span text:style-name="T20">ﯯﯰ</text:span><text:span text:style-name="T24"> </text:span><text:span text:style-name="T20">ﯱ</text:span><text:span text:style-name="T24"> </text:span><text:span text:style-name="T20">ﯲﯳ</text:span><text:span text:style-name="T24"> </text:span><text:span text:style-name="T20">ﯴ</text:span><text:span text:style-name="T24"> </text:span><text:span text:style-name="T20">ﯵ</text:span><text:span text:style-name="T24"> </text:span><text:span text:style-name="T20">ﯶ</text:span><text:span text:style-name="T24"> </text:span><text:span text:style-name="T20">ﯷ</text:span><text:span text:style-name="T24"> </text:span><text:span text:style-name="T20">ﯸﯹ</text:span><text:span text:style-name="T24"> </text:span><text:span text:style-name="T20">ﯺ</text:span><text:span text:style-name="T24"> </text:span><text:span text:style-name="T20">ﯻ</text:span><text:span text:style-name="T24"> </text:span><text:span text:style-name="T20">ﯼ</text:span><text:span text:style-name="T24"> </text:span><text:span text:style-name="T20">ﯽ</text:span><text:span text:style-name="T24"> </text:span><text:span text:style-name="T20">ﯾ</text:span><text:span text:style-name="T24"> </text:span><text:span text:style-name="T20">ﯿ</text:span></text:p>
      <text:p text:style-name="P18"><text:span text:style-name="T21">ﭑ</text:span><text:span text:style-name="T24"> </text:span><text:span text:style-name="T21">ﭒ</text:span><text:span text:style-name="T24"> </text:span><text:span text:style-name="T21">ﭓ</text:span><text:span text:style-name="T24"> </text:span><text:span text:style-name="T21">ﭔ</text:span><text:span text:style-name="T24"> </text:span><text:span text:style-name="T21">ﭕ</text:span><text:span text:style-name="T24"> </text:span><text:span text:style-name="T21">ﭖ</text:span><text:span text:style-name="T24"> </text:span><text:span text:style-name="T21">ﭗ</text:span><text:span text:style-name="T24"> </text:span><text:span text:style-name="T21">ﭘ</text:span><text:span text:style-name="T24"> </text:span><text:span text:style-name="T21">ﭙ</text:span><text:span text:style-name="T24"> </text:span><text:span text:style-name="T21">ﭚ</text:span><text:span text:style-name="T24"> </text:span><text:span text:style-name="T21">ﭛ</text:span><text:span text:style-name="T24"> </text:span><text:span text:style-name="T21">ﭜ</text:span><text:span text:style-name="T24"> </text:span><text:span text:style-name="T21">ﭝ</text:span><text:span text:style-name="T24"> </text:span><text:span text:style-name="T21">ﭞﭟ</text:span><text:span text:style-name="T24"> </text:span><text:span text:style-name="T21">ﭠ</text:span><text:span text:style-name="T24"> </text:span><text:span text:style-name="T21">ﭡ</text:span><text:span text:style-name="T24"> </text:span><text:span text:style-name="T21">ﭢ</text:span><text:span text:style-name="T24"> </text:span><text:span text:style-name="T21">ﭣ</text:span><text:span text:style-name="T24"> </text:span><text:span text:style-name="T21">ﭤ</text:span><text:span text:style-name="T24"> </text:span><text:span text:style-name="T21">ﭥ</text:span><text:span text:style-name="T24"> </text:span><text:span text:style-name="T21">ﭦ</text:span><text:span text:style-name="T24"> </text:span><text:span text:style-name="T21">ﭧ</text:span><text:span text:style-name="T24"> </text:span><text:span text:style-name="T21">ﭨ</text:span><text:span text:style-name="T24"> </text:span><text:span text:style-name="T21">ﭩ</text:span><text:span text:style-name="T24"> </text:span><text:span text:style-name="T21">ﭪﭫ</text:span><text:span text:style-name="T24"> </text:span><text:span text:style-name="T21">ﭬ</text:span><text:span text:style-name="T24"> </text:span><text:span text:style-name="T21">ﭭ</text:span><text:span text:style-name="T24"> </text:span><text:span text:style-name="T21">ﭮ</text:span><text:span text:style-name="T24"> </text:span><text:span text:style-name="T21">ﭯ</text:span><text:span text:style-name="T24"> </text:span><text:span text:style-name="T21">ﭰﭱ</text:span><text:span text:style-name="T24"> </text:span><text:span text:style-name="T21">ﭲ</text:span><text:span text:style-name="T24"> </text:span><text:span text:style-name="T21">ﭳ</text:span><text:span text:style-name="T24"> </text:span><text:span text:style-name="T21">ﭴ</text:span><text:span text:style-name="T24"> </text:span><text:span text:style-name="T21">ﭵ</text:span><text:span text:style-name="T24"> </text:span><text:span text:style-name="T21">ﭶ</text:span><text:span text:style-name="T24"> </text:span><text:span text:style-name="T21">ﭷ</text:span><text:span text:style-name="T24"> </text:span><text:span text:style-name="T21">ﭸﭹ</text:span><text:span text:style-name="T24"> </text:span><text:span text:style-name="T21">ﭺ</text:span><text:span text:style-name="T24"> </text:span><text:span text:style-name="T21">ﭻﭼ</text:span><text:span text:style-name="T24"> </text:span><text:span text:style-name="T21">ﭽ</text:span><text:span text:style-name="T24"> </text:span><text:span text:style-name="T21">ﭾ</text:span><text:span text:style-name="T24"> </text:span><text:span text:style-name="T21">ﭿ</text:span><text:span text:style-name="T24"> </text:span><text:span text:style-name="T21">ﮀ</text:span><text:span text:style-name="T24"> </text:span><text:span text:style-name="T21">ﮁ</text:span><text:span text:style-name="T24"> </text:span><text:span text:style-name="T21">ﮂ</text:span><text:span text:style-name="T24"> </text:span><text:span text:style-name="T21">ﮃ</text:span><text:span text:style-name="T24"> </text:span><text:span text:style-name="T21">ﮄ</text:span><text:span text:style-name="T24"> </text:span><text:span text:style-name="T21">ﮅ</text:span><text:span text:style-name="T24"> </text:span><text:span text:style-name="T21">ﮆ</text:span><text:span text:style-name="T24"> </text:span><text:span text:style-name="T21">ﮇ</text:span><text:span text:style-name="T24"> </text:span><text:span text:style-name="T21">ﮈ</text:span><text:span text:style-name="T24"> </text:span><text:span text:style-name="T21">ﮉ</text:span><text:span text:style-name="T24"> </text:span><text:span text:style-name="T21">ﮊ</text:span><text:span text:style-name="T24"> </text:span><text:span text:style-name="T21">ﮋ</text:span><text:span text:style-name="T24"> </text:span><text:span text:style-name="T21">ﮌ</text:span><text:span text:style-name="T24"> </text:span><text:span text:style-name="T21">ﮍ</text:span><text:span text:style-name="T24"> </text:span><text:span text:style-name="T21">ﮎ</text:span><text:span text:style-name="T24"> </text:span><text:span text:style-name="T21">ﮏﮐ</text:span><text:span text:style-name="T24"> </text:span><text:span text:style-name="T21">ﮑ</text:span><text:span text:style-name="T24"> </text:span><text:span text:style-name="T21">ﮒ</text:span><text:span text:style-name="T24"> </text:span><text:span text:style-name="T21">ﮓ</text:span><text:span text:style-name="T24"> </text:span><text:span text:style-name="T21">ﮔ</text:span><text:span text:style-name="T24"> </text:span><text:span text:style-name="T21">ﮕﮖ</text:span><text:span text:style-name="T24"> </text:span><text:span text:style-name="T21">ﮗ</text:span><text:span text:style-name="T24"> </text:span><text:span text:style-name="T21">ﮘ</text:span><text:span text:style-name="T24"> </text:span><text:span text:style-name="T21">ﮙ</text:span><text:span text:style-name="T24"> </text:span><text:span text:style-name="T21">ﮚ</text:span><text:span text:style-name="T24"> </text:span><text:span text:style-name="T21">ﮛ</text:span><text:span text:style-name="T24"> </text:span><text:span text:style-name="T21">ﮜ</text:span><text:span text:style-name="T24"> </text:span><text:span text:style-name="T21">ﮝ</text:span><text:span text:style-name="T24"> </text:span><text:span text:style-name="T21">ﮞ</text:span><text:span text:style-name="T24"> </text:span><text:span text:style-name="T21">ﮟ</text:span><text:span text:style-name="T24"> </text:span><text:span text:style-name="T21">ﮠ</text:span><text:span text:style-name="T24"> </text:span><text:span text:style-name="T21">ﮡ</text:span><text:span text:style-name="T24"> </text:span><text:span text:style-name="T21">ﮢ</text:span><text:span text:style-name="T24"> </text:span><text:span text:style-name="T21">ﮣ</text:span><text:span text:style-name="T24"> </text:span><text:span text:style-name="T21">ﮤ</text:span><text:span text:style-name="T24"> </text:span><text:span text:style-name="T21">ﮥ</text:span><text:span text:style-name="T24"> </text:span><text:span text:style-name="T21">ﮦ</text:span><text:span text:style-name="T24"> </text:span><text:span text:style-name="T21">ﮧ</text:span><text:span text:style-name="T24"> </text:span><text:span text:style-name="T21">ﮨ</text:span><text:span text:style-name="T24"> </text:span><text:span text:style-name="T21">ﮩ</text:span><text:span text:style-name="T24"> </text:span><text:span text:style-name="T21">ﮪ</text:span><text:span text:style-name="T24"> </text:span><text:span text:style-name="T21">ﮫ</text:span><text:span text:style-name="T24"> </text:span><text:span text:style-name="T21">ﮬ</text:span><text:span text:style-name="T24"> </text:span><text:span text:style-name="T21">ﮭ</text:span><text:span text:style-name="T24"> </text:span><text:span text:style-name="T21">ﮮ</text:span><text:span text:style-name="T24"> </text:span><text:span text:style-name="T21">ﮯ</text:span><text:span text:style-name="T24"> </text:span><text:span text:style-name="T21">ﮰ</text:span><text:span text:style-name="T24"> </text:span><text:span text:style-name="T21">ﮱﯓ</text:span><text:span text:style-name="T24"> </text:span><text:span text:style-name="T21">ﯔ</text:span><text:span text:style-name="T24"> </text:span><text:span text:style-name="T21">ﯕ</text:span><text:span text:style-name="T24"> </text:span><text:span text:style-name="T21">ﯖ</text:span><text:span text:style-name="T24"> </text:span><text:span text:style-name="T21">ﯗ</text:span><text:span text:style-name="T24"> </text:span><text:span text:style-name="T21">ﯘ</text:span><text:span text:style-name="T24"> </text:span><text:span text:style-name="T21">ﯙ</text:span><text:span text:style-name="T24"> </text:span><text:span text:style-name="T21">ﯚ</text:span><text:span text:style-name="T24"> </text:span><text:span text:style-name="T21">ﯛ</text:span><text:span text:style-name="T24"> </text:span><text:span text:style-name="T21">ﯜ</text:span><text:span text:style-name="T24"> </text:span><text:span text:style-name="T21">ﯝ</text:span><text:span text:style-name="T24"> </text:span><text:span text:style-name="T21">ﯞ</text:span><text:span text:style-name="T24"> </text:span><text:span text:style-name="T21">ﯟﯠ</text:span><text:span text:style-name="T24"> </text:span><text:span text:style-name="T21">ﯡ</text:span><text:span text:style-name="T24"> </text:span><text:span text:style-name="T21">ﯢ</text:span><text:span text:style-name="T24"> </text:span><text:span text:style-name="T21">ﯣ</text:span><text:span text:style-name="T24"> </text:span><text:span text:style-name="T21">ﯤ</text:span><text:span text:style-name="T24"> </text:span><text:span text:style-name="T21">ﯥ</text:span><text:span text:style-name="T24"> </text:span><text:span text:style-name="T21">ﯦ</text:span><text:span text:style-name="T24"> </text:span><text:span text:style-name="T21">ﯧ</text:span><text:span text:style-name="T24"> </text:span><text:span text:style-name="T21">ﯨ</text:span><text:span text:style-name="T24"> </text:span><text:span text:style-name="T21">ﯩ</text:span><text:span text:style-name="T24"> </text:span><text:span text:style-name="T21">ﯪ</text:span><text:span text:style-name="T24"> </text:span><text:span text:style-name="T21">ﯫ</text:span><text:span text:style-name="T24"> </text:span><text:span text:style-name="T21">ﯬ</text:span><text:span text:style-name="T24"> </text:span><text:span text:style-name="T21">ﯭ</text:span><text:span text:style-name="T24"> </text:span><text:span text:style-name="T21">ﯮ</text:span><text:span text:style-name="T24"> </text:span><text:span text:style-name="T21">ﯯ</text:span><text:span text:style-name="T24"> </text:span><text:span text:style-name="T21">ﯰ</text:span><text:span text:style-name="T24"> </text:span><text:span text:style-name="T21">ﯱ</text:span><text:span text:style-name="T24"> </text:span><text:span text:style-name="T21">ﯲ</text:span><text:span text:style-name="T24"> </text:span><text:span text:style-name="T21">ﯳ</text:span><text:span text:style-name="T24"> </text:span><text:span text:style-name="T21">ﯴ</text:span><text:span text:style-name="T24"> </text:span><text:span text:style-name="T21">ﯵ</text:span><text:span text:style-name="T24"> </text:span><text:span text:style-name="T21">ﯶ</text:span><text:span text:style-name="T24"> </text:span><text:span text:style-name="T21">ﯷ</text:span><text:span text:style-name="T24"> </text:span><text:span text:style-name="T21">ﯸ</text:span><text:span text:style-name="T24"> </text:span><text:span text:style-name="T21">ﯹ</text:span><text:span text:style-name="T24"> </text:span><text:span text:style-name="T21">ﯺ</text:span><text:span text:style-name="T24"> </text:span><text:span text:style-name="T21">ﯻ</text:span><text:span text:style-name="T24"> </text:span><text:span text:style-name="T21">ﯼﯽ</text:span><text:span text:style-name="T24"> </text:span><text:span text:style-name="T21">ﯾ</text:span><text:span text:style-name="T24"> </text:span><text:span text:style-name="T21">ﯿ</text:span><text:span text:style-name="T24"> </text:span><text:span text:style-name="T21">ﰀ</text:span><text:span text:style-name="T24"> </text:span><text:span text:style-name="T21">ﰁ</text:span><text:span text:style-name="T24"> </text:span><text:span text:style-name="T21">ﰂ</text:span><text:span text:style-name="T24"> </text:span><text:span text:style-name="T21">ﰃ</text:span><text:span text:style-name="T24"> </text:span><text:span text:style-name="T21">ﰄ</text:span><text:span text:style-name="T24"> </text:span><text:span text:style-name="T21">ﰅ</text:span><text:span text:style-name="T24"> </text:span><text:span text:style-name="T21">ﰆﰇ</text:span><text:span text:style-name="T24"> </text:span><text:span text:style-name="T21">ﰈ</text:span><text:span text:style-name="T24"> </text:span><text:span text:style-name="T21">ﰉ</text:span><text:span text:style-name="T24"> </text:span><text:span text:style-name="T21">ﰊ</text:span><text:span text:style-name="T24"> </text:span><text:span text:style-name="T21">ﰋ</text:span><text:span text:style-name="T24"> </text:span><text:span text:style-name="T21">ﰌ</text:span><text:span text:style-name="T24"> </text:span><text:span text:style-name="T21">ﰍ</text:span><text:span text:style-name="T24"> </text:span><text:span text:style-name="T21">ﰎ</text:span><text:span text:style-name="T24"> </text:span><text:span text:style-name="T21">ﰏ</text:span><text:span text:style-name="T24"> </text:span><text:span text:style-name="T21">ﰐ</text:span></text:p>
      <text:p text:style-name="P19"><text:span text:style-name="T21">ﭑ</text:span><text:span text:style-name="T24"> </text:span><text:span text:style-name="T22">ﭒ</text:span><text:span text:style-name="T24"> </text:span><text:span text:style-name="T22">ﭓ</text:span><text:span text:style-name="T24"> </text:span><text:span text:style-name="T22">ﭔ</text:span><text:span text:style-name="T24"> </text:span><text:span text:style-name="T22">ﭕ</text:span><text:span text:style-name="T24"> </text:span><text:span text:style-name="T22">ﭖﭗ</text:span><text:span text:style-name="T24"> </text:span><text:span text:style-name="T22">ﭘ</text:span><text:span text:style-name="T24"> </text:span><text:span text:style-name="T22">ﭙ</text:span><text:span text:style-name="T24"> </text:span><text:span text:style-name="T22">ﭚ</text:span><text:span text:style-name="T24"> </text:span><text:span text:style-name="T22">ﭛ</text:span><text:span text:style-name="T24"> </text:span><text:span text:style-name="T22">ﭜ</text:span><text:span text:style-name="T24"> </text:span><text:span text:style-name="T22">ﭝ</text:span><text:span text:style-name="T24"> </text:span><text:span text:style-name="T22">ﭞ</text:span><text:span text:style-name="T24"> </text:span><text:span text:style-name="T22">ﭟﭠ</text:span><text:span text:style-name="T24"> </text:span><text:span text:style-name="T22">ﭡ</text:span><text:span text:style-name="T24"> </text:span><text:span text:style-name="T22">ﭢﭣ</text:span><text:span text:style-name="T24"> </text:span><text:span text:style-name="T22">ﭤ</text:span><text:span text:style-name="T24"> </text:span><text:span text:style-name="T22">ﭥ</text:span><text:span text:style-name="T24"> </text:span><text:span text:style-name="T22">ﭦ</text:span><text:span text:style-name="T24"> </text:span><text:span text:style-name="T22">ﭧ</text:span><text:span text:style-name="T24"> </text:span><text:span text:style-name="T22">ﭨ</text:span><text:span text:style-name="T24"> </text:span><text:span text:style-name="T22">ﭩ</text:span><text:span text:style-name="T24"> </text:span><text:span text:style-name="T22">ﭪ</text:span><text:span text:style-name="T24"> </text:span><text:span text:style-name="T22">ﭫ</text:span><text:span text:style-name="T24"> </text:span><text:span text:style-name="T22">ﭬ</text:span><text:span text:style-name="T24"> </text:span><text:span text:style-name="T22">ﭭ</text:span><text:span text:style-name="T24"> </text:span><text:span text:style-name="T22">ﭮﭯ</text:span><text:span text:style-name="T24"> </text:span><text:span text:style-name="T22">ﭰ</text:span><text:span text:style-name="T24"> </text:span><text:span text:style-name="T22">ﭱ</text:span><text:span text:style-name="T24"> </text:span><text:span text:style-name="T22">ﭲ</text:span><text:span text:style-name="T24"> </text:span><text:span text:style-name="T22">ﭳ</text:span><text:span text:style-name="T24"> </text:span><text:span text:style-name="T22">ﭴ</text:span><text:span text:style-name="T24"> </text:span><text:span text:style-name="T22">ﭵ</text:span><text:span text:style-name="T24"> </text:span><text:span text:style-name="T22">ﭶ</text:span><text:span text:style-name="T24"> </text:span><text:span text:style-name="T22">ﭷ</text:span><text:span text:style-name="T24"> </text:span><text:span text:style-name="T22">ﭸ</text:span><text:span text:style-name="T24"> </text:span><text:span text:style-name="T22">ﭹ</text:span><text:span text:style-name="T24"> </text:span><text:span text:style-name="T22">ﭺ</text:span><text:span text:style-name="T24"> </text:span><text:span text:style-name="T22">ﭻ</text:span><text:span text:style-name="T24"> </text:span><text:span text:style-name="T22">ﭼ</text:span><text:span text:style-name="T24"> </text:span><text:span text:style-name="T22">ﭽ</text:span><text:span text:style-name="T24"> </text:span><text:span text:style-name="T22">ﭾ</text:span><text:span text:style-name="T24"> </text:span><text:span text:style-name="T22">ﭿﮀ</text:span><text:span text:style-name="T24"> </text:span><text:span text:style-name="T22">ﮁ</text:span><text:span text:style-name="T24"> </text:span><text:span text:style-name="T22">ﮂ</text:span><text:span text:style-name="T24"> </text:span><text:span text:style-name="T22">ﮃ</text:span><text:span text:style-name="T24"> </text:span><text:span text:style-name="T22">ﮄ</text:span><text:span text:style-name="T24"> </text:span><text:span text:style-name="T22">ﮅ</text:span><text:span text:style-name="T24"> </text:span><text:span text:style-name="T22">ﮆ</text:span><text:span text:style-name="T24"> </text:span><text:span text:style-name="T22">ﮇ</text:span><text:span text:style-name="T24"> </text:span><text:span text:style-name="T22">ﮈ</text:span><text:span text:style-name="T24"> </text:span><text:span text:style-name="T22">ﮉ</text:span><text:span text:style-name="T24"> </text:span><text:span text:style-name="T22">ﮊ</text:span><text:span text:style-name="T24"> </text:span><text:span text:style-name="T22">ﮋ</text:span><text:span text:style-name="T24"> </text:span><text:span text:style-name="T22">ﮌ</text:span><text:span text:style-name="T24"> </text:span><text:span text:style-name="T22">ﮍ</text:span><text:span text:style-name="T24"> </text:span><text:span text:style-name="T22">ﮎﮏ</text:span><text:span text:style-name="T24"> </text:span><text:span text:style-name="T22">ﮐ</text:span><text:span text:style-name="T24"> </text:span><text:span text:style-name="T22">ﮑ</text:span><text:span text:style-name="T24"> </text:span><text:span text:style-name="T22">ﮒ</text:span><text:span text:style-name="T24"> </text:span><text:span text:style-name="T22">ﮓ</text:span><text:span text:style-name="T24"> </text:span><text:span text:style-name="T22">ﮔ</text:span><text:span text:style-name="T24"> </text:span><text:span text:style-name="T22">ﮕ</text:span><text:span text:style-name="T24"> </text:span><text:span text:style-name="T22">ﮖ</text:span><text:span text:style-name="T24"> </text:span><text:span text:style-name="T22">ﮗ</text:span><text:span text:style-name="T24"> </text:span><text:span text:style-name="T22">ﮘ</text:span><text:span text:style-name="T24"> </text:span><text:span text:style-name="T22">ﮙ</text:span><text:span text:style-name="T24"> </text:span><text:span text:style-name="T22">ﮚ</text:span><text:span text:style-name="T24"> </text:span><text:span text:style-name="T22">ﮛ</text:span><text:span text:style-name="T24"> </text:span><text:span text:style-name="T22">ﮜ</text:span><text:span text:style-name="T24"> </text:span><text:span text:style-name="T22">ﮝ</text:span><text:span text:style-name="T24"> </text:span><text:span text:style-name="T22">ﮞ</text:span><text:span text:style-name="T24"> </text:span><text:span text:style-name="T22">ﮟ</text:span><text:span text:style-name="T24"> </text:span><text:span text:style-name="T22">ﮠ</text:span><text:span text:style-name="T24"> </text:span><text:span text:style-name="T22">ﮡ</text:span><text:span text:style-name="T24"> </text:span><text:span text:style-name="T22">ﮢ</text:span><text:span text:style-name="T24"> </text:span><text:span text:style-name="T22">ﮣ</text:span><text:span text:style-name="T24"> </text:span><text:span text:style-name="T22">ﮤ</text:span><text:span text:style-name="T24"> </text:span><text:span text:style-name="T22">ﮥ</text:span><text:span text:style-name="T24"> </text:span><text:span text:style-name="T22">ﮦ</text:span><text:span text:style-name="T24"> </text:span><text:span text:style-name="T22">ﮧ</text:span><text:span text:style-name="T24"> </text:span><text:span text:style-name="T22">ﮨ</text:span><text:span text:style-name="T24"> </text:span><text:span text:style-name="T22">ﮩ</text:span><text:span text:style-name="T24"> </text:span><text:span text:style-name="T22">ﮪ</text:span><text:span text:style-name="T24"> </text:span><text:span text:style-name="T22">ﮫ</text:span><text:span text:style-name="T24"> </text:span><text:span text:style-name="T22">ﮬ</text:span><text:span text:style-name="T24"> </text:span><text:span text:style-name="T22">ﮭ</text:span><text:span text:style-name="T24"> </text:span><text:span text:style-name="T22">ﮮ</text:span><text:span text:style-name="T24"> </text:span><text:span text:style-name="T22">ﮯ</text:span><text:span text:style-name="T24"> </text:span><text:span text:style-name="T22">ﮰ</text:span><text:span text:style-name="T24"> </text:span><text:span text:style-name="T22">ﮱ</text:span><text:span text:style-name="T24"> </text:span><text:span text:style-name="T22">ﯓ</text:span><text:span text:style-name="T24"> </text:span><text:span text:style-name="T22">ﯔ</text:span><text:span text:style-name="T24"> </text:span><text:span text:style-name="T22">ﯕ</text:span><text:span text:style-name="T24"> </text:span><text:span text:style-name="T22">ﯖﯗ</text:span><text:span text:style-name="T24"> </text:span><text:span text:style-name="T22">ﯘ</text:span><text:span text:style-name="T24"> </text:span><text:span text:style-name="T22">ﯙ</text:span><text:span text:style-name="T24"> </text:span><text:span text:style-name="T22">ﯚ</text:span><text:span text:style-name="T24"> </text:span><text:span text:style-name="T22">ﯛ</text:span><text:span text:style-name="T24"> </text:span><text:span text:style-name="T22">ﯜ</text:span><text:span text:style-name="T24"> </text:span><text:span text:style-name="T22">ﯝﯞ</text:span><text:span text:style-name="T24"> </text:span><text:span text:style-name="T22">ﯟ</text:span><text:span text:style-name="T24"> </text:span><text:span text:style-name="T22">ﯠ</text:span><text:span text:style-name="T24"> </text:span><text:span text:style-name="T22">ﯡ</text:span><text:span text:style-name="T24"> </text:span><text:span text:style-name="T22">ﯢ</text:span><text:span text:style-name="T24"> </text:span><text:span text:style-name="T22">ﯣ</text:span><text:span text:style-name="T24"> </text:span><text:span text:style-name="T22">ﯤ</text:span><text:span text:style-name="T24"> </text:span><text:span text:style-name="T22">ﯥ</text:span><text:span text:style-name="T24"> </text:span><text:span text:style-name="T22">ﯦ</text:span><text:span text:style-name="T24"> </text:span><text:span text:style-name="T22">ﯧ</text:span><text:span text:style-name="T24"> </text:span><text:span text:style-name="T22">ﯨ</text:span><text:span text:style-name="T24"> </text:span><text:span text:style-name="T22">ﯩ</text:span><text:span text:style-name="T24"> </text:span><text:span text:style-name="T22">ﯪﯫ</text:span><text:span text:style-name="T24"> </text:span><text:span text:style-name="T22">ﯬ</text:span><text:span text:style-name="T24"> </text:span><text:span text:style-name="T22">ﯭ</text:span><text:span text:style-name="T24"> </text:span><text:span text:style-name="T22">ﯮ</text:span><text:span text:style-name="T24"> </text:span><text:span text:style-name="T22">ﯯ</text:span><text:span text:style-name="T24"> </text:span><text:span text:style-name="T22">ﯰ</text:span><text:span text:style-name="T24"> </text:span><text:span text:style-name="T22">ﯱﯲ</text:span><text:span text:style-name="T24"> </text:span><text:span text:style-name="T22">ﯳ</text:span><text:span text:style-name="T24"> </text:span><text:span text:style-name="T22">ﯴ</text:span><text:span text:style-name="T24"> </text:span><text:span text:style-name="T22">ﯵ</text:span><text:span text:style-name="T24"> </text:span><text:span text:style-name="T22">ﯶ</text:span><text:span text:style-name="T24"> </text:span><text:span text:style-name="T22">ﯷ</text:span><text:span text:style-name="T24"> </text:span><text:span text:style-name="T22">ﯸ</text:span><text:span text:style-name="T24"> </text:span><text:span text:style-name="T22">ﯹ</text:span><text:span text:style-name="T24"> </text:span><text:span text:style-name="T22">ﯺﯻ</text:span><text:span text:style-name="T24"> </text:span><text:span text:style-name="T22">ﯼ</text:span><text:span text:style-name="T24"> </text:span><text:span text:style-name="T22">ﯽ</text:span><text:span text:style-name="T24"> </text:span><text:span text:style-name="T22">ﯾ</text:span><text:span text:style-name="T24"> </text:span><text:span text:style-name="T22">ﯿ</text:span><text:span text:style-name="T24"> </text:span><text:span text:style-name="T22">ﰀ</text:span><text:span text:style-name="T24"> </text:span><text:span text:style-name="T22">ﰁ</text:span><text:span text:style-name="T24"> </text:span><text:span text:style-name="T22">ﰂ</text:span><text:span text:style-name="T24"> </text:span><text:span text:style-name="T22">ﰃﰄ</text:span><text:span text:style-name="T24"> </text:span><text:span text:style-name="T22">ﰅ</text:span><text:span text:style-name="T24"> </text:span><text:span text:style-name="T22">ﰆ</text:span><text:span text:style-name="T24"> </text:span><text:span text:style-name="T22">ﰇﰈ</text:span><text:span text:style-name="T24"> </text:span><text:span text:style-name="T22">ﰉ</text:span><text:span text:style-name="T24"> </text:span><text:span text:style-name="T22">ﰊ</text:span><text:span text:style-name="T24"> </text:span><text:span text:style-name="T22">ﰋ</text:span><text:span text:style-name="T24"> </text:span><text:span text:style-name="T22">ﰌ</text:span><text:span text:style-name="T24"> </text:span><text:span text:style-name="T22">ﰍ</text:span></text:p>
      <text:p text:style-name="P20"><text:span text:style-name="T23">ﭑ</text:span><text:span text:style-name="T24"> </text:span><text:span text:style-name="T23">ﭒ</text:span><text:span text:style-name="T24"> </text:span><text:span text:style-name="T23">ﭓﭔ</text:span><text:span text:style-name="T24"> </text:span><text:span text:style-name="T23">ﭕ</text:span><text:span text:style-name="T24"> </text:span><text:span text:style-name="T23">ﭖ</text:span><text:span text:style-name="T24"> </text:span><text:span text:style-name="T23">ﭗ</text:span><text:span text:style-name="T24"> </text:span><text:span text:style-name="T23">ﭘﭙ</text:span><text:span text:style-name="T24"> </text:span><text:span text:style-name="T23">ﭚ</text:span><text:span text:style-name="T24"> </text:span><text:span text:style-name="T23">ﭛ</text:span><text:span text:style-name="T24"> </text:span><text:span text:style-name="T23">ﭜ</text:span><text:span text:style-name="T24"> </text:span><text:span text:style-name="T23">ﭝﭞ</text:span><text:span text:style-name="T24"> </text:span><text:span text:style-name="T23">ﭟ</text:span><text:span text:style-name="T24"> </text:span><text:span text:style-name="T23">ﭠ</text:span><text:span text:style-name="T24"> </text:span><text:span text:style-name="T23">ﭡ</text:span><text:span text:style-name="T24"> </text:span><text:span text:style-name="T23">ﭢ</text:span><text:span text:style-name="T24"> </text:span><text:span text:style-name="T23">ﭣ</text:span><text:span text:style-name="T24"> </text:span><text:span text:style-name="T23">ﭤ</text:span><text:span text:style-name="T24"> </text:span><text:span text:style-name="T23">ﭥ</text:span><text:span text:style-name="T24"> </text:span><text:span text:style-name="T23">ﭦ</text:span><text:span text:style-name="T24"> </text:span><text:span text:style-name="T23">ﭧ</text:span><text:span text:style-name="T24"> </text:span><text:span text:style-name="T23">ﭨ</text:span><text:span text:style-name="T24"> </text:span><text:span text:style-name="T23">ﭩ</text:span><text:span text:style-name="T24"> </text:span><text:span text:style-name="T23">ﭪﭫ</text:span><text:span text:style-name="T24"> </text:span><text:span text:style-name="T23">ﭬ</text:span><text:span text:style-name="T24"> </text:span><text:span text:style-name="T23">ﭭ</text:span><text:span text:style-name="T24"> </text:span><text:span text:style-name="T23">ﭮ</text:span><text:span text:style-name="T24"> </text:span><text:span text:style-name="T23">ﭯ</text:span><text:span text:style-name="T24"> </text:span><text:span text:style-name="T23">ﭰ</text:span><text:span text:style-name="T24"> </text:span><text:span text:style-name="T23">ﭱ</text:span><text:span text:style-name="T24"> </text:span><text:span text:style-name="T23">ﭲ</text:span><text:span text:style-name="T24"> </text:span><text:span text:style-name="T23">ﭳ</text:span><text:span text:style-name="T24"> </text:span><text:span text:style-name="T23">ﭴﭵ</text:span><text:span text:style-name="T24"> </text:span><text:span text:style-name="T23">ﭶ</text:span><text:span text:style-name="T24"> </text:span><text:span text:style-name="T23">ﭷ</text:span><text:span text:style-name="T24"> </text:span><text:span text:style-name="T23">ﭸﭹ</text:span><text:span text:style-name="T24"> </text:span><text:span text:style-name="T23">ﭺ</text:span><text:span text:style-name="T24"> </text:span><text:span text:style-name="T23">ﭻ</text:span><text:span text:style-name="T24"> </text:span><text:span text:style-name="T23">ﭼﭽ</text:span><text:span text:style-name="T24"> </text:span><text:span text:style-name="T23">ﭾ</text:span><text:span text:style-name="T24"> </text:span><text:span text:style-name="T23">ﭿ</text:span><text:span text:style-name="T24"> </text:span><text:span text:style-name="T23">ﮀ</text:span><text:span text:style-name="T24"> </text:span><text:span text:style-name="T23">ﮁ</text:span><text:span text:style-name="T24"> </text:span><text:span text:style-name="T23">ﮂ</text:span><text:span text:style-name="T24"> </text:span><text:span text:style-name="T23">ﮃ</text:span><text:span text:style-name="T24"> </text:span><text:span text:style-name="T23">ﮄ</text:span><text:span text:style-name="T24"> </text:span><text:span text:style-name="T23">ﮅ</text:span><text:span text:style-name="T24"> </text:span><text:span text:style-name="T23">ﮆ</text:span><text:span text:style-name="T24"> </text:span><text:span text:style-name="T23">ﮇ</text:span><text:span text:style-name="T24"> </text:span><text:span text:style-name="T23">ﮈ</text:span><text:span text:style-name="T24"> </text:span><text:span text:style-name="T23">ﮉ</text:span><text:span text:style-name="T24"> </text:span><text:span text:style-name="T23">ﮊ</text:span><text:span text:style-name="T24"> </text:span><text:span text:style-name="T23">ﮋ</text:span><text:span text:style-name="T24"> </text:span><text:span text:style-name="T23">ﮌ</text:span></text:p>
      <text:p text:style-name="P26"><text:span text:style-name="T23">ﮍ</text:span><text:span text:style-name="T24"> </text:span><text:span text:style-name="T23">ﮎ</text:span><text:span text:style-name="T24"> </text:span><text:span text:style-name="T23">ﮏ</text:span><text:span text:style-name="T24"> </text:span><text:span text:style-name="T23">ﮐ</text:span><text:span text:style-name="T24"> </text:span><text:span text:style-name="T23">ﮑﮒ</text:span><text:span text:style-name="T24"> </text:span><text:span text:style-name="T23">ﮓ</text:span><text:span text:style-name="T24"> </text:span><text:span text:style-name="T23">ﮔ</text:span><text:span text:style-name="T24"> </text:span><text:span text:style-name="T23">ﮕ</text:span><text:span text:style-name="T24"> </text:span><text:span text:style-name="T23">ﮖﮗ</text:span><text:span text:style-name="T24"> </text:span><text:span text:style-name="T23">ﮘ</text:span><text:span text:style-name="T24"> </text:span><text:span text:style-name="T23">ﮙ</text:span><text:span text:style-name="T24"> </text:span><text:span text:style-name="T23">ﮚ</text:span><text:span text:style-name="T24"> </text:span><text:span text:style-name="T23">ﮛ</text:span><text:span text:style-name="T24"> </text:span><text:span text:style-name="T23">ﮜ</text:span><text:span text:style-name="T24"> </text:span><text:span text:style-name="T23">ﮝ</text:span><text:span text:style-name="T24"> </text:span><text:span text:style-name="T23">ﮞ</text:span><text:span text:style-name="T24"> </text:span><text:span text:style-name="T23">ﮟ</text:span><text:span text:style-name="T24"> </text:span><text:span text:style-name="T23">ﮠﮡ</text:span><text:span text:style-name="T24"> </text:span><text:span text:style-name="T23">ﮢ</text:span><text:span text:style-name="T24"> </text:span><text:span text:style-name="T23">ﮣ</text:span><text:span text:style-name="T24"> </text:span><text:span text:style-name="T23">ﮤ</text:span><text:span text:style-name="T24"> </text:span><text:span text:style-name="T23">ﮥﮦ</text:span><text:span text:style-name="T24"> </text:span><text:span text:style-name="T23">ﮧ</text:span><text:span text:style-name="T24"> </text:span><text:span text:style-name="T23">ﮨ</text:span><text:span text:style-name="T24"> </text:span><text:span text:style-name="T23">ﮩ</text:span><text:span text:style-name="T24"> </text:span><text:span text:style-name="T23">ﮪ</text:span><text:span text:style-name="T24"> </text:span><text:span text:style-name="T23">ﮫ</text:span><text:span text:style-name="T24"> </text:span><text:span text:style-name="T23">ﮬ</text:span><text:span text:style-name="T24"> </text:span><text:span text:style-name="T23">ﮭ</text:span><text:span text:style-name="T24"> </text:span><text:span text:style-name="T23">ﮮ</text:span><text:span text:style-name="T24"> </text:span><text:span text:style-name="T23">ﮯ</text:span><text:span text:style-name="T24"> </text:span><text:span text:style-name="T23">ﮰ</text:span><text:span text:style-name="T24"> </text:span><text:span text:style-name="T23">ﮱ</text:span><text:span text:style-name="T24"> </text:span><text:span text:style-name="T23">ﯓ</text:span><text:span text:style-name="T24"> </text:span><text:span text:style-name="T23">ﯔ</text:span><text:span text:style-name="T24"> </text:span><text:span text:style-name="T23">ﯕ</text:span><text:span text:style-name="T24"> </text:span><text:span text:style-name="T23">ﯖ</text:span><text:span text:style-name="T24"> </text:span><text:span text:style-name="T23">ﯗ</text:span><text:span text:style-name="T24"> </text:span><text:span text:style-name="T23">ﯘﯙ</text:span><text:span text:style-name="T24"> </text:span><text:span text:style-name="T23">ﯚ</text:span><text:span text:style-name="T24"> </text:span><text:span text:style-name="T23">ﯛ</text:span><text:span text:style-name="T24"> </text:span><text:span text:style-name="T23">ﯜ</text:span><text:span text:style-name="T24"> </text:span><text:span text:style-name="T23">ﯝ</text:span><text:span text:style-name="T24"> </text:span><text:span text:style-name="T23">ﯞ</text:span><text:span text:style-name="T24"> </text:span><text:span text:style-name="T23">ﯟ</text:span><text:span text:style-name="T24"> </text:span><text:span text:style-name="T23">ﯠ</text:span><text:span text:style-name="T24"> </text:span><text:span text:style-name="T23">ﯡ</text:span><text:span text:style-name="T24"> </text:span><text:span text:style-name="T23">ﯢ</text:span><text:span text:style-name="T24"> </text:span><text:span text:style-name="T23">ﯣ</text:span><text:span text:style-name="T24"> </text:span><text:span text:style-name="T23">ﯤ</text:span><text:span text:style-name="T24"> </text:span><text:span text:style-name="T23">ﯥ</text:span><text:span text:style-name="T24"> </text:span><text:span text:style-name="T23">ﯦ</text:span><text:span text:style-name="T24"> </text:span><text:span text:style-name="T23">ﯧ</text:span><text:span text:style-name="T24"> </text:span><text:span text:style-name="T23">ﯨ</text:span><text:span text:style-name="T24"> </text:span><text:span text:style-name="T23">ﯩ</text:span><text:span text:style-name="T24"> </text:span><text:span text:style-name="T23">ﯪ</text:span><text:span text:style-name="T24"> </text:span><text:span text:style-name="T23">ﯫ</text:span><text:span text:style-name="T24"> </text:span><text:span text:style-name="T23">ﯬ</text:span><text:span text:style-name="T24"> </text:span><text:span text:style-name="T23">ﯭ</text:span><text:span text:style-name="T24"> </text:span><text:span text:style-name="T23">ﯮ</text:span><text:span text:style-name="T24"> </text:span><text:span text:style-name="T23">ﯯ</text:span><text:span text:style-name="T24"> </text:span><text:span text:style-name="T23">ﯰﯱ</text:span><text:span text:style-name="T24"> </text:span><text:span text:style-name="T23">ﯲ</text:span><text:span text:style-name="T24"> </text:span><text:span text:style-name="T23">ﯳ</text:span><text:span text:style-name="T24"> </text:span><text:span text:style-name="T23">ﯴ</text:span><text:span text:style-name="T24"> </text:span><text:span text:style-name="T23">ﯵ</text:span><text:span text:style-name="T24"> </text:span><text:span text:style-name="T23">ﯶﯷ</text:span><text:span text:style-name="T24"> </text:span><text:span text:style-name="T23">ﯸ</text:span><text:span text:style-name="T24"> </text:span><text:span text:style-name="T23">ﯹ</text:span><text:span text:style-name="T24"> </text:span><text:span text:style-name="T23">ﯺ</text:span><text:span text:style-name="T24"> </text:span><text:span text:style-name="T23">ﯻ</text:span><text:span text:style-name="T24"> </text:span><text:span text:style-name="T23">ﯼ</text:span><text:span text:style-name="T24"> </text:span><text:span text:style-name="T23">ﯽ</text:span><text:span text:style-name="T24"> </text:span><text:span text:style-name="T23">ﯾ</text:span><text:span text:style-name="T24"> </text:span><text:span text:style-name="T23">ﯿ</text:span><text:span text:style-name="T24"> </text:span><text:span text:style-name="T23">ﰀ</text:span><text:span text:style-name="T24"> </text:span><text:span text:style-name="T23">ﰁ</text:span><text:span text:style-name="T24"> </text:span><text:span text:style-name="T23">ﰂ</text:span><text:span text:style-name="T24"> </text:span><text:span text:style-name="T23">ﰃ</text:span><text:span text:style-name="T24"> </text:span><text:span text:style-name="T23">ﰄ</text:span><text:span text:style-name="T24"> </text:span><text:span text:style-name="T23">ﰅ</text:span><text:span text:style-name="T24"> </text:span><text:span text:style-name="T23">ﰆ</text:span><text:span text:style-name="T24"> </text:span><text:span text:style-name="T23">ﰇ</text:span><text:span text:style-name="T24"> </text:span><text:span text:style-name="T23">ﰈ</text:span><text:span text:style-name="T24"> </text:span><text:span text:style-name="T23">ﰉ</text:span><text:span text:style-name="T24"> </text:span><text:span text:style-name="T23">ﰊ</text:span><text:span text:style-name="T24"> </text:span><text:span text:style-name="T23">ﰋ</text:span><text:span text:style-name="T24"> </text:span><text:span text:style-name="T23">ﰌ</text:span><text:span text:style-name="T24"> </text:span><text:span text:style-name="T23">ﰍ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SI_BASMALAH" svg:font-family="MSI_BASMALAH"/>
    <style:font-face style:name="Msi_z122" svg:font-family="Msi_z122"/>
    <style:font-face style:name="MSI_Z123" svg:font-family="MSI_Z123" style:font-pitch="variable"/>
    <style:font-face style:name="MSI_Z124" svg:font-family="MSI_Z124" style:font-pitch="variable"/>
    <style:font-face style:name="MSI_Z125" svg:font-family="MSI_Z125" style:font-pitch="variable"/>
    <style:font-face style:name="MSI_Z126" svg:font-family="MSI_Z126" style:font-pitch="variable"/>
    <style:font-face style:name="MSI_Z127" svg:font-family="MSI_Z127" style:font-pitch="variable"/>
    <style:font-face style:name="MSI_Z128" svg:font-family="MSI_Z128" style:font-pitch="variable"/>
    <style:font-face style:name="MSI_Z129" svg:font-family="MSI_Z129" style:font-pitch="variable"/>
    <style:font-face style:name="MSI_Z130" svg:font-family="MSI_Z130" style:font-pitch="variable"/>
    <style:font-face style:name="MSI_Z131" svg:font-family="MSI_Z131" style:font-pitch="variable"/>
    <style:font-face style:name="MSI_Z132" svg:font-family="MSI_Z132" style:font-pitch="variable"/>
    <style:font-face style:name="MSI_Z133" svg:font-family="MSI_Z133" style:font-pitch="variable"/>
    <style:font-face style:name="MSI_Z134" svg:font-family="MSI_Z134" style:font-pitch="variable"/>
    <style:font-face style:name="MSI_Z135" svg:font-family="MSI_Z135" style:font-pitch="variable"/>
    <style:font-face style:name="MSI_Z136" svg:font-family="MSI_Z136" style:font-pitch="variable"/>
    <style:font-face style:name="MSI_Z137" svg:font-family="MSI_Z137" style:font-pitch="variable"/>
    <style:font-face style:name="MSI_Z138" svg:font-family="MSI_Z138" style:font-pitch="variable"/>
    <style:font-face style:name="MSI_Z139" svg:font-family="MSI_Z139" style:font-pitch="variable"/>
    <style:font-face style:name="MSI_Z140" svg:font-family="MSI_Z140" style:font-pitch="variable"/>
    <style:font-face style:name="MSI_Z141" svg:font-family="MSI_Z141" style:font-pitch="variable"/>
    <style:font-face style:name="Liberation Serif" svg:font-family="'Liberation Serif'" style:font-family-generic="roman" style:font-pitch="variable"/>
    <style:font-face style:name="QCF_P121" svg:font-family="QCF_P121" style:font-family-generic="roman" style:font-pitch="variable"/>
    <style:font-face style:name="QCF_P122" svg:font-family="QCF_P122" style:font-family-generic="roman" style:font-pitch="variable"/>
    <style:font-face style:name="QCF_P123" svg:font-family="QCF_P123" style:font-family-generic="roman" style:font-pitch="variable"/>
    <style:font-face style:name="QCF_P124" svg:font-family="QCF_P124" style:font-family-generic="roman" style:font-pitch="variable"/>
    <style:font-face style:name="QCF_P125" svg:font-family="QCF_P125" style:font-family-generic="roman" style:font-pitch="variable"/>
    <style:font-face style:name="QCF_P126" svg:font-family="QCF_P126" style:font-family-generic="roman" style:font-pitch="variable"/>
    <style:font-face style:name="QCF_P127" svg:font-family="QCF_P127" style:font-family-generic="roman" style:font-pitch="variable"/>
    <style:font-face style:name="QCF_P128" svg:font-family="QCF_P128" style:font-family-generic="roman" style:font-pitch="variable"/>
    <style:font-face style:name="QCF_P129" svg:font-family="QCF_P129" style:font-family-generic="roman" style:font-pitch="variable"/>
    <style:font-face style:name="QCF_P130" svg:font-family="QCF_P130" style:font-family-generic="roman" style:font-pitch="variable"/>
    <style:font-face style:name="QCF_P131" svg:font-family="QCF_P131" style:font-family-generic="roman" style:font-pitch="variable"/>
    <style:font-face style:name="QCF_P132" svg:font-family="QCF_P132" style:font-family-generic="roman" style:font-pitch="variable"/>
    <style:font-face style:name="QCF_P133" svg:font-family="QCF_P133" style:font-family-generic="roman" style:font-pitch="variable"/>
    <style:font-face style:name="QCF_P134" svg:font-family="QCF_P134" style:font-family-generic="roman" style:font-pitch="variable"/>
    <style:font-face style:name="QCF_P135" svg:font-family="QCF_P135" style:font-family-generic="roman" style:font-pitch="variable"/>
    <style:font-face style:name="QCF_P136" svg:font-family="QCF_P136" style:font-family-generic="roman" style:font-pitch="variable"/>
    <style:font-face style:name="QCF_P137" svg:font-family="QCF_P137" style:font-family-generic="roman" style:font-pitch="variable"/>
    <style:font-face style:name="QCF_P138" svg:font-family="QCF_P138" style:font-family-generic="roman" style:font-pitch="variable"/>
    <style:font-face style:name="QCF_P139" svg:font-family="QCF_P139" style:font-family-generic="roman" style:font-pitch="variable"/>
    <style:font-face style:name="QCF_P140" svg:font-family="QCF_P140" style:font-family-generic="roman" style:font-pitch="variable"/>
    <style:font-face style:name="QCF_P141" svg:font-family="QCF_P14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1231" svg:font-family="QCF_P123" style:font-family-generic="system" style:font-pitch="variable"/>
    <style:font-face style:name="QCF_P1241" svg:font-family="QCF_P124" style:font-family-generic="system" style:font-pitch="variable"/>
    <style:font-face style:name="QCF_P1251" svg:font-family="QCF_P125" style:font-family-generic="system" style:font-pitch="variable"/>
    <style:font-face style:name="QCF_P1261" svg:font-family="QCF_P126" style:font-family-generic="system" style:font-pitch="variable"/>
    <style:font-face style:name="QCF_P1271" svg:font-family="QCF_P127" style:font-family-generic="system" style:font-pitch="variable"/>
    <style:font-face style:name="QCF_P1281" svg:font-family="QCF_P128" style:font-family-generic="system" style:font-pitch="variable"/>
    <style:font-face style:name="QCF_P1291" svg:font-family="QCF_P129" style:font-family-generic="system" style:font-pitch="variable"/>
    <style:font-face style:name="QCF_P1301" svg:font-family="QCF_P130" style:font-family-generic="system" style:font-pitch="variable"/>
    <style:font-face style:name="QCF_P1311" svg:font-family="QCF_P131" style:font-family-generic="system" style:font-pitch="variable"/>
    <style:font-face style:name="QCF_P1321" svg:font-family="QCF_P132" style:font-family-generic="system" style:font-pitch="variable"/>
    <style:font-face style:name="QCF_P1331" svg:font-family="QCF_P133" style:font-family-generic="system" style:font-pitch="variable"/>
    <style:font-face style:name="QCF_P1341" svg:font-family="QCF_P134" style:font-family-generic="system" style:font-pitch="variable"/>
    <style:font-face style:name="QCF_P1351" svg:font-family="QCF_P135" style:font-family-generic="system" style:font-pitch="variable"/>
    <style:font-face style:name="QCF_P1361" svg:font-family="QCF_P136" style:font-family-generic="system" style:font-pitch="variable"/>
    <style:font-face style:name="QCF_P1371" svg:font-family="QCF_P137" style:font-family-generic="system" style:font-pitch="variable"/>
    <style:font-face style:name="QCF_P1381" svg:font-family="QCF_P138" style:font-family-generic="system" style:font-pitch="variable"/>
    <style:font-face style:name="QCF_P1391" svg:font-family="QCF_P139" style:font-family-generic="system" style:font-pitch="variable"/>
    <style:font-face style:name="QCF_P1401" svg:font-family="QCF_P140" style:font-family-generic="system" style:font-pitch="variable"/>
    <style:font-face style:name="QCF_P1411" svg:font-family="QCF_P141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T1" style:family="text">
      <style:text-properties officeooo:rsid="008c75b2"/>
    </style:style>
    <style:style style:name="MT2" style:family="text">
      <style:text-properties officeooo:rsid="008a35e6"/>
    </style:style>
    <style:style style:name="MT3" style:family="text">
      <style:text-properties officeooo:rsid="009586b5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in" fo:page-height="10.1598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0.1598in" fo:page-height="6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6in" fo:page-height="10.1598in" style:num-format="1" style:print-orientation="portrait" fo:margin-top="0.2in" fo:margin-bottom="0.2in" fo:margin-left="0.6598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urat A<text:span text:style-name="MT1">l Maidah</text:span><text:tab/><text:tab/>Juz <text:span text:style-name="MT1">7</text:span></text:p>
      </style:header>
      <style:footer>
        <text:p text:style-name="MP2"><text:page-number text:select-page="current">127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2"/>
    <style:master-page style:name="Landscape" style:page-layout-name="Mpm8"/>
    <style:master-page style:name="ganti_20_surat" style:display-name="ganti surat" style:page-layout-name="Mpm9">
      <style:header>
        <text:p text:style-name="MP1">Surat A<text:span text:style-name="MT2">l An’am</text:span><text:tab/><text:tab/>Juz <text:span text:style-name="MT3">7</text:span></text:p>
      </style:header>
      <style:footer>
        <text:p text:style-name="MP2"><text:page-number text:select-page="current">14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24:30.462285225</meta:creation-date>
    <dc:date>2020-03-20T06:50:14.616568897</dc:date>
    <meta:editing-duration>PT6H45M7S</meta:editing-duration>
    <meta:editing-cycles>120</meta:editing-cycles>
    <meta:generator>LibreOffice/6.2.8.2$Linux_x86 LibreOffice_project/f82ddfca21ebc1e222a662a32b25c0c9d20169ee</meta:generator>
    <meta:document-statistic meta:table-count="0" meta:image-count="0" meta:object-count="0" meta:page-count="21" meta:paragraph-count="34" meta:word-count="2918" meta:character-count="6036" meta:non-whitespace-character-count="3150"/>
  </office:meta>
</office:document-meta>
</file>